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6C300000204E70F0B62.png"/>
  <manifest:file-entry manifest:media-type="image/png" manifest:full-path="Pictures/10000000000002000000012547F43FAC.png"/>
  <manifest:file-entry manifest:media-type="image/png" manifest:full-path="Pictures/10000201000002430000012C136250B7.png"/>
  <manifest:file-entry manifest:media-type="image/png" manifest:full-path="Pictures/10000201000006C3000002044F1E82EF.png"/>
  <manifest:file-entry manifest:media-type="image/png" manifest:full-path="Pictures/10000000000001CE000000E615D64AA0.png"/>
  <manifest:file-entry manifest:media-type="image/png" manifest:full-path="Pictures/100002010000033C0000017F3E0D1DE0.png"/>
  <manifest:file-entry manifest:media-type="image/png" manifest:full-path="Pictures/100000000000026F00000122F2AE4195.png"/>
  <manifest:file-entry manifest:media-type="image/png" manifest:full-path="Pictures/10000000000000FB000000FD06F95D3E.png"/>
  <manifest:file-entry manifest:media-type="image/png" manifest:full-path="Pictures/10000000000001AE0000018EA770950B.png"/>
  <manifest:file-entry manifest:media-type="image/png" manifest:full-path="Pictures/100000000000027D000000AFA8BED672.png"/>
  <manifest:file-entry manifest:media-type="image/png" manifest:full-path="Pictures/1000000000000306000000B56220A172.png"/>
  <manifest:file-entry manifest:media-type="image/png" manifest:full-path="Pictures/10000000000000D70000007BF4061488.png"/>
  <manifest:file-entry manifest:media-type="image/png" manifest:full-path="Pictures/10000000000001A70000010C3CC407A6.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automatic-styles>
    <style:style style:name="Table2" style:family="table">
      <style:table-properties style:width="16.999cm" table:align="margins"/>
    </style:style>
    <style:style style:name="Table2.A" style:family="table-column">
      <style:table-column-properties style:column-width="2.355cm" style:rel-column-width="9078*"/>
    </style:style>
    <style:style style:name="Table2.B" style:family="table-column">
      <style:table-column-properties style:column-width="2.358cm" style:rel-column-width="9092*"/>
    </style:style>
    <style:style style:name="Table2.C" style:family="table-column">
      <style:table-column-properties style:column-width="4.833cm" style:rel-column-width="18632*"/>
    </style:style>
    <style:style style:name="Table2.D" style:family="table-column">
      <style:table-column-properties style:column-width="7.452cm" style:rel-column-width="28733*"/>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2.B11" style:family="table-cell" style:data-style-name="N37">
      <style:table-cell-properties fo:padding="0.097cm" fo:border-left="0.002cm solid #000000" fo:border-right="none" fo:border-top="none" fo:border-bottom="0.002cm solid #000000"/>
    </style:style>
    <style:style style:name="Table1" style:family="table">
      <style:table-properties style:width="16.999cm" fo:break-before="auto" fo:break-after="auto" table:align="margins"/>
    </style:style>
    <style:style style:name="Table1.A" style:family="table-column">
      <style:table-column-properties style:column-width="6.142cm" style:rel-column-width="23678*"/>
    </style:style>
    <style:style style:name="Table1.B" style:family="table-column">
      <style:table-column-properties style:column-width="6.911cm" style:rel-column-width="26643*"/>
    </style:style>
    <style:style style:name="Table1.C" style:family="table-column">
      <style:table-column-properties style:column-width="3.946cm" style:rel-column-width="1521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6.999cm" fo:break-before="auto" fo:break-after="auto" table:align="margins"/>
    </style:style>
    <style:style style:name="Table3.A" style:family="table-column">
      <style:table-column-properties style:column-width="5.987cm" style:rel-column-width="23080*"/>
    </style:style>
    <style:style style:name="Table3.B" style:family="table-column">
      <style:table-column-properties style:column-width="5.345cm" style:rel-column-width="20605*"/>
    </style:style>
    <style:style style:name="Table3.C" style:family="table-column">
      <style:table-column-properties style:column-width="5.667cm" style:rel-column-width="2185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4.202cm" style:rel-column-width="16198*"/>
    </style:style>
    <style:style style:name="Table4.B" style:family="table-column">
      <style:table-column-properties style:column-width="5.622cm" style:rel-column-width="21672*"/>
    </style:style>
    <style:style style:name="Table4.C" style:family="table-column">
      <style:table-column-properties style:column-width="2.974cm" style:rel-column-width="11465*"/>
    </style:style>
    <style:style style:name="Table4.D" style:family="table-column">
      <style:table-column-properties style:column-width="4.202cm" style:rel-column-width="16200*"/>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8.498cm" style:rel-column-width="32764*"/>
    </style:style>
    <style:style style:name="Tableau1.B" style:family="table-column">
      <style:table-column-properties style:column-width="8.5cm" style:rel-column-width="32771*"/>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000000" fo:font-size="8pt" style:font-size-asian="8pt" style:font-size-complex="8pt"/>
    </style:style>
    <style:style style:name="P2" style:family="paragraph" style:parent-style-name="Footer">
      <style:paragraph-properties fo:text-align="center" style:justify-single-word="false"/>
      <style:text-properties fo:color="#000000" fo:font-size="8pt" style:font-size-asian="8pt" style:font-size-complex="8pt"/>
    </style:style>
    <style:style style:name="P3" style:family="paragraph" style:parent-style-name="Texte_20_Fylab">
      <style:paragraph-properties fo:break-before="page"/>
    </style:style>
    <style:style style:name="P4" style:family="paragraph" style:parent-style-name="Texte_20_Fylab">
      <style:paragraph-properties fo:break-before="page"/>
      <style:text-properties fo:font-size="16pt" style:font-size-asian="16pt" style:font-size-complex="16pt"/>
    </style:style>
    <style:style style:name="P5" style:family="paragraph" style:parent-style-name="Texte_20_Fylab">
      <style:text-properties fo:font-size="16pt" style:font-size-asian="16pt" style:font-size-complex="16pt"/>
    </style:style>
    <style:style style:name="P6" style:family="paragraph" style:parent-style-name="Texte_20_Fylab">
      <style:text-properties fo:font-weight="bold" style:font-weight-asian="bold" style:font-weight-complex="bold"/>
    </style:style>
    <style:style style:name="P7" style:family="paragraph" style:parent-style-name="Texte_20_Fylab">
      <style:text-properties fo:font-weight="normal" style:font-weight-asian="normal" style:font-weight-complex="normal"/>
    </style:style>
    <style:style style:name="P8" style:family="paragraph" style:parent-style-name="Texte_20_Fylab">
      <style:paragraph-properties fo:text-align="start" style:justify-single-word="false"/>
    </style:style>
    <style:style style:name="P9" style:family="paragraph" style:parent-style-name="Texte_20_Fylab">
      <style:text-properties fo:font-style="italic" style:font-style-asian="italic" style:font-style-complex="italic"/>
    </style:style>
    <style:style style:name="P10" style:family="paragraph" style:parent-style-name="Texte_20_Fylab">
      <style:paragraph-properties fo:text-align="start" style:justify-single-word="false"/>
      <style:text-properties fo:font-style="italic" style:font-style-asian="italic" style:font-style-complex="italic"/>
    </style:style>
    <style:style style:name="P11" style:family="paragraph" style:parent-style-name="Texte_20_Fylab">
      <style:paragraph-properties fo:text-align="center" style:justify-single-word="false"/>
      <style:text-properties fo:font-style="italic" style:font-style-asian="italic" style:font-style-complex="italic"/>
    </style:style>
    <style:style style:name="P12" style:family="paragraph" style:parent-style-name="Texte_20_Fylab">
      <style:text-properties style:font-name="Lucida Sans4"/>
    </style:style>
    <style:style style:name="P13" style:family="paragraph" style:parent-style-name="Texte_20_Fylab">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4" style:family="paragraph" style:parent-style-name="Texte_20_Fylab">
      <style:text-properties fo:font-size="9pt" style:font-size-asian="9pt" style:font-size-complex="9pt"/>
    </style:style>
    <style:style style:name="P15" style:family="paragraph" style:parent-style-name="Texte_20_Fylab">
      <style:paragraph-properties fo:text-align="start" style:justify-single-word="false"/>
      <style:text-properties fo:font-size="9pt" style:font-size-asian="9pt" style:font-size-complex="9pt"/>
    </style:style>
    <style:style style:name="P16" style:family="paragraph" style:parent-style-name="Texte_20_Fylab">
      <style:text-properties fo:color="#ff0000"/>
    </style:style>
    <style:style style:name="P17" style:family="paragraph" style:parent-style-name="Texte_20_Fylab">
      <style:text-properties fo:color="#800000"/>
    </style:style>
    <style:style style:name="P18" style:family="paragraph" style:parent-style-name="Texte_20_Fylab">
      <style:text-properties fo:color="#000000"/>
    </style:style>
    <style:style style:name="P19" style:family="paragraph" style:parent-style-name="Table_20_Contents">
      <style:paragraph-properties fo:margin-top="0cm" fo:margin-bottom="0cm" fo:text-align="center" style:justify-single-word="false"/>
      <style:text-properties fo:color="#333333" style:font-name="Helvetica Neue" fo:font-size="8pt" style:font-size-asian="8pt" style:font-size-complex="8pt"/>
    </style:style>
    <style:style style:name="P20" style:family="paragraph" style:parent-style-name="Table_20_Contents">
      <style:paragraph-properties fo:margin-top="0cm" fo:margin-bottom="0cm" fo:text-align="center" style:justify-single-word="false" fo:background-color="transparent">
        <style:background-image/>
      </style:paragraph-properties>
      <style:text-properties fo:color="#333333" style:font-name="Helvetica Neue" fo:font-size="8pt" style:font-size-asian="8pt" style:font-size-complex="8pt"/>
    </style:style>
    <style:style style:name="P21" style:family="paragraph" style:parent-style-name="Texte_20_Fylab">
      <style:paragraph-properties fo:margin-left="0.958cm" fo:margin-right="0cm" fo:text-indent="0cm" style:auto-text-indent="false"/>
    </style:style>
    <style:style style:name="P22" style:family="paragraph" style:parent-style-name="Texte_20_Fylab">
      <style:paragraph-properties fo:margin-left="0.993cm" fo:margin-right="0cm" fo:text-align="start" style:justify-single-word="false" fo:text-indent="0cm" style:auto-text-indent="false"/>
    </style:style>
    <style:style style:name="P23" style:family="paragraph" style:parent-style-name="Texte_20_Fylab">
      <style:paragraph-properties fo:margin-left="0.975cm" fo:margin-right="0cm" fo:text-indent="0cm" style:auto-text-indent="false"/>
    </style:style>
    <style:style style:name="P24" style:family="paragraph" style:parent-style-name="Texte_20_Fylab">
      <style:paragraph-properties fo:margin-left="0.975cm" fo:margin-right="0cm" fo:text-indent="0cm" style:auto-text-indent="false"/>
      <style:text-properties fo:font-style="italic" style:font-style-asian="italic" style:font-style-complex="italic"/>
    </style:style>
    <style:style style:name="P25" style:family="paragraph" style:parent-style-name="Code">
      <style:text-properties fo:font-size="10pt" style:font-size-asian="10pt" style:font-size-complex="10pt"/>
    </style:style>
    <style:style style:name="P26" style:family="paragraph" style:parent-style-name="Code">
      <style:text-properties fo:font-size="7pt" style:font-size-asian="7pt" style:font-size-complex="7pt"/>
    </style:style>
    <style:style style:name="P27" style:family="paragraph" style:parent-style-name="Code">
      <style:text-properties fo:font-size="6pt" style:font-size-asian="6pt" style:font-size-complex="6pt"/>
    </style:style>
    <style:style style:name="P28" style:family="paragraph" style:parent-style-name="Code">
      <style:text-properties fo:color="#008000" fo:font-size="7pt" style:font-size-asian="7pt" style:font-size-complex="7pt"/>
    </style:style>
    <style:style style:name="P29" style:family="paragraph" style:parent-style-name="Code">
      <style:text-properties fo:color="#008000" fo:font-size="9pt" style:font-size-asian="9pt" style:font-size-complex="9pt"/>
    </style:style>
    <style:style style:name="P30" style:family="paragraph" style:parent-style-name="Code">
      <style:text-properties fo:color="#000000" fo:font-size="7pt" style:font-size-asian="7pt" style:font-size-complex="7pt"/>
    </style:style>
    <style:style style:name="P31" style:family="paragraph" style:parent-style-name="Code">
      <style:text-properties fo:font-size="9pt" style:font-size-asian="9pt" style:font-size-complex="9pt"/>
    </style:style>
    <style:style style:name="P32" style:family="paragraph" style:parent-style-name="Code">
      <style:text-properties fo:font-size="8pt" style:font-size-asian="8pt" style:font-size-complex="8pt"/>
    </style:style>
    <style:style style:name="P33" style:family="paragraph" style:parent-style-name="Code">
      <style:text-properties fo:color="#ff0000" fo:font-size="8pt" style:font-size-asian="8pt" style:font-size-complex="8pt"/>
    </style:style>
    <style:style style:name="P34" style:family="paragraph" style:parent-style-name="Code">
      <style:text-properties fo:color="#ff0000" fo:font-size="7pt" style:font-size-asian="7pt" style:font-size-complex="7pt"/>
    </style:style>
    <style:style style:name="P35" style:family="paragraph" style:parent-style-name="Code">
      <style:text-properties fo:color="#00ae00" fo:font-size="7pt" style:font-size-asian="7pt" style:font-size-complex="7pt"/>
    </style:style>
    <style:style style:name="P36" style:family="paragraph" style:parent-style-name="Code">
      <style:text-properties fo:color="#00ae00" fo:font-size="9pt" style:font-size-asian="9pt" style:font-size-complex="9pt"/>
    </style:style>
    <style:style style:name="P37" style:family="paragraph" style:parent-style-name="Code">
      <style:text-properties fo:color="#00ae00" fo:font-size="10pt" style:font-size-asian="10pt" style:font-size-complex="10pt"/>
    </style:style>
    <style:style style:name="P38" style:family="paragraph" style:parent-style-name="Code">
      <style:paragraph-properties fo:margin-left="0cm" fo:margin-right="0cm" fo:text-indent="0cm" style:auto-text-indent="false"/>
    </style:style>
    <style:style style:name="P39" style:family="paragraph" style:parent-style-name="Table_20_Contents">
      <style:text-properties style:font-name="Courier New" fo:font-size="8pt" style:font-size-asian="8pt" style:font-size-complex="8pt"/>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Contents_20_4">
      <style:paragraph-properties>
        <style:tab-stops>
          <style:tab-stop style:position="15.501cm" style:type="right" style:leader-style="dotted" style:leader-text="."/>
        </style:tab-stops>
      </style:paragraph-properties>
    </style:style>
    <style:style style:name="P44" style:family="paragraph" style:parent-style-name="Texte_20_Fylab" style:list-style-name=""/>
    <style:style style:name="P45" style:family="paragraph" style:parent-style-name="Texte_20_Fylab" style:list-style-name="L1"/>
    <style:style style:name="P46" style:family="paragraph" style:parent-style-name="Texte_20_Fylab" style:list-style-name="L5">
      <style:text-properties fo:font-weight="normal" style:font-weight-asian="normal" style:font-weight-complex="normal"/>
    </style:style>
    <style:style style:name="P47" style:family="paragraph" style:parent-style-name="Texte_20_Fylab" style:list-style-name="L6"/>
    <style:style style:name="P48" style:family="paragraph" style:parent-style-name="Texte_20_Fylab" style:list-style-name="L7"/>
    <style:style style:name="P49" style:family="paragraph" style:parent-style-name="Texte_20_Fylab" style:list-style-name="L8"/>
    <style:style style:name="P50" style:family="paragraph" style:parent-style-name="Texte_20_Fylab" style:list-style-name="L9"/>
    <style:style style:name="P51" style:family="paragraph" style:parent-style-name="Texte_20_Fylab" style:list-style-name="L10"/>
    <style:style style:name="P52" style:family="paragraph" style:parent-style-name="Texte_20_Fylab" style:list-style-name="L11"/>
    <style:style style:name="P53" style:family="paragraph" style:parent-style-name="Texte_20_Fylab" style:list-style-name="L12"/>
    <style:style style:name="P54" style:family="paragraph" style:parent-style-name="Texte_20_Fylab" style:list-style-name="L13"/>
    <style:style style:name="P55" style:family="paragraph" style:parent-style-name="Texte_20_Fylab" style:list-style-name="L14"/>
    <style:style style:name="P56" style:family="paragraph" style:parent-style-name="Texte_20_Fylab" style:list-style-name="L14">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57" style:family="paragraph" style:parent-style-name="Texte_20_Fylab" style:list-style-name="L15">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58" style:family="paragraph" style:parent-style-name="Texte_20_Fylab" style:list-style-name="L16"/>
    <style:style style:name="P59" style:family="paragraph" style:parent-style-name="Texte_20_Fylab" style:list-style-name="L17"/>
    <style:style style:name="P60" style:family="paragraph" style:parent-style-name="Texte_20_Fylab" style:list-style-name="L18"/>
    <style:style style:name="P61" style:family="paragraph" style:parent-style-name="Texte_20_Fylab" style:list-style-name="L19"/>
    <style:style style:name="P62" style:family="paragraph" style:parent-style-name="Texte_20_Fylab" style:list-style-name="L20"/>
    <style:style style:name="P63" style:family="paragraph" style:parent-style-name="Texte_20_Fylab" style:list-style-name="L21"/>
    <style:style style:name="P64" style:family="paragraph" style:parent-style-name="Texte_20_Fylab" style:list-style-name="L22"/>
    <style:style style:name="P65" style:family="paragraph" style:parent-style-name="Texte_20_Fylab" style:list-style-name="L23"/>
    <style:style style:name="P66" style:family="paragraph" style:parent-style-name="Texte_20_Fylab" style:list-style-name="L24"/>
    <style:style style:name="P67" style:family="paragraph" style:parent-style-name="Texte_20_Fylab" style:list-style-name="L25"/>
    <style:style style:name="P68" style:family="paragraph" style:parent-style-name="Texte_20_Fylab" style:list-style-name="L26"/>
    <style:style style:name="P69" style:family="paragraph" style:parent-style-name="Texte_20_Fylab" style:list-style-name="L27"/>
    <style:style style:name="P70" style:family="paragraph" style:parent-style-name="Texte_20_Fylab" style:list-style-name="L28"/>
    <style:style style:name="P71" style:family="paragraph" style:parent-style-name="Texte_20_Fylab" style:list-style-name="L29"/>
    <style:style style:name="P72" style:family="paragraph" style:parent-style-name="Texte_20_Fylab" style:list-style-name="L30"/>
    <style:style style:name="P73" style:family="paragraph" style:parent-style-name="Garde_20_Fylab" style:master-page-name="First_20_Page">
      <style:paragraph-properties style:page-number="auto"/>
    </style:style>
    <style:style style:name="P74" style:family="paragraph" style:parent-style-name="Titre_20_F1">
      <style:paragraph-properties fo:break-before="page"/>
    </style:style>
    <style:style style:name="P75" style:family="paragraph" style:parent-style-name="Titre_20_F2" style:list-style-name=""/>
    <style:style style:name="P76" style:family="paragraph" style:parent-style-name="Titre_20_F2">
      <style:paragraph-properties fo:break-before="page"/>
    </style:style>
    <style:style style:name="P77" style:family="paragraph" style:parent-style-name="Code" style:list-style-name="L2"/>
    <style:style style:name="P78" style:family="paragraph" style:parent-style-name="Code" style:list-style-name="L3"/>
    <style:style style:name="P79" style:family="paragraph" style:parent-style-name="Code" style:list-style-name="L4"/>
    <style:style style:name="T1" style:family="text">
      <style:text-properties style:font-name="Bitstream Vera Sans"/>
    </style:style>
    <style:style style:name="T2" style:family="text">
      <style:text-properties fo:font-style="italic" style:font-style-asian="italic" style:font-style-complex="italic"/>
    </style:style>
    <style:style style:name="T3" style:family="text">
      <style:text-properties fo:font-size="10pt" style:font-size-asian="10pt"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Lucida Sans4"/>
    </style:style>
    <style:style style:name="T7" style:family="text">
      <style:text-properties fo:color="#ff0000"/>
    </style:style>
    <style:style style:name="T8" style:family="text">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T9" style:family="text">
      <style:text-properties fo:font-size="6pt" style:font-size-asian="6pt" style:font-size-complex="6pt"/>
    </style:style>
    <style:style style:name="T10" style:family="text">
      <style:text-properties fo:font-size="9pt" style:font-size-asian="9pt" style:font-size-complex="9pt"/>
    </style:style>
    <style:style style:name="T11" style:family="text">
      <style:text-properties fo:color="#008000"/>
    </style:style>
    <style:style style:name="T12" style:family="text">
      <style:text-properties fo:color="#00ae00"/>
    </style:style>
    <style:style style:name="T13" style:family="text">
      <style:text-properties fo:color="#ff3333"/>
    </style:style>
    <style:style style:name="T14" style:family="text">
      <style:text-properties fo:color="#000000"/>
    </style:style>
    <style:style style:name="T15" style:family="text">
      <style:text-properties style:font-name="Courier New"/>
    </style:style>
    <style:style style:name="T16"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space-before="0.635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1" draw:name="images1" text:anchor-type="paragraph" svg:x="5.704cm" svg:y="0.508cm" svg:width="5.689cm" svg:height="2.822cm" draw:z-index="0"><draw:image xlink:href="Pictures/10000201000002430000012C136250B7.png" xlink:type="simple" xlink:show="embed" xlink:actuate="onLoad"/></draw:frame></text:p>
      <text:p text:style-name="Garde_20_Fylab"/>
      <text:p text:style-name="Garde_20_Fylab"/>
      <text:p text:style-name="Garde_20_Titre"><text:subject>Éliot-tdbase</text:subject> - <text:title>Dossier Architecture Technique</text:title></text:p>
      <text:p text:style-name="Garde_20_Sous-Titre"/>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P19"/>
      <text:p text:style-name="P19"/>
      <text:p text:style-name="P19"/>
      <text:p text:style-name="P19"/>
      <text:p text:style-name="P19"/>
      <text:p text:style-name="P19"/>
      <text:p text:style-name="P19">TICETIME </text:p>
      <text:p text:style-name="P20">S.A.R.L au capital de 3000 Euros – 529592461 RCS Toulouse</text:p>
      <text:p text:style-name="P19">Siège social : Immeuble Stratège <text:s/>Bâtiment A, 31670 Labège</text:p>
      <text:p text:style-name="P19">TVA Intracommunautaire : FR39 <text:s/>529592461</text:p>
      <text:p text:style-name="P4">Historique du document</text:p>
      <text:p text:style-name="Texte_20_Fylab"/>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exte_20_Fylab">Version</text:p>
          </table:table-cell>
          <table:table-cell table:style-name="Table2.A1" office:value-type="string">
            <text:p text:style-name="Texte_20_Fylab">Date</text:p>
          </table:table-cell>
          <table:table-cell table:style-name="Table2.A1" office:value-type="string">
            <text:p text:style-name="Texte_20_Fylab">Auteur(s) – email auteur</text:p>
          </table:table-cell>
          <table:table-cell table:style-name="Table2.D1" office:value-type="string">
            <text:p text:style-name="Texte_20_Fylab">Modifications</text:p>
          </table:table-cell>
        </table:table-row>
        <table:table-row>
          <table:table-cell table:style-name="Table2.A2" office:value-type="string">
            <text:p text:style-name="Texte_20_Fylab">0.1</text:p>
          </table:table-cell>
          <table:table-cell table:style-name="Table2.A2" office:value-type="string">
            <text:p text:style-name="Texte_20_Fylab">18/03/11</text:p>
          </table:table-cell>
          <table:table-cell table:style-name="Table2.A2" office:value-type="string">
            <text:p text:style-name="Texte_20_Fylab">Fsil</text:p>
          </table:table-cell>
          <table:table-cell table:style-name="Table2.D2" office:value-type="string">
            <text:p text:style-name="Texte_20_Fylab">Création</text:p>
          </table:table-cell>
        </table:table-row>
        <table:table-row>
          <table:table-cell table:style-name="Table2.A2" office:value-type="string">
            <text:p text:style-name="Texte_20_Fylab">0.2</text:p>
          </table:table-cell>
          <table:table-cell table:style-name="Table2.A2" office:value-type="string">
            <text:p text:style-name="Texte_20_Fylab">29/01/12</text:p>
          </table:table-cell>
          <table:table-cell table:style-name="Table2.A2" office:value-type="string">
            <text:p text:style-name="Texte_20_Fylab">Fsil</text:p>
          </table:table-cell>
          <table:table-cell table:style-name="Table2.D2" office:value-type="string">
            <text:p text:style-name="Texte_20_Fylab">Description de l'intégration dans l'environnement Lilie (Paragraphe 3.3, 4.4 et 4.5)</text:p>
          </table:table-cell>
        </table:table-row>
        <table:table-row>
          <table:table-cell table:style-name="Table2.A2" office:value-type="string">
            <text:p text:style-name="Texte_20_Fylab">0.3</text:p>
          </table:table-cell>
          <table:table-cell table:style-name="Table2.A2" office:value-type="string">
            <text:p text:style-name="Texte_20_Fylab">31/01/12</text:p>
          </table:table-cell>
          <table:table-cell table:style-name="Table2.A2" office:value-type="string">
            <text:p text:style-name="Texte_20_Fylab">Fsil</text:p>
          </table:table-cell>
          <table:table-cell table:style-name="Table2.D2" office:value-type="string">
            <text:p text:style-name="Texte_20_Fylab">Ajout du fichier de configuration externalisé type (paragraphe 7)</text:p>
          </table:table-cell>
        </table:table-row>
        <table:table-row>
          <table:table-cell table:style-name="Table2.A2" office:value-type="string">
            <text:p text:style-name="Texte_20_Fylab">0.4</text:p>
          </table:table-cell>
          <table:table-cell table:style-name="Table2.A2" office:value-type="string">
            <text:p text:style-name="Texte_20_Fylab">24/03/12</text:p>
          </table:table-cell>
          <table:table-cell table:style-name="Table2.A2" office:value-type="string">
            <text:p text:style-name="Texte_20_Fylab">Fsil</text:p>
          </table:table-cell>
          <table:table-cell table:style-name="Table2.D2" office:value-type="string">
            <text:p text:style-name="Texte_20_Fylab">Ajout configuration accès documentation ; ajout d'un paragraphe sur l'environnement Lilie sans CAS.</text:p>
          </table:table-cell>
        </table:table-row>
        <table:table-row>
          <table:table-cell table:style-name="Table2.A2" office:value-type="string">
            <text:p text:style-name="Texte_20_Fylab">0.5</text:p>
          </table:table-cell>
          <table:table-cell table:style-name="Table2.A2" office:value-type="string">
            <text:p text:style-name="Texte_20_Fylab">18/04/12</text:p>
          </table:table-cell>
          <table:table-cell table:style-name="Table2.A2" office:value-type="string">
            <text:p text:style-name="Texte_20_Fylab">Fsil</text:p>
          </table:table-cell>
          <table:table-cell table:style-name="Table2.D2" office:value-type="string">
            <text:p text:style-name="Texte_20_Fylab">Ajout configuration des dimensions du div de l'application et des informations d'URL serveur pour résoudre les URLs dépendantes du porteur ENT</text:p>
          </table:table-cell>
        </table:table-row>
        <table:table-row>
          <table:table-cell table:style-name="Table2.A2" office:value-type="string">
            <text:p text:style-name="Texte_20_Fylab">2.0.0-RC1</text:p>
          </table:table-cell>
          <table:table-cell table:style-name="Table2.A2" office:value-type="string">
            <text:p text:style-name="Texte_20_Fylab">02/05/12</text:p>
          </table:table-cell>
          <table:table-cell table:style-name="Table2.A2" office:value-type="string">
            <text:p text:style-name="Texte_20_Fylab">Fsil</text:p>
          </table:table-cell>
          <table:table-cell table:style-name="Table2.D2" office:value-type="string">
            <text:p text:style-name="Texte_20_Fylab">Ajout des chapitres 5 (gestion des items) et 6 (autres points techniques clés).</text:p>
          </table:table-cell>
        </table:table-row>
        <table:table-row>
          <table:table-cell table:style-name="Table2.A2" office:value-type="string">
            <text:p text:style-name="Texte_20_Fylab">2.0.1-B1</text:p>
          </table:table-cell>
          <table:table-cell table:style-name="Table2.A2" office:value-type="string">
            <text:p text:style-name="Texte_20_Fylab">05/06/12</text:p>
          </table:table-cell>
          <table:table-cell table:style-name="Table2.A2" office:value-type="string">
            <text:p text:style-name="Texte_20_Fylab">Fsil</text:p>
          </table:table-cell>
          <table:table-cell table:style-name="Table2.D2" office:value-type="string">
            <text:p text:style-name="Texte_20_Fylab">Ajout des chapitres 6 (consommation des web services Rest) et 7 (maintenance de tdbase).</text:p>
            <text:p text:style-name="Texte_20_Fylab">Ajout du paragraphe 8.4 sur gestion du code porteur.</text:p>
          </table:table-cell>
        </table:table-row>
        <table:table-row>
          <table:table-cell table:style-name="Table2.A2" office:value-type="string">
            <text:p text:style-name="Texte_20_Fylab">2.0.1-SNAPSHOT</text:p>
          </table:table-cell>
          <table:table-cell table:style-name="Table2.A2" office:value-type="string">
            <text:p text:style-name="Texte_20_Fylab">14/06/2012</text:p>
          </table:table-cell>
          <table:table-cell table:style-name="Table2.A2" office:value-type="string">
            <text:p text:style-name="Texte_20_Fylab">FSIL</text:p>
          </table:table-cell>
          <table:table-cell table:style-name="Table2.D2" office:value-type="string">
            <text:p text:style-name="Texte_20_Fylab">Ajout paragraphe 4.6 L'utilisation du CAS non standard Logica en environnement Lilie</text:p>
          </table:table-cell>
        </table:table-row>
        <table:table-row>
          <table:table-cell table:style-name="Table2.A2" office:value-type="string">
            <text:p text:style-name="Texte_20_Fylab">2.0.5-SNAPSHOT</text:p>
          </table:table-cell>
          <table:table-cell table:style-name="Table2.A2" office:value-type="string">
            <text:p text:style-name="Texte_20_Fylab">18/03/2013</text:p>
          </table:table-cell>
          <table:table-cell table:style-name="Table2.A2" office:value-type="string">
            <text:p text:style-name="Texte_20_Fylab">FSIL</text:p>
          </table:table-cell>
          <table:table-cell table:style-name="Table2.D2" office:value-type="string">
            <text:p text:style-name="Texte_20_Fylab">Ajout dans le fichier de configuration type un exemple d'URLs de documentation.</text:p>
          </table:table-cell>
        </table:table-row>
        <table:table-row>
          <table:table-cell table:style-name="Table2.A2" office:value-type="string">
            <text:p text:style-name="Texte_20_Fylab">2.2.0-SNAPSHOT</text:p>
          </table:table-cell>
          <table:table-cell table:style-name="Table2.B11" office:value-type="date" office:date-value="2013-09-06">
            <text:p text:style-name="Texte_20_Fylab">06/09/13</text:p>
          </table:table-cell>
          <table:table-cell table:style-name="Table2.A2" office:value-type="string">
            <text:p text:style-name="Texte_20_Fylab">JTRA</text:p>
          </table:table-cell>
          <table:table-cell table:style-name="Table2.D2" office:value-type="string">
            <text:p text:style-name="Texte_20_Fylab">Ajout du chapitre <text:bookmark-ref text:reference-format="chapter" text:ref-name="__RefHeading__3063_442380534">6</text:bookmark-ref> sur l'import / export natif</text:p>
          </table:table-cell>
        </table:table-row>
      </table:table>
      <text:p text:style-name="P5"/>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0">1-L'environnement de développement<text:tab/><text:a xlink:type="simple" xlink:href="#__RefHeading__344_637153518" text:style-name="Internet_20_link" text:visited-style-name="Internet_20_link">5</text:a></text:p>
          <text:p text:style-name="P41">1.1-La plate-forme<text:tab/><text:a xlink:type="simple" xlink:href="#__RefHeading__559_2093073488" text:style-name="Internet_20_link" text:visited-style-name="Internet_20_link">5</text:a></text:p>
          <text:p text:style-name="P42">1.1.1-Les éléments clés<text:tab/><text:a xlink:type="simple" xlink:href="#__RefHeading__1156_2093073488" text:style-name="Internet_20_link" text:visited-style-name="Internet_20_link">5</text:a></text:p>
          <text:p text:style-name="P42">1.1.2-Les plugin Grails externes <text:tab/><text:a xlink:type="simple" xlink:href="#__RefHeading__1158_2093073488" text:style-name="Internet_20_link" text:visited-style-name="Internet_20_link">5</text:a></text:p>
          <text:p text:style-name="P41">1.2-L'organisation du projet<text:tab/><text:a xlink:type="simple" xlink:href="#__RefHeading__561_2093073488" text:style-name="Internet_20_link" text:visited-style-name="Internet_20_link">6</text:a></text:p>
          <text:p text:style-name="P40">2-L'intégration de Liquibase<text:tab/><text:a xlink:type="simple" xlink:href="#__RefHeading__563_2093073488" text:style-name="Internet_20_link" text:visited-style-name="Internet_20_link">7</text:a></text:p>
          <text:p text:style-name="P41">2.1-Le projet eliot-tice-dbmigration<text:tab/><text:a xlink:type="simple" xlink:href="#__RefHeading__565_2093073488" text:style-name="Internet_20_link" text:visited-style-name="Internet_20_link">7</text:a></text:p>
          <text:p text:style-name="P41">2.2-L'intégration de Liquibase avec Grails<text:tab/><text:a xlink:type="simple" xlink:href="#__RefHeading__567_2093073488" text:style-name="Internet_20_link" text:visited-style-name="Internet_20_link">8</text:a></text:p>
          <text:p text:style-name="P42">2.2.1-Le DbMigrationService du plugin eliot-tice-plugin<text:tab/><text:a xlink:type="simple" xlink:href="#__RefHeading__2875_2093073488" text:style-name="Internet_20_link" text:visited-style-name="Internet_20_link">8</text:a></text:p>
          <text:p text:style-name="P42">2.2.2-Configuration du LiquibaseWrapper<text:tab/><text:a xlink:type="simple" xlink:href="#__RefHeading__2877_2093073488" text:style-name="Internet_20_link" text:visited-style-name="Internet_20_link">8</text:a></text:p>
          <text:p text:style-name="P42">2.2.3-Lancement d'une migration <text:tab/><text:a xlink:type="simple" xlink:href="#__RefHeading__2959_2093073488" text:style-name="Internet_20_link" text:visited-style-name="Internet_20_link">9</text:a></text:p>
          <text:p text:style-name="P40">3-Gestion des comptes utilisateurs<text:tab/><text:a xlink:type="simple" xlink:href="#__RefHeading__655_2093073488" text:style-name="Internet_20_link" text:visited-style-name="Internet_20_link">10</text:a></text:p>
          <text:p text:style-name="P41">3.1-Besoin d'une gestion de comptes<text:tab/><text:a xlink:type="simple" xlink:href="#__RefHeading__657_2093073488" text:style-name="Internet_20_link" text:visited-style-name="Internet_20_link">10</text:a></text:p>
          <text:p text:style-name="P41">3.2-API inspirée de l'API de gestion de comptes de Google<text:tab/><text:a xlink:type="simple" xlink:href="#__RefHeading__659_2093073488" text:style-name="Internet_20_link" text:visited-style-name="Internet_20_link">10</text:a></text:p>
          <text:p text:style-name="P41">3.3-Implémentations de l'interface UtilisateurService<text:tab/><text:a xlink:type="simple" xlink:href="#__RefHeading__1908_1232785049" text:style-name="Internet_20_link" text:visited-style-name="Internet_20_link">11</text:a></text:p>
          <text:p text:style-name="P42">3.3.1-Implémentation par défaut<text:tab/><text:a xlink:type="simple" xlink:href="#__RefHeading__1910_1232785049" text:style-name="Internet_20_link" text:visited-style-name="Internet_20_link">11</text:a></text:p>
          <text:p text:style-name="P42">3.3.2-Implémentation pour l'intégration au portail Lilie<text:tab/><text:a xlink:type="simple" xlink:href="#__RefHeading__1912_1232785049" text:style-name="Internet_20_link" text:visited-style-name="Internet_20_link">11</text:a></text:p>
          <text:p text:style-name="P42">3.3.3-Configurer l'implémentation pour l'intégration Lilie<text:tab/><text:a xlink:type="simple" xlink:href="#__RefHeading__1914_1232785049" text:style-name="Internet_20_link" text:visited-style-name="Internet_20_link">11</text:a></text:p>
          <text:p text:style-name="P40">4-La gestion de la sécurité avec Spring Security<text:tab/><text:a xlink:type="simple" xlink:href="#__RefHeading__569_2093073488" text:style-name="Internet_20_link" text:visited-style-name="Internet_20_link">12</text:a></text:p>
          <text:p text:style-name="P41">4.1-Les limites de la gestion de la sécurité dans les applications éliot<text:tab/><text:a xlink:type="simple" xlink:href="#__RefHeading__3322_2093073488" text:style-name="Internet_20_link" text:visited-style-name="Internet_20_link">12</text:a></text:p>
          <text:p text:style-name="P41">4.2-Les principes simplifiés de Spring Security<text:tab/><text:a xlink:type="simple" xlink:href="#__RefHeading__996_1148293674" text:style-name="Internet_20_link" text:visited-style-name="Internet_20_link">12</text:a></text:p>
          <text:p text:style-name="P42">4.2.1-Authentication, UserDetail, GrantedAuthority &amp; SecurityContext<text:tab/><text:a xlink:type="simple" xlink:href="#__RefHeading__1239_774939918" text:style-name="Internet_20_link" text:visited-style-name="Internet_20_link">12</text:a></text:p>
          <text:p text:style-name="P41">4.3-Le plugin Grails Spring Security Core<text:tab/><text:a xlink:type="simple" xlink:href="#__RefHeading__1241_774939918" text:style-name="Internet_20_link" text:visited-style-name="Internet_20_link">13</text:a></text:p>
          <text:p text:style-name="P42">4.3.1-Le script « s2-quickstart »<text:tab/><text:a xlink:type="simple" xlink:href="#__RefHeading__1243_774939918" text:style-name="Internet_20_link" text:visited-style-name="Internet_20_link">13</text:a></text:p>
          <text:p text:style-name="P42">4.3.2-La configuration des URLs à sécuriser<text:tab/><text:a xlink:type="simple" xlink:href="#__RefHeading__1245_774939918" text:style-name="Internet_20_link" text:visited-style-name="Internet_20_link">13</text:a></text:p>
          <text:p text:style-name="P42">4.3.3-Les Helpers classes<text:tab/><text:a xlink:type="simple" xlink:href="#__RefHeading__1871_774939918" text:style-name="Internet_20_link" text:visited-style-name="Internet_20_link">14</text:a></text:p>
          <text:p text:style-name="P42">4.3.4-Les méthodes ajoutées aux contrôleurs<text:tab/><text:a xlink:type="simple" xlink:href="#__RefHeading__1873_774939918" text:style-name="Internet_20_link" text:visited-style-name="Internet_20_link">14</text:a></text:p>
          <text:p text:style-name="P41">4.4-L'intégration dans Éliot<text:tab/><text:a xlink:type="simple" xlink:href="#__RefHeading__573_2093073488" text:style-name="Internet_20_link" text:visited-style-name="Internet_20_link">14</text:a></text:p>
          <text:p text:style-name="P42">4.4.1-Principe généraux<text:tab/><text:a xlink:type="simple" xlink:href="#__RefHeading__1875_774939918" text:style-name="Internet_20_link" text:visited-style-name="Internet_20_link">14</text:a></text:p>
          <text:p text:style-name="P42">4.4.2-Les méthodes ajoutées aux contrôleurs<text:tab/><text:a xlink:type="simple" xlink:href="#__RefHeading__1877_774939918" text:style-name="Internet_20_link" text:visited-style-name="Internet_20_link">15</text:a></text:p>
          <text:p text:style-name="P42">4.4.3-Mise en oeuvre dans eliot-tdbase<text:tab/><text:a xlink:type="simple" xlink:href="#__RefHeading__1879_774939918" text:style-name="Internet_20_link" text:visited-style-name="Internet_20_link">15</text:a></text:p>
          <text:p text:style-name="P41">4.5-L'intégration de CAS dans eliot-tdbase<text:tab/><text:a xlink:type="simple" xlink:href="#__RefHeading__1918_1232785049" text:style-name="Internet_20_link" text:visited-style-name="Internet_20_link">17</text:a></text:p>
          <text:p text:style-name="P42">4.5.1-Activation de CAS<text:tab/><text:a xlink:type="simple" xlink:href="#__RefHeading__1907_1349566040" text:style-name="Internet_20_link" text:visited-style-name="Internet_20_link">17</text:a></text:p>
          <text:p text:style-name="P42">4.5.2-Fonctionnement en environnement autonome<text:tab/><text:a xlink:type="simple" xlink:href="#__RefHeading__1920_1232785049" text:style-name="Internet_20_link" text:visited-style-name="Internet_20_link">17</text:a></text:p>
          <text:p text:style-name="P42">4.5.3-Fonctionnement en environnement Lilie<text:tab/><text:a xlink:type="simple" xlink:href="#__RefHeading__1922_1232785049" text:style-name="Internet_20_link" text:visited-style-name="Internet_20_link">17</text:a></text:p>
          <text:p text:style-name="P41">4.6-L'utilisation du CAS non standard Logica en environnement Lilie<text:tab/><text:a xlink:type="simple" xlink:href="#__RefHeading__2918_614831544" text:style-name="Internet_20_link" text:visited-style-name="Internet_20_link">18</text:a></text:p>
          <text:p text:style-name="P42">4.6.1-Rappel<text:tab/><text:a xlink:type="simple" xlink:href="#__RefHeading__2920_614831544" text:style-name="Internet_20_link" text:visited-style-name="Internet_20_link">18</text:a></text:p>
          <text:p text:style-name="P42">4.6.2-Solution proposée<text:tab/><text:a xlink:type="simple" xlink:href="#__RefHeading__2922_614831544" text:style-name="Internet_20_link" text:visited-style-name="Internet_20_link">18</text:a></text:p>
          <text:p text:style-name="P42">4.6.3-Configurer l'application pour utilisation du CAS <text:s/>non standard<text:tab/><text:a xlink:type="simple" xlink:href="#__RefHeading__2924_614831544" text:style-name="Internet_20_link" text:visited-style-name="Internet_20_link">18</text:a></text:p>
          <text:p text:style-name="P41">4.7-Tester l'environnement Lilie sans CAS<text:tab/><text:a xlink:type="simple" xlink:href="#__RefHeading__1909_1349566040" text:style-name="Internet_20_link" text:visited-style-name="Internet_20_link">18</text:a></text:p>
          <text:p text:style-name="P42">4.7.1-Rappel<text:tab/><text:a xlink:type="simple" xlink:href="#__RefHeading__1911_1349566040" text:style-name="Internet_20_link" text:visited-style-name="Internet_20_link">18</text:a></text:p>
          <text:p text:style-name="P42">4.7.2-Authentification des utilisateurs<text:tab/><text:a xlink:type="simple" xlink:href="#__RefHeading__1913_1349566040" text:style-name="Internet_20_link" text:visited-style-name="Internet_20_link">19</text:a></text:p>
          <text:p text:style-name="P40">5-La gestion des items d'un sujet<text:tab/><text:a xlink:type="simple" xlink:href="#__RefHeading__3419_652393750" text:style-name="Internet_20_link" text:visited-style-name="Internet_20_link">20</text:a></text:p>
          <text:p text:style-name="P41">5.1-Les classes du domaine <text:tab/><text:a xlink:type="simple" xlink:href="#__RefHeading__3421_652393750" text:style-name="Internet_20_link" text:visited-style-name="Internet_20_link">20</text:a></text:p>
          <text:p text:style-name="P41">5.2-La notion de « spécification » <text:tab/><text:a xlink:type="simple" xlink:href="#__RefHeading__3423_652393750" text:style-name="Internet_20_link" text:visited-style-name="Internet_20_link">21</text:a></text:p>
          <text:p text:style-name="P41">5.3-QuestionService et QuestionXXXSpecificationService<text:tab/><text:a xlink:type="simple" xlink:href="#__RefHeading__3425_652393750" text:style-name="Internet_20_link" text:visited-style-name="Internet_20_link">22</text:a></text:p>
          <text:p text:style-name="P41">5.4-ReponseService et ReponseXXXSpecificationService<text:tab/><text:a xlink:type="simple" xlink:href="#__RefHeading__4189_652393750" text:style-name="Internet_20_link" text:visited-style-name="Internet_20_link">23</text:a></text:p>
          <text:p text:style-name="P41">5.5-Les vues associées à un type d'item<text:tab/><text:a xlink:type="simple" xlink:href="#__RefHeading__4191_652393750" text:style-name="Internet_20_link" text:visited-style-name="Internet_20_link">23</text:a></text:p>
          <text:p text:style-name="P41">5.6-Les contrôleurs associés à un type d'item<text:tab/><text:a xlink:type="simple" xlink:href="#__RefHeading__4193_652393750" text:style-name="Internet_20_link" text:visited-style-name="Internet_20_link">24</text:a></text:p>
          <text:p text:style-name="P41">5.7-En synthèse, pour supporter une nouveau type d'item<text:tab/><text:a xlink:type="simple" xlink:href="#__RefHeading__4195_652393750" text:style-name="Internet_20_link" text:visited-style-name="Internet_20_link">24</text:a></text:p>
          <text:p text:style-name="P40">6-Import / Export natif<text:tab/><text:a xlink:type="simple" xlink:href="#__RefHeading__3063_442380534" text:style-name="Internet_20_link" text:visited-style-name="Internet_20_link">25</text:a></text:p>
          <text:p text:style-name="P41">6.1-Description du format<text:tab/><text:a xlink:type="simple" xlink:href="#__RefHeading__3065_442380534" text:style-name="Internet_20_link" text:visited-style-name="Internet_20_link">25</text:a></text:p>
          <text:p text:style-name="P41">6.2-Architecture<text:tab/><text:a xlink:type="simple" xlink:href="#__RefHeading__3067_442380534" text:style-name="Internet_20_link" text:visited-style-name="Internet_20_link">26</text:a></text:p>
          <text:p text:style-name="P42">6.2.1-Description des packages<text:tab/><text:a xlink:type="simple" xlink:href="#__RefHeading__3069_442380534" text:style-name="Internet_20_link" text:visited-style-name="Internet_20_link">26</text:a></text:p>
          <text:p text:style-name="P41"><text:soft-page-break/>6.3-Limites de l'import<text:tab/><text:a xlink:type="simple" xlink:href="#__RefHeading__3071_442380534" text:style-name="Internet_20_link" text:visited-style-name="Internet_20_link">26</text:a></text:p>
          <text:p text:style-name="P40">7-La consommation des Web Services Rest Notes et Textes<text:tab/><text:a xlink:type="simple" xlink:href="#__RefHeading__2867_1477290316" text:style-name="Internet_20_link" text:visited-style-name="Internet_20_link">27</text:a></text:p>
          <text:p text:style-name="P41">7.1-Diagramme de classe<text:tab/><text:a xlink:type="simple" xlink:href="#__RefHeading__2869_1477290316" text:style-name="Internet_20_link" text:visited-style-name="Internet_20_link">27</text:a></text:p>
          <text:p text:style-name="P41">7.2-Configuration des opérations<text:tab/><text:a xlink:type="simple" xlink:href="#__RefHeading__2873_1477290316" text:style-name="Internet_20_link" text:visited-style-name="Internet_20_link">27</text:a></text:p>
          <text:p text:style-name="P41">7.3-Configuration des éléments caractérisant un environnement<text:tab/><text:a xlink:type="simple" xlink:href="#__RefHeading__2875_1477290316" text:style-name="Internet_20_link" text:visited-style-name="Internet_20_link">28</text:a></text:p>
          <text:p text:style-name="P41">7.4-Invocation d'une opération<text:tab/><text:a xlink:type="simple" xlink:href="#__RefHeading__2877_1477290316" text:style-name="Internet_20_link" text:visited-style-name="Internet_20_link">28</text:a></text:p>
          <text:p text:style-name="P40">8-Les actions de maintenance de TDBase<text:tab/><text:a xlink:type="simple" xlink:href="#__RefHeading__3165_1477290316" text:style-name="Internet_20_link" text:visited-style-name="Internet_20_link">29</text:a></text:p>
          <text:p text:style-name="P41">8.1-Périmètre de la maintenance<text:tab/><text:a xlink:type="simple" xlink:href="#__RefHeading__3167_1477290316" text:style-name="Internet_20_link" text:visited-style-name="Internet_20_link">29</text:a></text:p>
          <text:p text:style-name="P41">8.2-Accès à la page de maintenance<text:tab/><text:a xlink:type="simple" xlink:href="#__RefHeading__3169_1477290316" text:style-name="Internet_20_link" text:visited-style-name="Internet_20_link">29</text:a></text:p>
          <text:p text:style-name="P40">9-Autres points techniques clés<text:tab/><text:a xlink:type="simple" xlink:href="#__RefHeading__821_2093073488" text:style-name="Internet_20_link" text:visited-style-name="Internet_20_link">30</text:a></text:p>
          <text:p text:style-name="P41">9.1-La gestion des pièces jointes<text:tab/><text:a xlink:type="simple" xlink:href="#__RefHeading__1924_1232785049" text:style-name="Internet_20_link" text:visited-style-name="Internet_20_link">30</text:a></text:p>
          <text:p text:style-name="P42">9.1.1-Principe général<text:tab/><text:a xlink:type="simple" xlink:href="#__RefHeading__2174_652393750" text:style-name="Internet_20_link" text:visited-style-name="Internet_20_link">30</text:a></text:p>
          <text:p text:style-name="P42">9.1.2-Détail technique<text:tab/><text:a xlink:type="simple" xlink:href="#__RefHeading__2176_652393750" text:style-name="Internet_20_link" text:visited-style-name="Internet_20_link">30</text:a></text:p>
          <text:p text:style-name="P43">9.1.2.1-Recyclage des classes de Jackrabbit<text:tab/><text:a xlink:type="simple" xlink:href="#__RefHeading__2178_652393750" text:style-name="Internet_20_link" text:visited-style-name="Internet_20_link">30</text:a></text:p>
          <text:p text:style-name="P43">9.1.2.2-Attachement, AttachementService et AttachementDataStore<text:tab/><text:a xlink:type="simple" xlink:href="#__RefHeading__2180_652393750" text:style-name="Internet_20_link" text:visited-style-name="Internet_20_link">30</text:a></text:p>
          <text:p text:style-name="P43">9.1.2.3-Configuration Spring<text:tab/><text:a xlink:type="simple" xlink:href="#__RefHeading__2182_652393750" text:style-name="Internet_20_link" text:visited-style-name="Internet_20_link">31</text:a></text:p>
          <text:p text:style-name="P41">9.2-La gestion du fil d'Ariane<text:tab/><text:a xlink:type="simple" xlink:href="#__RefHeading__1921_774939918" text:style-name="Internet_20_link" text:visited-style-name="Internet_20_link">31</text:a></text:p>
          <text:p text:style-name="P42">9.2.1-Principe général<text:tab/><text:a xlink:type="simple" xlink:href="#__RefHeading__2325_652393750" text:style-name="Internet_20_link" text:visited-style-name="Internet_20_link">31</text:a></text:p>
          <text:p text:style-name="P42">9.2.2-Détail technique<text:tab/><text:a xlink:type="simple" xlink:href="#__RefHeading__2327_652393750" text:style-name="Internet_20_link" text:visited-style-name="Internet_20_link">31</text:a></text:p>
          <text:p text:style-name="P43">9.2.2.1-BreadcrumpsService et Breadcrumps <text:tab/><text:a xlink:type="simple" xlink:href="#__RefHeading__2329_652393750" text:style-name="Internet_20_link" text:visited-style-name="Internet_20_link">31</text:a></text:p>
          <text:p text:style-name="P43">9.2.2.2-Le template _breadcrumps.gsp<text:tab/><text:a xlink:type="simple" xlink:href="#__RefHeading__2571_652393750" text:style-name="Internet_20_link" text:visited-style-name="Internet_20_link">32</text:a></text:p>
          <text:p text:style-name="P43">9.2.2.3-Exemples d'utilisation<text:tab/><text:a xlink:type="simple" xlink:href="#__RefHeading__2573_652393750" text:style-name="Internet_20_link" text:visited-style-name="Internet_20_link">32</text:a></text:p>
          <text:p text:style-name="P41">9.3-L'intégration du resources plugin<text:tab/><text:a xlink:type="simple" xlink:href="#__RefHeading__2755_652393750" text:style-name="Internet_20_link" text:visited-style-name="Internet_20_link">33</text:a></text:p>
          <text:p text:style-name="P41">9.4-La gestion du code porteur<text:tab/><text:a xlink:type="simple" xlink:href="#__RefHeading__3079_1477290316" text:style-name="Internet_20_link" text:visited-style-name="Internet_20_link">33</text:a></text:p>
          <text:p text:style-name="P42">9.4.1-Exemple de configuration<text:tab/><text:a xlink:type="simple" xlink:href="#__RefHeading__3081_1477290316" text:style-name="Internet_20_link" text:visited-style-name="Internet_20_link">33</text:a></text:p>
          <text:p text:style-name="P42">9.4.2-Exemple d'utilisation<text:tab/><text:a xlink:type="simple" xlink:href="#__RefHeading__3083_1477290316" text:style-name="Internet_20_link" text:visited-style-name="Internet_20_link">34</text:a></text:p>
          <text:p text:style-name="P40">10-Configurer eliot-tdbase<text:tab/><text:a xlink:type="simple" xlink:href="#__RefHeading__1617_1145334869" text:style-name="Internet_20_link" text:visited-style-name="Internet_20_link">35</text:a></text:p>
          <text:p text:style-name="P41">10.1-Les fichiers Config.groovy et DataSource.groovy<text:tab/><text:a xlink:type="simple" xlink:href="#__RefHeading__1619_1145334869" text:style-name="Internet_20_link" text:visited-style-name="Internet_20_link">35</text:a></text:p>
          <text:p text:style-name="P41">10.2-Modèle type de fichier de configuration<text:tab/><text:a xlink:type="simple" xlink:href="#__RefHeading__1621_1145334869" text:style-name="Internet_20_link" text:visited-style-name="Internet_20_link">36</text:a></text:p>
        </text:index-body>
      </text:table-of-content>
      <text:p text:style-name="Texte_20_Fylab"/>
      <text:h text:style-name="P74" text:outline-level="1"><text:bookmark-start text:name="__RefHeading__344_637153518"/>L'environnement de développement<text:bookmark-end text:name="__RefHeading__344_637153518"/></text:h>
      <text:h text:style-name="Titre_20_F2" text:outline-level="2"><text:bookmark-start text:name="__RefHeading__559_2093073488"/>La plate-forme<text:bookmark-end text:name="__RefHeading__559_2093073488"/></text:h>
      <text:h text:style-name="Titre_20_F3" text:outline-level="3"><text:bookmark-start text:name="__RefHeading__1156_2093073488"/>Les éléments clés<text:bookmark-end text:name="__RefHeading__1156_2093073488"/></text:h>
      <table:table table:name="Table1" table:style-name="Table1">
        <table:table-column table:style-name="Table1.A"/>
        <table:table-column table:style-name="Table1.B"/>
        <table:table-column table:style-name="Table1.C"/>
        <table:table-row>
          <table:table-cell table:style-name="Table1.A1" office:value-type="string">
            <text:p text:style-name="Texte_20_Fylab"/>
          </table:table-cell>
          <table:table-cell table:style-name="Table1.A1" office:value-type="string">
            <text:p text:style-name="P6">Produit</text:p>
          </table:table-cell>
          <table:table-cell table:style-name="Table1.C1" office:value-type="string">
            <text:p text:style-name="P6">Version</text:p>
          </table:table-cell>
        </table:table-row>
        <table:table-row>
          <table:table-cell table:style-name="Table1.A2" office:value-type="string">
            <text:p text:style-name="P6">Framework de développement</text:p>
          </table:table-cell>
          <table:table-cell table:style-name="Table1.A2" office:value-type="string">
            <text:p text:style-name="Texte_20_Fylab">Grails</text:p>
          </table:table-cell>
          <table:table-cell table:style-name="Table1.C2" office:value-type="string">
            <text:p text:style-name="Texte_20_Fylab">2.0.3</text:p>
          </table:table-cell>
        </table:table-row>
        <table:table-row>
          <table:table-cell table:style-name="Table1.A2" office:value-type="string">
            <text:p text:style-name="P6">SGBDR</text:p>
          </table:table-cell>
          <table:table-cell table:style-name="Table1.A2" office:value-type="string">
            <text:p text:style-name="Texte_20_Fylab">PostgreSQL</text:p>
          </table:table-cell>
          <table:table-cell table:style-name="Table1.C2" office:value-type="string">
            <text:p text:style-name="Texte_20_Fylab">8.4</text:p>
          </table:table-cell>
        </table:table-row>
        <table:table-row>
          <table:table-cell table:style-name="Table1.A2" office:value-type="string">
            <text:p text:style-name="P6">Gestion de version de code</text:p>
          </table:table-cell>
          <table:table-cell table:style-name="Table1.A2" office:value-type="string">
            <text:p text:style-name="Texte_20_Fylab">Git sur Github<text:line-break/>https://github.com/ticetime/eliot-tdbase</text:p>
          </table:table-cell>
          <table:table-cell table:style-name="Table1.C2" office:value-type="string">
            <text:p text:style-name="Texte_20_Fylab">1.7.3.5 (version poste local)</text:p>
          </table:table-cell>
        </table:table-row>
        <table:table-row>
          <table:table-cell table:style-name="Table1.A2" office:value-type="string">
            <text:p text:style-name="P6">Gestion de migration de base de données</text:p>
          </table:table-cell>
          <table:table-cell table:style-name="Table1.A2" office:value-type="string">
            <text:p text:style-name="Texte_20_Fylab">Liquibase</text:p>
          </table:table-cell>
          <table:table-cell table:style-name="Table1.C2" office:value-type="string">
            <text:p text:style-name="Texte_20_Fylab">2.0.2</text:p>
          </table:table-cell>
        </table:table-row>
        <table:table-row>
          <table:table-cell table:style-name="Table1.A2" office:value-type="string">
            <text:p text:style-name="P6">Outil de build</text:p>
          </table:table-cell>
          <table:table-cell table:style-name="Table1.A2" office:value-type="string">
            <text:p text:style-name="Texte_20_Fylab">Build natif Grails</text:p>
          </table:table-cell>
          <table:table-cell table:style-name="Table1.C2" office:value-type="string">
            <text:p text:style-name="Texte_20_Fylab">2.0.3</text:p>
          </table:table-cell>
        </table:table-row>
        <table:table-row>
          <table:table-cell table:style-name="Table1.A2" office:value-type="string">
            <text:p text:style-name="P6"/>
          </table:table-cell>
          <table:table-cell table:style-name="Table1.A2" office:value-type="string">
            <text:p text:style-name="Texte_20_Fylab">Gradle</text:p>
          </table:table-cell>
          <table:table-cell table:style-name="Table1.C2" office:value-type="string">
            <text:p text:style-name="Texte_20_Fylab">Gradle version 1.0.X</text:p>
          </table:table-cell>
        </table:table-row>
        <table:table-row>
          <table:table-cell table:style-name="Table1.A2" office:value-type="string">
            <text:p text:style-name="P6">Repository Maven</text:p>
          </table:table-cell>
          <table:table-cell table:style-name="Table1.A2" office:value-type="string">
            <text:p text:style-name="Texte_20_Fylab">Nexus<text:line-break/>http://www.ticetime.com/nexus</text:p>
          </table:table-cell>
          <table:table-cell table:style-name="Table1.C2" office:value-type="string">
            <text:p text:style-name="Texte_20_Fylab">1.9.2.3</text:p>
          </table:table-cell>
        </table:table-row>
        <table:table-row>
          <table:table-cell table:style-name="Table1.A2" office:value-type="string">
            <text:p text:style-name="P6">Plateforme Intégration Continue</text:p>
          </table:table-cell>
          <table:table-cell table:style-name="Table1.A2" office:value-type="string">
            <text:p text:style-name="Texte_20_Fylab">Jenkins sur Cloudbees</text:p>
          </table:table-cell>
          <table:table-cell table:style-name="Table1.C2" office:value-type="string">
            <text:p text:style-name="Texte_20_Fylab">version en cours</text:p>
          </table:table-cell>
        </table:table-row>
        <table:table-row>
          <table:table-cell table:style-name="Table1.A2" office:value-type="string">
            <text:p text:style-name="P6">IDE</text:p>
          </table:table-cell>
          <table:table-cell table:style-name="Table1.A2" office:value-type="string">
            <text:p text:style-name="Texte_20_Fylab">IntelliJ </text:p>
          </table:table-cell>
          <table:table-cell table:style-name="Table1.C2" office:value-type="string">
            <text:p text:style-name="Texte_20_Fylab">11.1</text:p>
          </table:table-cell>
        </table:table-row>
        <table:table-row>
          <table:table-cell table:style-name="Table1.A2" office:value-type="string">
            <text:p text:style-name="P6"/>
          </table:table-cell>
          <table:table-cell table:style-name="Table1.A2" office:value-type="string">
            <text:p text:style-name="Texte_20_Fylab"/>
          </table:table-cell>
          <table:table-cell table:style-name="Table1.C2" office:value-type="string">
            <text:p text:style-name="Texte_20_Fylab"/>
          </table:table-cell>
        </table:table-row>
      </table:table>
      <text:p text:style-name="Texte_20_Fylab"/>
      <text:h text:style-name="Titre_20_F3" text:outline-level="3"><text:bookmark-start text:name="__RefHeading__1158_2093073488"/>Les plugin Grails externes <text:bookmark-end text:name="__RefHeading__1158_2093073488"/></text:h>
      <table:table table:name="Table3" table:style-name="Table3">
        <table:table-column table:style-name="Table3.A"/>
        <table:table-column table:style-name="Table3.B"/>
        <table:table-column table:style-name="Table3.C"/>
        <table:table-row>
          <table:table-cell table:style-name="Table3.A1" office:value-type="string">
            <text:p text:style-name="P6">Plugin</text:p>
          </table:table-cell>
          <table:table-cell table:style-name="Table3.A1" office:value-type="string">
            <text:p text:style-name="P6">Version</text:p>
          </table:table-cell>
          <table:table-cell table:style-name="Table3.C1" office:value-type="string">
            <text:p text:style-name="P6">Description</text:p>
          </table:table-cell>
        </table:table-row>
        <table:table-row>
          <table:table-cell table:style-name="Table3.A2" office:value-type="string">
            <text:p text:style-name="P7">Spring Security Core </text:p>
          </table:table-cell>
          <table:table-cell table:style-name="Table3.A2" office:value-type="string">
            <text:p text:style-name="Texte_20_Fylab">1.2.7.2</text:p>
          </table:table-cell>
          <table:table-cell table:style-name="Table3.C2" office:value-type="string">
            <text:p text:style-name="Texte_20_Fylab">Gestion de la sécurité en mode RBAC. </text:p>
            <text:p text:style-name="Texte_20_Fylab">Authentification, sécurisation des URLs.</text:p>
          </table:table-cell>
        </table:table-row>
        <table:table-row>
          <table:table-cell table:style-name="Table3.A2" office:value-type="string">
            <text:p text:style-name="P7">Resources</text:p>
          </table:table-cell>
          <table:table-cell table:style-name="Table3.A2" office:value-type="string">
            <text:p text:style-name="Texte_20_Fylab">1.1.6</text:p>
          </table:table-cell>
          <table:table-cell table:style-name="Table3.C2" office:value-type="string">
            <text:p text:style-name="Texte_20_Fylab">Gestion des ressources statiques optimisées.</text:p>
          </table:table-cell>
        </table:table-row>
        <table:table-row>
          <table:table-cell table:style-name="Table3.A2" office:value-type="string">
            <text:p text:style-name="P7">jquery</text:p>
          </table:table-cell>
          <table:table-cell table:style-name="Table3.A2" office:value-type="string">
            <text:p text:style-name="Texte_20_Fylab">1.7.1</text:p>
          </table:table-cell>
          <table:table-cell table:style-name="Table3.C2" office:value-type="string">
            <text:p text:style-name="Texte_20_Fylab">Intégration de la librairie Ajax jquery</text:p>
          </table:table-cell>
        </table:table-row>
        <table:table-row>
          <table:table-cell table:style-name="Table3.A2" office:value-type="string">
            <text:p text:style-name="P7">jquery-ui</text:p>
          </table:table-cell>
          <table:table-cell table:style-name="Table3.A2" office:value-type="string">
            <text:p text:style-name="Texte_20_Fylab">1.8.15</text:p>
          </table:table-cell>
          <table:table-cell table:style-name="Table3.C2" office:value-type="string">
            <text:p text:style-name="Texte_20_Fylab">Intégration de la librairie Ajax jquery-ui (extension jquery)</text:p>
          </table:table-cell>
        </table:table-row>
        <table:table-row>
          <table:table-cell table:style-name="Table3.A2" office:value-type="string">
            <text:p text:style-name="P7">codenarc</text:p>
          </table:table-cell>
          <table:table-cell table:style-name="Table3.A2" office:value-type="string">
            <text:p text:style-name="Texte_20_Fylab">0.15</text:p>
          </table:table-cell>
          <table:table-cell table:style-name="Table3.C2" office:value-type="string">
            <text:p text:style-name="Texte_20_Fylab">Analyse statique du code source</text:p>
          </table:table-cell>
        </table:table-row>
        <table:table-row>
          <table:table-cell table:style-name="Table3.A2" office:value-type="string">
            <text:p text:style-name="P7">gmetrics</text:p>
          </table:table-cell>
          <table:table-cell table:style-name="Table3.A2" office:value-type="string">
            <text:p text:style-name="Texte_20_Fylab">0.3.1</text:p>
          </table:table-cell>
          <table:table-cell table:style-name="Table3.C2" office:value-type="string">
            <text:p text:style-name="Texte_20_Fylab">Analyse statique du code source</text:p>
          </table:table-cell>
        </table:table-row>
      </table:table>
      <text:h text:style-name="P44" text:outline-level="2"/>
      <text:p text:style-name="Texte_20_Fylab"><text:bookmark-start text:name="__RefHeading__1460_2093073488"/>Les autres dépendances ne sont pas décrites, elles se déduisent des dépendances des produits et plugins <text:s/>décrits ci-dessus.<text:bookmark-end text:name="__RefHeading__1460_2093073488"/></text:p>
      <text:h text:style-name="P44" text:outline-level="2"/>
      <text:h text:style-name="P76" text:outline-level="2"><text:bookmark-start text:name="__RefHeading__561_2093073488"/>L'organisation du projet<text:bookmark-end text:name="__RefHeading__561_2093073488"/></text:h>
      <text:p text:style-name="Texte_20_Fylab">Le schéma ci-dessous illustre l'organisation générale du projet</text:p>
      <text:p text:style-name="Texte_20_Fylab"><draw:frame draw:style-name="fr1" draw:name="graphics3" text:anchor-type="paragraph" svg:x="3.866cm" svg:y="0.113cm" svg:width="9.264cm" svg:height="5.823cm" draw:z-index="4"><draw:image xlink:href="Pictures/10000000000001A70000010C3CC407A6.png" xlink:type="simple" xlink:show="embed" xlink:actuate="onLoad"/></draw:frame></text:p>
      <text:p text:style-name="Texte_20_Fylab">Le projet est organisée en 7 sous projets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Sous Projet</text:p>
          </table:table-cell>
          <table:table-cell table:style-name="Table4.A1" office:value-type="string">
            <text:p text:style-name="P6">Description</text:p>
          </table:table-cell>
          <table:table-cell table:style-name="Table4.A1" office:value-type="string">
            <text:p text:style-name="P6">Packaging</text:p>
          </table:table-cell>
          <table:table-cell table:style-name="Table4.D1" office:value-type="string">
            <text:p text:style-name="P6">Dépendances</text:p>
          </table:table-cell>
        </table:table-row>
        <table:table-row>
          <table:table-cell table:style-name="Table4.A2" office:value-type="string">
            <text:p text:style-name="P14">eliot-tice-dbmigration</text:p>
            <text:p text:style-name="P14"/>
          </table:table-cell>
          <table:table-cell table:style-name="Table4.A2" office:value-type="string">
            <text:p text:style-name="P14">Gestion du schéma de la base de données propres au projet tdbase.</text:p>
          </table:table-cell>
          <table:table-cell table:style-name="Table4.A2" office:value-type="string">
            <text:p text:style-name="P15">jar</text:p>
          </table:table-cell>
          <table:table-cell table:style-name="Table4.D2" office:value-type="string">
            <text:p text:style-name="P15"/>
          </table:table-cell>
        </table:table-row>
        <table:table-row>
          <table:table-cell table:style-name="Table4.A2" office:value-type="string">
            <text:p text:style-name="P14">eliot-tice-dbmigration-all</text:p>
          </table:table-cell>
          <table:table-cell table:style-name="Table4.A2" office:value-type="string">
            <text:p text:style-name="P14">Intégration des migrations issues du projet éliot et du projet tdbase.</text:p>
          </table:table-cell>
          <table:table-cell table:style-name="Table4.A2" office:value-type="string">
            <text:p text:style-name="P15">jar</text:p>
          </table:table-cell>
          <table:table-cell table:style-name="Table4.D2" office:value-type="string">
            <text:p text:style-name="P15">eliot-tice-dbmigration</text:p>
          </table:table-cell>
        </table:table-row>
        <table:table-row>
          <table:table-cell table:style-name="Table4.A2" office:value-type="string">
            <text:p text:style-name="P14">eliot-tice-plugin</text:p>
          </table:table-cell>
          <table:table-cell table:style-name="Table4.A2" office:value-type="string">
            <text:p text:style-name="P14">Plugin de base pour les applications <text:s/>provenant d'acteurs tiers souhaitant se brancher sur le socle éliot. </text:p>
            <text:p text:style-name="P14">Contient les classes du domaines des schémas centraux (ent, scolarite,...), les services communs, les feuilles de styles,...</text:p>
          </table:table-cell>
          <table:table-cell table:style-name="Table4.A2" office:value-type="string">
            <text:p text:style-name="P15">Zip - Plugin Grails</text:p>
          </table:table-cell>
          <table:table-cell table:style-name="Table4.D2" office:value-type="string">
            <text:p text:style-name="P15">eliot-tice-dbmigration-all</text:p>
          </table:table-cell>
        </table:table-row>
        <table:table-row>
          <table:table-cell table:style-name="Table4.A2" office:value-type="string">
            <text:p text:style-name="P14">eliot-textes-plugin</text:p>
          </table:table-cell>
          <table:table-cell table:style-name="Table4.A2" office:value-type="string">
            <text:p text:style-name="P14">Plugin destiné aux applications devant interagir avec eliot-tex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notes-plugin</text:p>
          </table:table-cell>
          <table:table-cell table:style-name="Table4.A2" office:value-type="string">
            <text:p text:style-name="P14">Plugin destiné aux applications devant interagir avec eliot-no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plugin</text:p>
          </table:table-cell>
          <table:table-cell table:style-name="Table4.A2" office:value-type="string">
            <text:p text:style-name="P14">Plugin destinée à l'application eliot-tdbase ainsi qu'aux applications devant interagir avec eliot-tdbase. </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text:p>
          </table:table-cell>
          <table:table-cell table:style-name="Table4.A2" office:value-type="string">
            <text:p text:style-name="P14">Application web eliot-tdbase</text:p>
          </table:table-cell>
          <table:table-cell table:style-name="Table4.A2" office:value-type="string">
            <text:p text:style-name="P15">War - application Grails</text:p>
          </table:table-cell>
          <table:table-cell table:style-name="Table4.D2" office:value-type="string">
            <text:p text:style-name="P15">eliot-tice-plugin</text:p>
            <text:p text:style-name="P15">eliot-tdbase-plugin</text:p>
            <text:p text:style-name="P15">eliot-notes-plugin</text:p>
            <text:p text:style-name="P15">eliot-textes-plugin</text:p>
          </table:table-cell>
        </table:table-row>
      </table:table>
      <text:p text:style-name="Standard"/>
      <text:p text:style-name="Texte_20_Fylab"/>
      <text:h text:style-name="Titre_20_F1" text:outline-level="1"><text:bookmark-start text:name="__RefHeading__563_2093073488"/>L'intégration de Liquibase<text:bookmark-end text:name="__RefHeading__563_2093073488"/></text:h>
      <text:p text:style-name="Texte_20_Fylab">L'intégration de Liquibase s'est faite dans un premier temps en utilisant le plugin Grails Database Migration. Bien que supporté officiellement par Spring Source et très ambitieux, le plugin est mal adapté à l'usage souhaité dans le cadre du projet Éliot. Nous nous sommes donc rabattu vers une utilisation plus directe de Liquibase.</text:p>
      <text:h text:style-name="Titre_20_F2" text:outline-level="2"><text:bookmark-start text:name="__RefHeading__565_2093073488"/>Le projet eliot-tice-dbmigration<text:bookmark-end text:name="__RefHeading__565_2093073488"/></text:h>
      <text:p text:style-name="Texte_20_Fylab">Le projet eliot-tice-dbmigration est le projet réservé à la gestion des changements sur la base de données.</text:p>
      <text:p text:style-name="Texte_20_Fylab">Il contient dans son dossier src les changelogs Liquibase.</text:p>
      <text:p text:style-name="Texte_20_Fylab"/>
      <text:p text:style-name="Texte_20_Fylab"><draw:frame draw:style-name="fr2" draw:name="graphics1" text:anchor-type="paragraph" svg:width="6.375cm" svg:height="6.227cm" draw:z-index="1"><draw:image xlink:href="Pictures/10000000000000FB000000FD06F95D3E.png" xlink:type="simple" xlink:show="embed" xlink:actuate="onLoad"/></draw:frame></text:p>
      <text:p text:style-name="Texte_20_Fylab">Le projet est builder à l'aide Gradle.</text:p>
      <text:p text:style-name="Texte_20_Fylab">Le fichier <text:a xlink:type="simple" xlink:href="https://github.com/ticetime/eliot-tdbase/blob/master/eliot-tice-dbmigration/build.gradle">build.gradle</text:a> permet d'exécuter les taches mises à disposition par les plugins Gradle <text:s/>utilisés (Java, Maven). Les tâches les plus utiles sont les tâches suivantes :</text:p>
      <text:p text:style-name="P9">build</text:p>
      <text:p text:style-name="P21">permet de construire le projet et de packager dans un jar les changelogs</text:p>
      <text:p text:style-name="P10">uploadArchives</text:p>
      <text:p text:style-name="P22">dépend de la tâche <text:span text:style-name="T2">build</text:span>, permet de publier sur le Nexus de Ticetime le jar obtenu par le build ; les informations de connexion sont stockées dans le fichier <text:span text:style-name="T3">${user.home}/.grails/settings.groovy</text:span> au format attendu par le Grails releases Plugin.</text:p>
      <text:p text:style-name="P9">update</text:p>
      <text:p text:style-name="P23">dépend de la tâche <text:span text:style-name="T2">build</text:span>, permet d 'exécuter Liquibase sur la base de l'environnement spécifier en paramètre de lancement.</text:p>
      <text:p text:style-name="P23">Par défaut, l'environnement d'exécution est l'environnement de développement.</text:p>
      <text:p text:style-name="P23">Pour spécifier un environnement particulier, il faut lancer le script avec la propriété « environnement » renseignée :</text:p>
      <text:p text:style-name="P24">gradle -Penvironment=test update</text:p>
      <text:p text:style-name="P23">Le fichier <text:a xlink:type="simple" xlink:href="https://github.com/ticetime/eliot-tdbase/blob/master/eliot-tice-dbmigration/DataSource.groovy">DataSource.groovy</text:a> permet de décrire les sources de données par environnement comme cela est effectué dans une application Grails.</text:p>
      <text:p text:style-name="Texte_20_Fylab"/>
      <text:h text:style-name="Titre_20_F2" text:outline-level="2"><text:bookmark-start text:name="__RefHeading__567_2093073488"/><text:soft-page-break/>L'intégration de Liquibase avec Grails<text:bookmark-end text:name="__RefHeading__567_2093073488"/></text:h>
      <text:h text:style-name="Titre_20_F3" text:outline-level="3"><text:bookmark-start text:name="__RefHeading__2875_2093073488"/>Le DbMigrationService du plugin eliot-tice-plugin<text:bookmark-end text:name="__RefHeading__2875_2093073488"/></text:h>
      <text:p text:style-name="Texte_20_Fylab">Liquibase est intégrée en s'appuyant sur <text:a xlink:type="simple" xlink:href="http://www.liquibase.org/manual/spring">l'intégration Spring fourni directement par Liquibase</text:a>.</text:p>
      <text:p text:style-name="Texte_20_Fylab">Le diagramme de classe ci-dessous présente une vue synthétique du dispositif d'intégration.</text:p>
      <text:p text:style-name="Texte_20_Fylab"/>
      <text:p text:style-name="Texte_20_Fylab"><draw:frame draw:style-name="fr3" draw:name="graphics2" text:anchor-type="paragraph" svg:width="8.534cm" svg:height="7.899cm" draw:z-index="2"><draw:image xlink:href="Pictures/10000000000001AE0000018EA770950B.png" xlink:type="simple" xlink:show="embed" xlink:actuate="onLoad"/></draw:frame></text:p>
      <text:p text:style-name="Texte_20_Fylab">Liquibase fournit la classe SpringLiquibase destinée à être un bean Spring permettant le lancement de Liquibase dans une application Spring.</text:p>
      <text:p text:style-name="Texte_20_Fylab">Le plugin eliot-tice-plugin fournit la classe <text:a xlink:type="simple" xlink:href="https://github.com/ticetime/eliot-tdbase/blob/master/eliot-tice-plugin/grails-app/utils/org/lilie/services/eliot/tice/utils/LiquibaseWrapper.groovy">LiquibaseWrapper</text:a> qui étend la classe SpringLiquibase pour personnaliser la création de la connection à la base et le lancement de Liquibase.</text:p>
      <text:p text:style-name="Texte_20_Fylab">Le plugin fournit le Service Grails <text:s/><text:a xlink:type="simple" xlink:href="https://github.com/ticetime/eliot-tdbase/blob/master/eliot-tice-plugin/grails-app/services/org/lilie/services/eliot/tice/migrations/DbMigrationService.groovy">DbMigrationService</text:a> qui référence une instance de LiquibaseWrapper et qui expose la méthode ubdateDb() à invoquer lorsque l'on souhaite déclencher la migration Liquibase.</text:p>
      <text:p text:style-name="Texte_20_Fylab">Le plugin étendant une classe de Liquibase, celui ci déclare dans son BuildConfig.groovy sa dépendance vers liquibase. </text:p>
      <text:h text:style-name="Titre_20_F3" text:outline-level="3"><text:bookmark-start text:name="__RefHeading__2877_2093073488"/>Configuration du LiquibaseWrapper<text:bookmark-end text:name="__RefHeading__2877_2093073488"/></text:h>
      <text:p text:style-name="Texte_20_Fylab">Chaque application Grails utilisant le plugin eliot-tice-plugin peut bénéficier du DbMigrationService dès qu'elle configure le bean Spring de type LiquibaseWrapper référencé par le DbMigrationService.</text:p>
      <text:p text:style-name="Texte_20_Fylab">Il suffit pour cela qu'elle déclare par exemple dans le fichier conf/spring/resources.groovy la configuration du LiquibaseWrapper.</text:p>
      <text:p text:style-name="Texte_20_Fylab">Ci dessous un extrait du fichier <text:a xlink:type="simple" xlink:href="https://github.com/ticetime/eliot-tdbase/blob/master/eliot-tdbase/grails-app/conf/spring/resources.groovy">conf/spring/resources.groovy</text:a> de l'application eliot-tdbase :</text:p>
      <text:p text:style-name="P25">// beans pour la migration des données</text:p>
      <text:p text:style-name="P25"><text:s text:c="2"/>liquibase(LiquibaseWrapper) {</text:p>
      <text:p text:style-name="P25"><text:s text:c="4"/>dataSource = ref("dataSource")</text:p>
      <text:p text:style-name="P25"><text:s text:c="4"/>changeLog = "classpath:migrations/changelog.xml"</text:p>
      <text:p text:style-name="P25"><text:s text:c="2"/>}</text:p>
      <text:p text:style-name="Texte_20_Fylab">Le dataSoure utilisé est le dataSource fourni par l'applicationContext de l'application Grails. Nous disposons ainsi nativement du support des différents environnements fourni par Grails.</text:p>
      <text:h text:style-name="Titre_20_F3" text:outline-level="3"><text:bookmark-start text:name="__RefHeading__2959_2093073488"/><text:soft-page-break/>Lancement d'une migration <text:bookmark-end text:name="__RefHeading__2959_2093073488"/></text:h>
      <text:p text:style-name="Texte_20_Fylab">Une fois le LiquibaseWrapper configuré, le service DbMigrationService est utilisable comme n'importe quel autre service Grails.</text:p>
      <text:p text:style-name="Texte_20_Fylab">A ce jour, le service est utilisé dans le <text:a xlink:type="simple" xlink:href="https://github.com/ticetime/eliot-tdbase/blob/master/eliot-tdbase/grails-app/conf/BootStrap.groovy">BootStrap.groovy</text:a> de l'application eliot-tdbase pour déclencher une migration à chaque démarrage de l'application en environnement de développement.</text:p>
      <text:p text:style-name="Texte_20_Fylab"/>
      <text:h text:style-name="Titre_20_F1" text:outline-level="1"><text:bookmark-start text:name="__RefHeading__655_2093073488"/>Gestion des comptes utilisateurs<text:bookmark-end text:name="__RefHeading__655_2093073488"/></text:h>
      <text:h text:style-name="Titre_20_F2" text:outline-level="2"><text:bookmark-start text:name="__RefHeading__657_2093073488"/>Besoin d'une gestion de comptes<text:bookmark-end text:name="__RefHeading__657_2093073488"/></text:h>
      <text:p text:style-name="Texte_20_Fylab">Bien que le socle Éliot fournisse une gestion des personnes, il ne fournit pas une gestion des comptes car celle-ci est déléguée au portail hébergeant les applications Éliot. Afin de faciliter le développement, les tests fonctionnels et la mise à disposition d'une application de démonstration publique de eliot-tdbase, une gestion de comptes utilisateur <text:s/>a été développée dans le cadre du développement d'éliot-tdbase.</text:p>
      <text:p text:style-name="Texte_20_Fylab">La gestion de comptes est fournie par le plugin eliot-tice-plugin et consiste en :</text:p>
      <text:list xml:id="list6856423498147532640" text:style-name="L1">
        <text:list-item>
          <text:p text:style-name="P45">la fourniture d'une classe de domaine <text:a xlink:type="simple" xlink:href="https://github.com/ticetime/eliot-tdbase/blob/master/eliot-tice-plugin/grails-app/domain/org/lilie/services/eliot/tice/securite/CompteUtilisateur.groovy">CompteUtilisateur</text:a>,</text:p>
        </text:list-item>
        <text:list-item>
          <text:p text:style-name="P45">la fourniture d'une classe DTO <text:a xlink:type="simple" xlink:href="https://github.com/ticetime/eliot-tdbase/blob/master/eliot-tice-plugin/grails-app/services/org/lilie/services/eliot/tice/annuaire/data/Utilisateur.groovy">Utilisateur</text:a> masquant et encapsulant la complexité associé à un utilisateur d'une application éliot.</text:p>
        </text:list-item>
        <text:list-item>
          <text:p text:style-name="P45">la fourniture d'une API pour la gestion des comptes utilisateurs. L'API est délivrée sous la forme d'un Service Grails décrit par l'interface <text:a xlink:type="simple" xlink:href="https://github.com/ticetime/eliot-tdbase/blob/master/eliot-tice-plugin/grails-app/services/org/lilie/services/eliot/tice/annuaire/UtilisateurService.groovy">UtilisateurService</text:a>. </text:p>
        </text:list-item>
      </text:list>
      <text:h text:style-name="Titre_20_F2" text:outline-level="2"><text:bookmark-start text:name="__RefHeading__659_2093073488"/>API inspirée de l'API de gestion de comptes de Google<text:bookmark-end text:name="__RefHeading__659_2093073488"/></text:h>
      <text:p text:style-name="Texte_20_Fylab">Créer une API de gestion de comptes <text:s/>simple et efficace n'est pas simple. Nous avons donc pris le partie de nous inspirer très fortement d'une API du genre ayant prouvé sa pertinence et son efficacité : l'API de gestion des comptes utilisateur mise à disposition par Google dans le cadre de son offre Google Apps.</text:p>
      <text:p text:style-name="Texte_20_Fylab">L'interface UtilisateurService expose donc relativement peu d'opérations : </text:p>
      <text:list xml:id="list3373820313663726020" text:style-name="L2">
        <text:list-item>
          <text:p text:style-name="P77">Utilisateur createUtilisateur(</text:p>
        </text:list-item>
      </text:list>
      <text:p text:style-name="Code"><text:s text:c="10"/><text:tab/>String login,</text:p>
      <text:p text:style-name="Code"><text:s text:c="10"/><text:tab/>String password,</text:p>
      <text:p text:style-name="Code"><text:s text:c="10"/><text:tab/>String nom,</text:p>
      <text:p text:style-name="Code"><text:s text:c="9"/><text:tab/>String prenom,</text:p>
      <text:p text:style-name="Code"><text:s text:c="10"/><text:tab/>String email,</text:p>
      <text:p text:style-name="Code"><text:s text:c="10"/><text:tab/>Date dateNaissance)</text:p>
      <text:list xml:id="list4314699362035820596" text:style-name="L3">
        <text:list-item>
          <text:p text:style-name="P78">Utilisateur findUtilisateur(String loginOrLoginAlias)</text:p>
        </text:list-item>
        <text:list-item>
          <text:p text:style-name="P78">List&lt;Utilisateur&gt; findUtilisateurs(</text:p>
        </text:list-item>
      </text:list>
      <text:p text:style-name="Code"><text:tab/><text:tab/><text:tab/>String patternNom, </text:p>
      <text:p text:style-name="Code"><text:tab/><text:tab/><text:tab/>String patternPrenom,</text:p>
      <text:p text:style-name="Code"><text:s text:c="13"/>Date dateAvantNaissance, </text:p>
      <text:p text:style-name="Code"><text:tab/><text:tab/><text:tab/>Date dateApresNaissance,</text:p>
      <text:p text:style-name="Code"><text:s text:c="13"/>Map paginationAndSortingSpec)</text:p>
      <text:list xml:id="list3564075492549658814" text:style-name="L4">
        <text:list-item>
          <text:p text:style-name="P79">void setAliasLogin(String login, String loginAlias)</text:p>
        </text:list-item>
        <text:list-item>
          <text:p text:style-name="P79">Utilisateur desactiveUtilisateur(String login)</text:p>
        </text:list-item>
        <text:list-item>
          <text:p text:style-name="P79">Utilisateur reactiveUtilisateur(String login)</text:p>
        </text:list-item>
        <text:list-item>
          <text:p text:style-name="P79">Utilisateur updateUtilisateur(</text:p>
        </text:list-item>
      </text:list>
      <text:p text:style-name="Code"><text:tab/><text:tab/><text:tab/>String login, </text:p>
      <text:p text:style-name="Code"><text:tab/><text:tab/><text:tab/>Utilisateur utilisateur)</text:p>
      <text:p text:style-name="Code"/>
      <text:p text:style-name="Texte_20_Fylab">L'interface a pour objectif le masquage de la complexité du modèle associé à un utilisateur dans une application éliot : en effet, un utilisateur d'une application éliot est caractérisée par un objet de type Personne, par un objet de type CompteUtilisateur et par un objet de type DomainAutorite.</text:p>
      <text:p text:style-name="Texte_20_Fylab">La classe <text:a xlink:type="simple" xlink:href="https://github.com/ticetime/eliot-tdbase/blob/master/eliot-tice-plugin/grails-app/services/org/lilie/services/eliot/tice/annuaire/data/Utilisateur.groovy">Utilisateur</text:a> permet d'encapsuler et de masquer cette complexité. C'est donc cette classe et uniquement celle ci qui est manipulée dans l'API. <text:s/></text:p>
      <text:h text:style-name="Titre_20_F2" text:outline-level="2"><text:bookmark-start text:name="__RefHeading__1908_1232785049"/><text:soft-page-break/>Implémentations de l'interface UtilisateurService<text:bookmark-end text:name="__RefHeading__1908_1232785049"/></text:h>
      <text:h text:style-name="Titre_20_F3" text:outline-level="3"><text:bookmark-start text:name="__RefHeading__1910_1232785049"/>Implémentation par défaut<text:bookmark-end text:name="__RefHeading__1910_1232785049"/></text:h>
      <text:p text:style-name="Texte_20_Fylab">L'implémentation par défaut <text:a xlink:type="simple" xlink:href="https://github.com/ticetime/eliot-tdbase/blob/master/eliot-tice-plugin/grails-app/services/org/lilie/services/eliot/tice/annuaire/impl/DefaultUtilisateurService.groovy">DefaultUtilisateurService</text:a> implémente l'ensemble des méthodes de l'interface permettant de travailler sur une base d'annuaire autonome est prise en charge par l'API en gérant de manière persistante (classe du domaine CompteUtilisateur) les mots de passes, les dates d'expirations,.... Il suffirait donc de développer les vues et contrôleurs associés pour disposer d'une gestion des utilisateurs complètement autonome.</text:p>
      <text:h text:style-name="Titre_20_F3" text:outline-level="3"><text:bookmark-start text:name="__RefHeading__1912_1232785049"/>Implémentation pour l'intégration au portail Lilie<text:bookmark-end text:name="__RefHeading__1912_1232785049"/></text:h>
      <text:p text:style-name="Texte_20_Fylab">L'implémentation <text:a xlink:type="simple" xlink:href="https://github.com/ticetime/eliot-tdbase/blob/master/eliot-tice-plugin/grails-app/services/org/lilie/services/eliot/tice/annuaire/impl/LilieUtilisateurService.groovy">LilieUtilisateurService</text:a> implémente uniquement la méthode « findUtilisateur(String loginOrLoginAlias) ». Les autres méthodes lèvent une exception indiquant qu'elles ne sont pas supportées en mode d'intégration Lilie.</text:p>
      <text:p text:style-name="Texte_20_Fylab">En effet, il n'est pas pertinent de gérer la création des comptes, les activations, désactivations,... alors que cela doit être uniquement pris en charge à partir des informations issues de l'import des données annuaires.</text:p>
      <text:p text:style-name="Texte_20_Fylab">Dans ce mode d'intégration avec Lilie, un Utilisateur est complètement caractérisé par son objet correspondant de type Personne et son objet de type Autorite.</text:p>
      <text:h text:style-name="Titre_20_F3" text:outline-level="3"><text:bookmark-start text:name="__RefHeading__1914_1232785049"/>Configurer l'implémentation pour l'intégration Lilie<text:bookmark-end text:name="__RefHeading__1914_1232785049"/></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 </text:p>
      <text:p text:style-name="Texte_20_Fylab"/>
      <text:p text:style-name="Texte_20_Fylab">Dans la suite du document, nous designerons « environnement Lilie » un environnement déclarant dans sa configuration la proriété eliot.portail.lilie comme indiquée ci-dessus.</text:p>
      <text:h text:style-name="Titre_20_F1" text:outline-level="1"><text:bookmark-start text:name="__RefHeading__569_2093073488"/>La gestion de la sécurité avec Spring Security<text:bookmark-end text:name="__RefHeading__569_2093073488"/></text:h>
      <text:h text:style-name="Titre_20_F2" text:outline-level="2"><text:bookmark-start text:name="__RefHeading__3322_2093073488"/>Les limites de la gestion de la sécurité dans les applications éliot<text:bookmark-end text:name="__RefHeading__3322_2093073488"/></text:h>
      <text:p text:style-name="Texte_20_Fylab">Le modèle de gestion de sécurité des applications éliot a été mis en place initialement pour une gestion de la sécurité en mode ACL (cf. les entités Autorite, Item, Autorisation et les API développées autour de ces entités).</text:p>
      <text:p text:style-name="Texte_20_Fylab">Concernant une approche de la sécurité pilotée par les rôles (approche dite RBAC), le socle éliot s'est cherché et a proposé un modèle mixant l'utilisation des fonctions occupées par les utilisateurs avec la notion de périmètre.</text:p>
      <text:p text:style-name="Texte_20_Fylab">Spring fournit dans sa palette d'outils le module <text:a xlink:type="simple" xlink:href="http://static.springsource.org/spring-security/site/index.html">Spring Security</text:a> qui a pour objectif la gestion de l'authentification et de sécurité d'une application Web en mode RBAC (des extensions permettent aussi la gestion des ACL).</text:p>
      <text:p text:style-name="Texte_20_Fylab">Disposant à présent d'une API de gestion de comptes, il aurait été dommage de ne pas offrir aux applications éliot un dispositif d'authentification robuste, personnalisable avec en prime une gestion de sécurité RBAC mature.</text:p>
      <text:h text:style-name="Titre_20_F2" text:outline-level="2"><text:bookmark-start text:name="__RefHeading__996_1148293674"/>Les principes simplifiés de Spring Security<text:bookmark-end text:name="__RefHeading__996_1148293674"/></text:h>
      <text:h text:style-name="Titre_20_F3" text:outline-level="3"><text:bookmark-start text:name="__RefHeading__1239_774939918"/>Authentication, UserDetail, GrantedAuthority &amp; SecurityContext<text:bookmark-end text:name="__RefHeading__1239_774939918"/></text:h>
      <text:p text:style-name="Texte_20_Fylab">Un utilisateur accédant à une application sécurisé par Spring Security est représenté par un objet de type <text:span text:style-name="T4">UserDetail</text:span>. </text:p>
      <text:p text:style-name="Texte_20_Fylab">L'objet UserDetail encapsule les informations sur le compte utilisateur ainsi que ses rôles applicatifs représentés par des objets de type <text:span text:style-name="T4">GrantedAuthority</text:span>. Les informations encapsulées par le UserDetail permettent d'appliquer à l'utilisateur courant les règles de sécurité décrites dans notre application.</text:p>
      <text:p text:style-name="Texte_20_Fylab">A chaque nouvelle requête, lorsqe <text:s/>l'utilisateur est authentifié auprès de l'application, le service de type <text:span text:style-name="T4">UserDetailsService </text:span><text:span text:style-name="T5">se charge de créer le UserDetail associé à l'utilisateur authentifié. Spring Security propose un dispositif d'authentification natif mais permet aussi de déléguer l'authentification à un dispositif tiers comme CAS.</text:span></text:p>
      <text:p text:style-name="Texte_20_Fylab"><text:span text:style-name="T5">Une fois le UserDetail créé, il est affecté au thread courant en étant affecté à l'objet de type <text:s/></text:span><text:span text:style-name="T4">SecurityContext</text:span><text:span text:style-name="T5">. Le SecurityContext correspond à peu près à la notion de SecuriteSession dans le modèle ACL d'Éliot.</text:span></text:p>
      <text:p text:style-name="P7">Résumons une séquence d'authentification type.</text:p>
      <text:p text:style-name="P7">Un utilisateur s'authentifie via un formulaire de login/password :</text:p>
      <text:list xml:id="list6019885144202687186" text:style-name="L5">
        <text:list-item>
          <text:p text:style-name="P46">Le système vérifie que le password correspond bien au login</text:p>
        </text:list-item>
        <text:list-item>
          <text:p text:style-name="P46">Les informations sur l'utilisateur sont récupérées (information du compte utilisateur, rôles,...)</text:p>
        </text:list-item>
        <text:list-item>
          <text:p text:style-name="P46">Un SecurityContext est établi pour l'utilisateur</text:p>
        </text:list-item>
        <text:list-item>
          <text:p text:style-name="P46">Si la ressource à laquelle l'utilisateur cherche à accéder est protéger par un méchanisme de contrôle d'accès, le mécanisme de contrôle vérifie à l'aide du SecurityContext correspond à l'utilisateur que celui ci possède les permissions nécessaires pour accéder à la ressource.</text:p>
        </text:list-item>
      </text:list>
      <text:p text:style-name="P7">Dans le cas d'une application Web le scénario est un peu différent. Une fois l'authentification réalisée, l'identifiant de session permet de reconstituer le SecurityContext d'une requête à l'autre.</text:p>
      <text:p text:style-name="Texte_20_Fylab"/>
      <text:p text:style-name="Texte_20_Fylab"/>
      <text:h text:style-name="Titre_20_F2" text:outline-level="2"><text:bookmark-start text:name="__RefHeading__1241_774939918"/><text:soft-page-break/>Le plugin Grails Spring Security Core<text:bookmark-end text:name="__RefHeading__1241_774939918"/></text:h>
      <text:p text:style-name="Texte_20_Fylab">SpringSource propose un plugin Grails (supporté donc de manière officielle) pour intégrer Spring Security dans une application Grails.</text:p>
      <text:p text:style-name="Texte_20_Fylab">La documentation officielle détaillée du plugin se trouve à cette adresse :</text:p>
      <text:p text:style-name="Texte_20_Fylab"><text:a xlink:type="simple" xlink:href="http://grails-plugins.github.com/grails-spring-security-core/docs/manual/">http://grails-plugins.github.com/grails-spring-security-core/docs/manual/</text:a></text:p>
      <text:p text:style-name="Texte_20_Fylab">Après installation du plugin, il faut lancer le script Grails fourni par le plugin « s2-quickstart ».</text:p>
      <text:p text:style-name="Texte_20_Fylab">Le script injecte la déclaration des filtres dans le fichier web.xml et configure les beans spring dans l'application context jouant un rôle clé dans le dispositif de gestion de la sécurité.</text:p>
      <text:p text:style-name="Texte_20_Fylab">Les éléments de configuration se placent dans le fichier Config.groovy.</text:p>
      <text:h text:style-name="Titre_20_F3" text:outline-level="3"><text:bookmark-start text:name="__RefHeading__1243_774939918"/>Le script « s2-quickstart »<text:bookmark-end text:name="__RefHeading__1243_774939918"/></text:h>
      <text:p text:style-name="Texte_20_Fylab">Lorsqu'on utilise le plugin « from scratch », le script s2-quickstart permet de créer <text:s/>les classes User, Role et UserRole (les noms sont configurables) permettant de mettre en oeuvre la gestion d'un compte utilisateur avec ses rôles associés.</text:p>
      <text:p text:style-name="P12">Le script créé aussi quelques controleurs et <text:s/>GSPs:</text:p>
      <text:list xml:id="list3087973850758373630" text:style-name="L6">
        <text:list-item>
          <text:p text:style-name="P47"><text:span text:style-name="Source_20_Text"><text:span text:style-name="T6">grails-app/controllers/LoginController.groovy</text:span></text:span></text:p>
        </text:list-item>
        <text:list-item>
          <text:p text:style-name="P47"><text:span text:style-name="Source_20_Text"><text:span text:style-name="T6">grails-app/controllers/LogoutController.groovy</text:span></text:span></text:p>
        </text:list-item>
        <text:list-item>
          <text:p text:style-name="P47"><text:span text:style-name="Source_20_Text"><text:span text:style-name="T6">grails-app/views/auth.gsp</text:span></text:span></text:p>
        </text:list-item>
        <text:list-item>
          <text:p text:style-name="P47"><text:span text:style-name="Source_20_Text"><text:span text:style-name="T6">grails-app/views/denied.gsp</text:span></text:span></text:p>
        </text:list-item>
      </text:list>
      <text:p text:style-name="Texte_20_Fylab"><text:span text:style-name="Source_20_Text"><text:span text:style-name="T6">Ceci permet d'utiliser un dispositif d'authentification au sein de l'application quand on ne passe pas par un dispositif externe. La version de démonstration de éliot-tdbase utilise cette approche.</text:span></text:span></text:p>
      <text:h text:style-name="Titre_20_F3" text:outline-level="3"><text:bookmark-start text:name="__RefHeading__1245_774939918"/><text:span text:style-name="Source_20_Text"><text:span text:style-name="T6">La configuration des URLs à sécuriser</text:span></text:span><text:bookmark-end text:name="__RefHeading__1245_774939918"/></text:h>
      <text:p text:style-name="Texte_20_Fylab"><text:span text:style-name="Source_20_Text"><text:span text:style-name="T6">Trois approches sont possibles :</text:span></text:span></text:p>
      <text:list xml:id="list7275287765733205886" text:style-name="L7">
        <text:list-item>
          <text:p text:style-name="P48"><text:span text:style-name="Source_20_Text"><text:span text:style-name="T6">utilisation d'annotations sur les classes et <text:s/>actions de contrôleurs</text:span></text:span></text:p>
        </text:list-item>
        <text:list-item>
          <text:p text:style-name="P48"><text:span text:style-name="Source_20_Text"><text:span text:style-name="T6">utilisation d'un mapping « statique » dans le fichier de configuration</text:span></text:span></text:p>
        </text:list-item>
        <text:list-item>
          <text:p text:style-name="P48"><text:span text:style-name="Source_20_Text"><text:span text:style-name="T6">utilisation d'un mapping dynamique s'appuyant sur une table optionnelle pouvant être créée par le script s2-quickstart</text:span></text:span></text:p>
        </text:list-item>
      </text:list>
      <text:p text:style-name="Texte_20_Fylab"><text:span text:style-name="Source_20_Text"><text:span text:style-name="T6">Exemple d'utilisation d'annotations (extrait documentation plugin)</text:span></text:span></text:p>
      <text:p text:style-name="Code"><text:span text:style-name="Source_20_Text"><text:span text:style-name="T10">package com.mycompany.myapp</text:span></text:span></text:p>
      <text:p text:style-name="P31">import grails.plugins.springsecurity.Secured</text:p>
      <text:p text:style-name="P31">class SecureAnnotatedController {</text:p>
      <text:p text:style-name="P31"><text:s text:c="3"/>@Secured(['ROLE_ADMIN'])</text:p>
      <text:p text:style-name="P31"><text:s text:c="3"/>def index = {</text:p>
      <text:p text:style-name="P31"><text:s text:c="6"/>render 'you have ROLE_ADMIN'</text:p>
      <text:p text:style-name="P31"><text:s text:c="3"/>}</text:p>
      <text:p text:style-name="P31"><text:s text:c="3"/>@Secured(['ROLE_ADMIN', 'ROLE_SUPERUSER'])</text:p>
      <text:p text:style-name="P31"><text:s text:c="3"/>def adminEither = {</text:p>
      <text:p text:style-name="P31"><text:s text:c="6"/>render 'you have ROLE_ADMIN or SUPERUSER'</text:p>
      <text:p text:style-name="P31"><text:s text:c="3"/>}</text:p>
      <text:p text:style-name="P31"><text:s text:c="3"/>def anybody = {</text:p>
      <text:p text:style-name="P31"><text:s text:c="6"/>render 'anyone can see this'</text:p>
      <text:p text:style-name="P31"><text:s text:c="3"/>}</text:p>
      <text:p text:style-name="P31">}</text:p>
      <text:p text:style-name="Code"/>
      <text:p text:style-name="Texte_20_Fylab"/>
      <text:p text:style-name="Texte_20_Fylab"/>
      <text:p text:style-name="Texte_20_Fylab"><text:soft-page-break/>Exemple d'utilisation d'un mapping dans le fichier de Config.groovy</text:p>
      <text:p text:style-name="P31">grails.plugins.springsecurity.interceptUrlMap = [</text:p>
      <text:p text:style-name="P31"><text:s text:c="3"/>'/secure/**': <text:s text:c="3"/>['ROLE_ADMIN'],</text:p>
      <text:p text:style-name="P31"><text:s text:c="3"/>'/finance/**': <text:s text:c="2"/>['ROLE_FINANCE', 'IS_AUTHENTICATED_FULLY'],</text:p>
      <text:p text:style-name="P31"><text:s text:c="3"/>'/js/**': <text:s text:c="7"/>['IS_AUTHENTICATED_ANONYMOUSLY'],</text:p>
      <text:p text:style-name="P31"><text:s text:c="3"/>'/css/**': <text:s text:c="6"/>['IS_AUTHENTICATED_ANONYMOUSLY'],</text:p>
      <text:p text:style-name="P31"><text:s text:c="3"/>'/images/**': <text:s text:c="3"/>['IS_AUTHENTICATED_ANONYMOUSLY'],</text:p>
      <text:p text:style-name="P31"><text:s text:c="3"/>'/*': <text:s text:c="11"/>['IS_AUTHENTICATED_ANONYMOUSLY'],</text:p>
      <text:p text:style-name="P31"><text:s text:c="3"/>'/login/**': <text:s text:c="4"/>['IS_AUTHENTICATED_ANONYMOUSLY'],</text:p>
      <text:p text:style-name="P31"><text:s text:c="3"/>'/logout/**': <text:s text:c="3"/>['IS_AUTHENTICATED_ANONYMOUSLY']</text:p>
      <text:p text:style-name="P31">]</text:p>
      <text:h text:style-name="Titre_20_F3" text:outline-level="3"><text:bookmark-start text:name="__RefHeading__1871_774939918"/>Les Helpers classes<text:bookmark-end text:name="__RefHeading__1871_774939918"/></text:h>
      <text:p text:style-name="Texte_20_Fylab">Le plugin fournit des classes facilitant l'utilisation de Spring Security :</text:p>
      <text:list xml:id="list5940767032117671050" text:style-name="L8">
        <text:list-item>
          <text:p text:style-name="P49">la SecurityTagLib : un ensemble de tag pour introduire de la gestion de sécurité directement au niveau des GSP</text:p>
        </text:list-item>
        <text:list-item>
          <text:p text:style-name="P49">le SpringSecurityService : un service Grails proposant l'accès à des objets clés du dispositif de gestion de la sécurité ; les méthodes clés sont : isLoggedIn(), getPrincipal(), getCurrentUser(),...</text:p>
        </text:list-item>
        <text:list-item>
          <text:p text:style-name="P49">la classe SpringSecurityUtils : un ensemble de méthodes statiques ; par exemple getSecurityConfig, authoritiesToRoles()...</text:p>
        </text:list-item>
      </text:list>
      <text:h text:style-name="Titre_20_F3" text:outline-level="3"><text:bookmark-start text:name="__RefHeading__1873_774939918"/>Les méthodes ajoutées aux contrôleurs<text:bookmark-end text:name="__RefHeading__1873_774939918"/></text:h>
      <text:p text:style-name="Texte_20_Fylab">Le plugin ajoute une liste de méthodes utilitaires à tous les artefacts de type contrôleur :</text:p>
      <text:p text:style-name="Texte_20_Fylab">isLoggedIn() </text:p>
      <text:p text:style-name="Texte_20_Fylab">getPrincipal()</text:p>
      <text:p text:style-name="Texte_20_Fylab">getAuthenticatedUser()</text:p>
      <text:p text:style-name="Texte_20_Fylab">Ces méthodes sont des raccourcis pour l'appel aux méthodes du SpringSecurityService ou de la classe SpringSecurityUtils.</text:p>
      <text:p text:style-name="Texte_20_Fylab">Nous détaillerons dans le paragraphe 4.4 comment utiliser ces méthodes et celles ajoutées par le plugin-eliot-tice dans les contrôleurs de eliot-tdbase.</text:p>
      <text:h text:style-name="Titre_20_F2" text:outline-level="2"><text:bookmark-start text:name="__RefHeading__573_2093073488"/>L'intégration dans Éliot<text:bookmark-end text:name="__RefHeading__573_2093073488"/></text:h>
      <text:h text:style-name="Titre_20_F3" text:outline-level="3"><text:bookmark-start text:name="__RefHeading__1875_774939918"/>Principe généraux<text:bookmark-end text:name="__RefHeading__1875_774939918"/></text:h>
      <text:p text:style-name="Texte_20_Fylab">C'est le plugin eliot-tice-plugin qui déclare une dépendance sur le plugin Grails Security Core.</text:p>
      <text:p text:style-name="Texte_20_Fylab">Les schémas existants de la base <text:s/>de données Éliot ne permet pas d'utiliser les classes User, Role, UserRole proposer par le plugin Security Core. Le plugin fourni par SpringSource permet cependant le fonctionnement de Spring Security sur un schéma de BDD complètement personnalisé sous condition d'implémenter un UserDetailService ad-hoc.</text:p>
      <text:p text:style-name="Texte_20_Fylab">C'est ce que propose le plugin eliot-tice-plugin en fournissant les deux classes suivantes :</text:p>
      <text:list xml:id="list9029128523366727749" text:style-name="L9">
        <text:list-item>
          <text:p text:style-name="P50"><text:a xlink:type="simple" xlink:href="https://github.com/ticetime/eliot-tdbase/blob/master/eliot-tice-plugin/src/groovy/org/lilie/services/eliot/tice/securite/rbac/EliotTiceUser.groovy">org.lilie.services.eliot.tice.securite.rbac.EliotTiceUser </text:a>qui implémente l'interface UserDetail définie dans Spring Security</text:p>
        </text:list-item>
        <text:list-item>
          <text:p text:style-name="P50"><text:a xlink:type="simple" xlink:href="https://github.com/ticetime/eliot-tdbase/blob/master/eliot-tice-plugin/src/groovy/org/lilie/services/eliot/tice/securite/rbac/EliotTiceUserDetailsService.groovy">org.lilie.services.eliot.tice.securite.rbac.EliotTiceUserDetailsService</text:a> qui implémente l'interface UserDetailsService définie dans Spring Security.</text:p>
        </text:list-item>
      </text:list>
      <text:p text:style-name="Texte_20_Fylab"><text:soft-page-break/>La classe EliotTiceUser est l'interface entre la notion de User attendu par SpringSource et la notion d'utilisateur Eliot disséminée dans les différentes classes Personne, CompteUtilisateur et Autorite.</text:p>
      <text:p text:style-name="Texte_20_Fylab">La notion de Role attendue par SpringSecurity est couplée à la notion de Fonction dans Eliot.</text:p>
      <text:p text:style-name="Texte_20_Fylab">La classe <text:a xlink:type="simple" xlink:href="https://github.com/ticetime/eliot-tdbase/blob/master/eliot-tice-plugin/grails-app/domain/org/lilie/services/eliot/tice/scolarite/Fonction.groovy">Fonction</text:a> a donc été modifiée pour implémentée l'interface GrantedAuthority. </text:p>
      <text:p text:style-name="Texte_20_Fylab">La classe EliotTiceUserDetailsService s'appuie sur deux services pour remplir son contrat :</text:p>
      <text:list xml:id="list6426969201455024920" text:style-name="L10">
        <text:list-item>
          <text:p text:style-name="P51">le service UtilisateurService présenté dans le paragraphe 3</text:p>
        </text:list-item>
        <text:list-item>
          <text:p text:style-name="P51">le service <text:a xlink:type="simple" xlink:href="https://github.com/ticetime/eliot-tdbase/blob/master/eliot-tice-plugin/grails-app/services/org/lilie/services/eliot/tice/annuaire/RoleUtilisateurService.groovy">RoleUtilisateurService</text:a> spécialisé dans la récupération des rôles</text:p>
        </text:list-item>
      </text:list>
      <text:p text:style-name="Texte_20_Fylab">Le service RoleUtilisateurService propose une seule opération :</text:p>
      <text:p text:style-name="P25">List&lt;GrantedAuthority&gt; findRolesForUtilisateur(Utilisateur utilisateur)</text:p>
      <text:p text:style-name="P25"/>
      <text:p text:style-name="Texte_20_Fylab">Il existe, comme pour UtilisateurService deux implémentations de RoleUtilisateurService :</text:p>
      <text:list xml:id="list5607091079938324563" text:style-name="L11">
        <text:list-item>
          <text:p text:style-name="P52"><text:a xlink:type="simple" xlink:href="https://github.com/ticetime/eliot-tdbase/blob/master/eliot-tice-plugin/grails-app/services/org/lilie/services/eliot/tice/annuaire/impl/DefaultRoleUtilisateurService.groovy">DefaultRoleUtilisateurService</text:a> activée par défaut</text:p>
        </text:list-item>
        <text:list-item>
          <text:p text:style-name="P52"><text:a xlink:type="simple" xlink:href="https://github.com/ticetime/eliot-tdbase/blob/master/eliot-tice-plugin/grails-app/services/org/lilie/services/eliot/tice/annuaire/impl/LilieRoleUtilisateurService.groovy">LilieRoleUtilisateurService</text:a> activée dans les environnements Lilie</text:p>
        </text:list-item>
      </text:list>
      <text:h text:style-name="Titre_20_F3" text:outline-level="3"><text:bookmark-start text:name="__RefHeading__1877_774939918"/>Les méthodes ajoutées aux contrôleurs<text:bookmark-end text:name="__RefHeading__1877_774939918"/></text:h>
      <text:p text:style-name="Texte_20_Fylab">Le plugin eliot-tice-plugin ajoute 3 méthodes à tous les artefacts de type contrôleur simplifiant grandement l'accès aux informations d'un utilisateur dans le cas d'une application Eliot :</text:p>
      <text:list xml:id="list5083945217848826850" text:style-name="L12">
        <text:list-item>
          <text:p text:style-name="P53">getAuthenticatedPersonne() : permet de récupérer l'objet Personne correspondant à l'utilisateur courant,</text:p>
        </text:list-item>
        <text:list-item>
          <text:p text:style-name="P53">getAuthenticatedCompteUtilisateur() : permet de récupérer l'objet CompteUtilisateur correspondant à l'utilisateur courant (renvoie null dans les environnement Lilie).</text:p>
        </text:list-item>
        <text:list-item>
          <text:p text:style-name="P53">getAuthenticatedAutorite() : permet de récupérer l'objet Autorite correspondant à l'utilisateur courant.</text:p>
        </text:list-item>
      </text:list>
      <text:h text:style-name="Titre_20_F3" text:outline-level="3"><text:bookmark-start text:name="__RefHeading__1879_774939918"/>Mise en oeuvre dans eliot-tdbase<text:bookmark-end text:name="__RefHeading__1879_774939918"/></text:h>
      <text:p text:style-name="Texte_20_Fylab">Le fichier <text:a xlink:type="simple" xlink:href="https://github.com/ticetime/eliot-tdbase/blob/master/eliot-tdbase/grails-app/conf/Config.groovy">Config.groovy</text:a> contient les règles de sécurité sous forme de mapping statique. Ci dessous un extrait de la configuration pour l'environnement de démonstration :</text:p>
      <text:p text:style-name="P31">demo {</text:p>
      <text:p text:style-name="P31"><text:s text:c="4"/>grails.plugins.springsecurity.interceptUrlMap = [</text:p>
      <text:p text:style-name="P31"><text:s text:c="12"/>'/': [</text:p>
      <text:p text:style-name="P31"><text:s text:c="20"/>'IS_AUTHENTICATED_FULLY'</text:p>
      <text:p text:style-name="P31"><text:s text:c="12"/>],</text:p>
      <text:p text:style-name="P31"><text:s text:c="12"/>'/sujet/**': [</text:p>
      <text:p text:style-name="P31"><text:s text:c="20"/>"${FonctionEnum.ENS.toRole()}",</text:p>
      <text:p text:style-name="P31"><text:s text:c="20"/>"${FonctionEnum.DOC.toRole()}",</text:p>
      <text:p text:style-name="P31"><text:s text:c="20"/>"${FonctionEnum.CTR.toRole()}",</text:p>
      <text:p text:style-name="P31"><text:s text:c="20"/>"${FonctionEnum.DIR.toRole()}",</text:p>
      <text:p text:style-name="P31"><text:s text:c="20"/>'IS_AUTHENTICATED_FULLY'</text:p>
      <text:p text:style-name="P31"><text:s text:c="12"/>],</text:p>
      <text:p text:style-name="P31"><text:s text:c="12"/>'/question/**': [</text:p>
      <text:p text:style-name="P31"><text:s text:c="20"/>"${FonctionEnum.ENS.toRole()}",</text:p>
      <text:p text:style-name="P31"><text:s text:c="20"/>"${FonctionEnum.DOC.toRole()}",</text:p>
      <text:p text:style-name="P31"><text:s text:c="20"/>"${FonctionEnum.CTR.toRole()}",</text:p>
      <text:p text:style-name="P31"><text:s text:c="20"/>"${FonctionEnum.DIR.toRole()}",</text:p>
      <text:p text:style-name="P31"><text:s text:c="20"/>'IS_AUTHENTICATED_FULLY'</text:p>
      <text:p text:style-name="P31"><text:s text:c="12"/>],</text:p>
      <text:p text:style-name="P31"><text:s text:c="12"/>...</text:p>
      <text:p text:style-name="P31"><text:s text:c="4"/>]</text:p>
      <text:p text:style-name="P31"><text:s text:c="2"/>}</text:p>
      <text:p text:style-name="Texte_20_Fylab"/>
      <text:p text:style-name="Texte_20_Fylab"><text:soft-page-break/>Une action de contrôleur devant accéder à l'objet personne correspondant à l'utilisateur connecté peut se contenter d'appeler la méthode « getAuthenticatedPersonne() » fournie par le plugin eliot-tice-plugin.</text:p>
      <text:p text:style-name="Texte_20_Fylab"/>
      <text:p text:style-name="Texte_20_Fylab">Voici un exemple d'usage dans le contrôleur SujetControleur sur l'action « ajouteSeance » :</text:p>
      <text:p text:style-name="P29">/**</text:p>
      <text:p text:style-name="P29"><text:s/>* Action ajoute séance</text:p>
      <text:p text:style-name="P29"><text:s/>*/</text:p>
      <text:p text:style-name="P31"><text:s text:c="2"/>def ajouteSeance() {</text:p>
      <text:p text:style-name="P31"><text:s text:c="4"/>breadcrumpsService.manageBreadcrumps(</text:p>
      <text:p text:style-name="P31"><text:tab/><text:tab/>params, message(code: "sujet.ajouteseance.titre"))</text:p>
      <text:p text:style-name="P31"><text:s text:c="4"/><text:span text:style-name="T7">Personne personne = authenticatedPersonne</text:span></text:p>
      <text:p text:style-name="P31"><text:s text:c="4"/>Sujet sujet = Sujet.get(params.id)</text:p>
      <text:p text:style-name="P31"><text:s text:c="4"/>def modaliteActivite = new ModaliteActivite(enseignant: personne,</text:p>
      <text:p text:style-name="P31"><text:s text:c="48"/>sujet: sujet)</text:p>
      <text:p text:style-name="P31"><text:s text:c="4"/>def proprietesScolarite = profilScolariteService.findProprietesScolariteWithStructureForPersonne(</text:p>
      <text:p text:style-name="P31"><text:s text:c="12"/>personne)</text:p>
      <text:p text:style-name="P31"><text:s text:c="4"/>render(view: '/seance/edite', model: [</text:p>
      <text:p text:style-name="P31"><text:s text:c="12"/>liens: breadcrumpsService.liens,</text:p>
      <text:p text:style-name="P31"><text:s text:c="12"/>lienRetour: breadcrumpsService.lienRetour(),</text:p>
      <text:p text:style-name="P31"><text:s text:c="12"/>modaliteActivite: modaliteActivite,</text:p>
      <text:p text:style-name="P31"><text:s text:c="12"/>proprietesScolarite: proprietesScolarite</text:p>
      <text:p text:style-name="P31"><text:s text:c="4"/>])</text:p>
      <text:p text:style-name="P31"><text:s text:c="2"/>}</text:p>
      <text:p text:style-name="P27"/>
      <text:h text:style-name="P75" text:outline-level="2"/>
      <text:h text:style-name="P76" text:outline-level="2"><text:bookmark-start text:name="__RefHeading__1918_1232785049"/>L'intégration de CAS dans eliot-tdbase<text:bookmark-end text:name="__RefHeading__1918_1232785049"/></text:h>
      <text:p text:style-name="P16">DEPRECATED : depuis la version 2.1 de TD Base, le plugin CAS n'est plus packagé avec l'application. Ce paragraphe 4.5 ne décrit donc pas un mode de fonctionnement applicable depuis la version 2.1. Si pour une raison ou une autre, le plugin CAS venait à être repackagé avec TD Base, cette documentation resterait alors de nouveau applicable.</text:p>
      <text:h text:style-name="Titre_20_F3" text:outline-level="3"><text:bookmark-start text:name="__RefHeading__1907_1349566040"/>Activation de CAS<text:bookmark-end text:name="__RefHeading__1907_1349566040"/></text:h>
      <text:p text:style-name="Texte_20_Fylab">Pour activer le support de CAS, il suffit <text:s/>de configurer l'environnement de manière ad-hoc.</text:p>
      <text:p text:style-name="Texte_20_Fylab">Par exemple voici l'extrait de la configuration ayant permis de faire les tests localement :</text:p>
      <text:list xml:id="list6291790364410109742" text:style-name="L13">
        <text:list-item>
          <text:p text:style-name="P54">dans le fichier Config.groovy dans l'environnement nommé « testlilie »</text:p>
        </text:list-item>
      </text:list>
      <text:p text:style-name="P27"><text:s text:c="4"/>grails.plugins.springsecurity.cas.active = true</text:p>
      <text:p text:style-name="P27"><text:s text:c="4"/>grails.plugins.springsecurity.cas.loginUri = '/login'</text:p>
      <text:p text:style-name="P27"><text:s text:c="4"/>grails.plugins.springsecurity.cas.serviceUrl = "http://localhost:8080/${appName}/j_spring_cas_security_check"</text:p>
      <text:p text:style-name="P27"><text:s text:c="4"/>grails.plugins.springsecurity.cas.serverUrlPrefix = 'http://localhost:8181/cas-server-webapp-3.4.11'</text:p>
      <text:p text:style-name="P27"><text:s text:c="4"/>grails.plugins.springsecurity.cas.proxyCallbackUrl = "http://localhost:8080/${appName}/secure/receptor"</text:p>
      <text:p text:style-name="P27"><text:s text:c="4"/>grails.plugins.springsecurity.cas.proxyReceptorUrl = '/secure/receptor'</text:p>
      <text:p text:style-name="P27"/>
      <text:p text:style-name="Texte_20_Fylab"/>
      <text:p text:style-name="Texte_20_Fylab">NB : l'activation de CAS s'appuie sur une version modifiée (correction de deux anomalies) du plugin Grails Spring Security CAS. Le code source du plugin modifié est sur Github, en revanche, il n'y a pas d'artefact dédié au plugin. </text:p>
      <text:h text:style-name="Titre_20_F3" text:outline-level="3"><text:bookmark-start text:name="__RefHeading__1920_1232785049"/>Fonctionnement en environnement autonome<text:bookmark-end text:name="__RefHeading__1920_1232785049"/></text:h>
      <text:p text:style-name="Texte_20_Fylab">En environnement autonome, le netID fourni par CAS à l'application cliente doit correspondre au login de l'utilisateur <text:s/>défini dans l'objet CompteUtilisateur.</text:p>
      <text:p text:style-name="Texte_20_Fylab">A la première connexion, lorsque l'identifiant CAS est fourni, le UserDetailService cherche donc le CompteUtilisateur ayant pour login le netId CAS et instancie l'Utilisateur à partir du CompteUtilisateur trouvé. C'est le DefaultUtilisateurService qui se charge de rechercher l'utilisateur et de retourner le résultat . Si aucun CompteUtilisateur n'est trouvé, l'application renvoie sur le dispositif d'authentification (échec de l'authentification auprès de l'application cliente même si l'authentification CAS a réussie).</text:p>
      <text:p text:style-name="Texte_20_Fylab">Les rôles associés à l'utilisateur (fournis par DefaultRoleUtilisateurService) sont tirés des fonctions de la personne concernée.</text:p>
      <text:h text:style-name="Titre_20_F3" text:outline-level="3"><text:bookmark-start text:name="__RefHeading__1922_1232785049"/>Fonctionnement en environnement Lilie<text:bookmark-end text:name="__RefHeading__1922_1232785049"/></text:h>
      <text:p text:style-name="Texte_20_Fylab">En environnement Lilie, le netID fourni par CAS à l'application cliente doit être conforme au format du CAS de Lilie : &lt;PREFIXE_SUR_DEUX_CARACTERES&gt;&lt;IDENTIFIANT_AAF&gt;</text:p>
      <text:p text:style-name="P7">Exemples issus de la base de test :</text:p>
      <text:list xml:id="list6419626006182845732" text:style-name="L14">
        <text:list-item>
          <text:p text:style-name="P55">Pour Sylvie Chazal, le netID attendu est : UT<text:span text:style-name="T8">110000000000004027</text:span></text:p>
        </text:list-item>
        <text:list-item>
          <text:p text:style-name="P56">Pour Sylvie Chazal , connectée en admin local : <text:s/>AL110000000000004027</text:p>
        </text:list-item>
        <text:list-item>
          <text:p text:style-name="P56">Pour Sylvie Chazal , connectée en correspondant déploiement: <text:s/>AL110000000000004027</text:p>
        </text:list-item>
      </text:list>
      <text:p text:style-name="P13"/>
      <text:p text:style-name="P13">Les rôles associés à l'utilisateur (fournis par DefaultLilieUtilisateurService) sont tirés :</text:p>
      <text:list xml:id="list8859089469128888270" text:style-name="L15">
        <text:list-item>
          <text:p text:style-name="P57">des fonctions de la personne concernée</text:p>
        </text:list-item>
        <text:list-item>
          <text:p text:style-name="P57">du préfixe (AL ou CD rajoute respectivement les rôle administrateur local ou correspondant déploiement)</text:p>
        </text:list-item>
        <text:list-item>
          <text:p text:style-name="P57">de la valeur « estActive » de l'objet Autorite : si l'utilisateur est marque « estActive » il lui est associé un rôle « EN_ACTIVITE » permettant de gérer les restrictions quand un utilisateur n'est plus actif.</text:p>
        </text:list-item>
      </text:list>
      <text:p text:style-name="P13"><text:soft-page-break/><text:s/></text:p>
      <text:p text:style-name="P13"/>
      <text:p text:style-name="P13"/>
      <text:h text:style-name="Titre_20_F2" text:outline-level="2"><text:bookmark-start text:name="__RefHeading__2918_614831544"/>L'utilisation du CAS non standard Logica en environnement Lilie<text:bookmark-end text:name="__RefHeading__2918_614831544"/></text:h>
      <text:h text:style-name="Titre_20_F3" text:outline-level="3"><text:bookmark-start text:name="__RefHeading__2920_614831544"/>Rappel<text:bookmark-end text:name="__RefHeading__2920_614831544"/></text:h>
      <text:p text:style-name="Texte_20_Fylab">Le CAS utilisé par Logica :</text:p>
      <text:list xml:id="list4249525560922288467" text:style-name="L16">
        <text:list-item>
          <text:p text:style-name="P58">est non standard</text:p>
        </text:list-item>
        <text:list-item>
          <text:p text:style-name="P58">est intrusif : fournit un client sous forme de filtre configuré au niveau du conteneur : cela signifie que ce filtre est chargé avant les filtres de l'application (ceux de Spring Security notamment).</text:p>
        </text:list-item>
      </text:list>
      <text:p text:style-name="Texte_20_Fylab">En conséquence, le filtre CAS standard n'est pas utilisable, le plugin Spring security Cas standard n'est pas utilisable.</text:p>
      <text:h text:style-name="Titre_20_F3" text:outline-level="3"><text:bookmark-start text:name="__RefHeading__2922_614831544"/>Solution proposée<text:bookmark-end text:name="__RefHeading__2922_614831544"/></text:h>
      <text:p text:style-name="Texte_20_Fylab">Spring Security permet d'implémenter des « fournisseurs d'authentification » complètement personnalisés. Ceci permet notamment d'implémenter un fournisseur d'authentification qui n'authentifie pas, qui se contente de considérer que l'authentification a eu lieu en amont et qui récupère les informations au niveau de la requête pour charger le EliotTiceUser et ses rôles.</text:p>
      <text:p text:style-name="Texte_20_Fylab">Ce fournisseur a été implémenté sous la forme d'un filtre (<text:a xlink:type="simple" xlink:href="https://github.com/ticetime/eliot-tdbase/blob/develop/eliot-tice-plugin/src/groovy/org/lilie/services/eliot/tice/securite/rbac/CasContainerLilieAuthenticationFilter.groovy">CasContainerLilieAuthentificationFilter</text:a>) qui est chargé par l'eliot-tice-plugin si le paramètre de configuration lui correspondant est positionné correctement.</text:p>
      <text:h text:style-name="Titre_20_F3" text:outline-level="3"><text:bookmark-start text:name="__RefHeading__2924_614831544"/>Configurer l'application pour utilisation du CAS <text:s/>non standard<text:bookmark-end text:name="__RefHeading__2924_614831544"/></text:h>
      <text:p text:style-name="P37">// désactivation du plugin cas standard</text:p>
      <text:p text:style-name="P25">grails.plugins.springsecurity.cas.active = false</text:p>
      <text:p text:style-name="P37">// activation de l'environnement Lilie pour la gestion des comptes</text:p>
      <text:p text:style-name="P25">eliot.portail.lilie = true</text:p>
      <text:p text:style-name="P37">// activation du filtre pour utilisation du CAS non standard</text:p>
      <text:p text:style-name="P25">eliot.portail.lilieCasActive = true</text:p>
      <text:p text:style-name="P37">// flag indiquant si il faut poursuivre ou non le traitement de la requête</text:p>
      <text:p text:style-name="P37">// si il n'y a pas les informations fournies par le CAS non standard</text:p>
      <text:p text:style-name="P25">eliot.portail.continueAfterUnsuccessfullCasLilieAuthentication = false</text:p>
      <text:p text:style-name="Texte_20_Fylab"><text:s/></text:p>
      <text:p text:style-name="P17"><text:span text:style-name="T13">Attention pour TD Base version inférieure à la 2.1 </text:span>: <text:span text:style-name="T14">Il ne faut surtout pas activer le plugin CAS standard. Veillez donc à ce que le paramètre d'activation de ce plugin soit correctement configuré.</text:span></text:p>
      <text:p text:style-name="P18"/>
      <text:h text:style-name="Titre_20_F2" text:outline-level="2"><text:bookmark-start text:name="__RefHeading__1909_1349566040"/>Tester l'environnement Lilie sans CAS<text:bookmark-end text:name="__RefHeading__1909_1349566040"/></text:h>
      <text:h text:style-name="Titre_20_F3" text:outline-level="3"><text:bookmark-start text:name="__RefHeading__1911_1349566040"/>Rappel<text:bookmark-end text:name="__RefHeading__1911_1349566040"/></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text:p>
      <text:p text:style-name="Code"><text:soft-page-break/></text:p>
      <text:p text:style-name="Texte_20_Fylab">Il est possible <text:span text:style-name="T4">pour effectuer des tests</text:span> de lancer tdbase en environnement Lilie sans CAS.</text:p>
      <text:h text:style-name="Titre_20_F3" text:outline-level="3"><text:bookmark-start text:name="__RefHeading__1913_1349566040"/>Authentification des utilisateurs<text:bookmark-end text:name="__RefHeading__1913_1349566040"/></text:h>
      <text:p text:style-name="P8">En environnement Lilie, le login des utilisateurs est conforme au netId du CAS de Lilie : &lt;PREFIXE_SUR_DEUX_CARACTERES&gt;&lt;IDENTIFIANT_AAF&gt;</text:p>
      <text:p text:style-name="P7">Exemples issus de la base de test :</text:p>
      <text:list xml:id="list737975978" text:continue-list="list6419626006182845732" text:style-name="L14">
        <text:list-item>
          <text:p text:style-name="P55">Pour Sylvie Chazal, le login attendu est : UT<text:span text:style-name="T8">110000000000004027</text:span></text:p>
        </text:list-item>
        <text:list-item>
          <text:p text:style-name="P56">Pour Sylvie Chazal , connectée en admin local : <text:s/>AL110000000000004027</text:p>
        </text:list-item>
        <text:list-item>
          <text:p text:style-name="P56">Pour Sylvie Chazal , connectée en correspondant déploiement: <text:s/>AL110000000000004027</text:p>
        </text:list-item>
      </text:list>
      <text:p text:style-name="Texte_20_Fylab">Sans CAS , c'est le dispositif par défaut de Spring Security qui est proposé. Le mot de passe associé au login est le login.</text:p>
      <text:p text:style-name="Texte_20_Fylab"/>
      <text:p text:style-name="Texte_20_Fylab">Pour pouvoir soumettre les informations de login en utilisant une requête HTTP de méthode GET, il faut ajouter à la configuration de l'environnement qui exécute tdbase :</text:p>
      <text:p text:style-name="Code">grails.plugins.springsecurity.apf.postOnly = false</text:p>
      <text:p text:style-name="Texte_20_Fylab"/>
      <text:p text:style-name="Texte_20_Fylab">L'url sera alors de la forme :</text:p>
      <text:p text:style-name="Texte_20_Fylab"><text:a xlink:type="simple" xlink:href="http://&lt;serveur&gt;:&lt;port&gt;/eliot-tdbase/j_spring_security_check?j_username=UT110000000000005027&amp;j_password=UT110000000000005027">http://&lt;serveur&gt;:&lt;port&gt;/eliot-tdbase/j_spring_security_check?j_username=UTXX&amp;j_password=UTXX</text:a></text:p>
      <text:p text:style-name="Code"/>
      <text:p text:style-name="Code"/>
      <text:h text:style-name="Titre_20_F1" text:outline-level="1"><text:bookmark-start text:name="__RefHeading__3419_652393750"/>La gestion des items d'un sujet<text:bookmark-end text:name="__RefHeading__3419_652393750"/></text:h>
      <text:p text:style-name="Texte_20_Fylab">La gestion des items est une clé de voute dans l'architecture applicative du projet eliot-tdbase.</text:p>
      <text:p text:style-name="Texte_20_Fylab">Tout a été mis en oeuvre pour que l'ajout d'un nouveau type d'item soit le moins intrusif possible au sein du projet. </text:p>
      <text:p text:style-name="Texte_20_Fylab">L'objectif est de pouvoir ajouter un ensemble de nouveaux types d'item en développant un plugin <text:s/>qui ne contiendrait que le code des nouveaux types d'item.</text:p>
      <text:h text:style-name="Titre_20_F2" text:outline-level="2"><text:bookmark-start text:name="__RefHeading__3421_652393750"/>Les classes du domaine <text:bookmark-end text:name="__RefHeading__3421_652393750"/></text:h>
      <text:p text:style-name="Texte_20_Fylab"/>
      <text:p text:style-name="P11"><draw:frame draw:style-name="fr2" draw:name="graphics5" text:anchor-type="paragraph" svg:width="13.217cm" svg:height="6.031cm" draw:z-index="6"><draw:image xlink:href="Pictures/100000000000026F00000122F2AE4195.png" xlink:type="simple" xlink:show="embed" xlink:actuate="onLoad"/></draw:frame></text:p>
      <text:p text:style-name="P11">Diagramme UML simplifié</text:p>
      <text:p text:style-name="Texte_20_Fylab"/>
      <text:p text:style-name="Texte_20_Fylab">Les items d'un sujet sont représentés par la classe du domaine Question quelque soit leur type.</text:p>
      <text:p text:style-name="Texte_20_Fylab">La classe Question sert à modéliser aussi bien les items de type document et énoncé que les items correspondant aux interactions de type question à choix multiples, curseur à déplacer...</text:p>
      <text:p text:style-name="Texte_20_Fylab">Chaque objet de type Question référence un objet de type QuestionType qui caractérise fortement son type (document, énoncé, QCM, …).</text:p>
      <text:p text:style-name="Texte_20_Fylab">Le tableau ci-dessous présente l'ensemble des types de questions supportés par éliot-tdbase : </text:p>
      <text:p text:style-name="Texte_20_Fylab"><draw:frame draw:style-name="fr1" draw:name="graphics6" text:anchor-type="paragraph" svg:x="2.852cm" svg:y="0.467cm" svg:width="11.292cm" svg:height="6.197cm" draw:z-index="5"><draw:image xlink:href="Pictures/10000000000002000000012547F43FAC.png" xlink:type="simple" xlink:show="embed" xlink:actuate="onLoad"/></draw:frame></text:p>
      <text:p text:style-name="Texte_20_Fylab"><text:soft-page-break/>Un sujet est constitué d'une liste d'items. Le lien entre un item et un sujet est représenté par la classe SujetSequenceQuestion.</text:p>
      <text:p text:style-name="Texte_20_Fylab">Une copie d'élève est représentée par la classe Copie. Une copie référence un sujet (objet de type Sujet) et une liste de réponses (objets de type Reponse). Une réponse référence un objet de type SujetSequenceQuestions.</text:p>
      <text:h text:style-name="Titre_20_F2" text:outline-level="2"><text:bookmark-start text:name="__RefHeading__3423_652393750"/>La notion de « spécification » <text:bookmark-end text:name="__RefHeading__3423_652393750"/></text:h>
      <text:p text:style-name="Texte_20_Fylab">Tous les objets de type Question ou Reponse disposent d'une propriétés « specification ».</text:p>
      <text:p text:style-name="Texte_20_Fylab">La spécification d'un objet de type Question (ou Reponse) contient la description précise et exhaustive de l'objet <text:s/>au format JSON. </text:p>
      <text:p text:style-name="Texte_20_Fylab">Par exemple pour une question à choix multiple, le champ specification contient l'intitulé de la question, les réponses possibles et l'indication de la bonne réponse.</text:p>
      <text:p text:style-name="Texte_20_Fylab">Ci dessous un exemple de spécification pour une question à choix multiple :</text:p>
      <text:p text:style-name="P31">{</text:p>
      <text:p text:style-name="P31"><text:s text:c="4"/>"questionTypeCode": "MultipleChoice",</text:p>
      <text:p text:style-name="P31"><text:s text:c="4"/>"libelle": "QCM 1",</text:p>
      <text:p text:style-name="P31"><text:s text:c="4"/>"correction": "Pas la 2 ni la 3",</text:p>
      <text:p text:style-name="P31"><text:s text:c="4"/>"reponses": [{</text:p>
      <text:p text:style-name="P31"><text:s text:c="8"/>"libelleReponse": "reponse 1",</text:p>
      <text:p text:style-name="P31"><text:s text:c="8"/>"estUneBonneReponse": true,</text:p>
      <text:p text:style-name="P31"><text:s text:c="8"/>"id": "1"</text:p>
      <text:p text:style-name="P31"><text:s text:c="4"/>},</text:p>
      <text:p text:style-name="P31"><text:s text:c="4"/>{</text:p>
      <text:p text:style-name="P31"><text:s text:c="8"/>"libelleReponse": "reponse 2",</text:p>
      <text:p text:style-name="P31"><text:s text:c="8"/>"estUneBonneReponse": false,</text:p>
      <text:p text:style-name="P31"><text:s text:c="8"/>"id": "2"</text:p>
      <text:p text:style-name="P31"><text:s text:c="4"/>},</text:p>
      <text:p text:style-name="P31"><text:s text:c="4"/>{</text:p>
      <text:p text:style-name="P31"><text:s text:c="8"/>"libelleReponse": "reponse 3",</text:p>
      <text:p text:style-name="P31"><text:s text:c="8"/>"estUneBonneReponse": true,</text:p>
      <text:p text:style-name="P31"><text:s text:c="8"/>"id": "3"</text:p>
      <text:p text:style-name="P31"><text:s text:c="4"/>},</text:p>
      <text:p text:style-name="P31"><text:s text:c="4"/>{</text:p>
      <text:p text:style-name="P31"><text:s text:c="8"/>"libelleReponse": "reponse 4",</text:p>
      <text:p text:style-name="P31"><text:s text:c="8"/>"estUneBonneReponse": false,</text:p>
      <text:p text:style-name="P31"><text:s text:c="8"/>"id": "4"</text:p>
      <text:p text:style-name="P31"><text:s text:c="4"/>}],</text:p>
      <text:p text:style-name="P31"><text:s text:c="4"/>"shuffled": true</text:p>
      <text:p text:style-name="P31">}</text:p>
      <text:p text:style-name="Code"/>
      <text:p text:style-name="Texte_20_Fylab">Ci dessous un exemple de spécification pour une réponse à la question décrite ci-dessus.</text:p>
      <text:p text:style-name="P31">{</text:p>
      <text:p text:style-name="P31"><text:s text:c="4"/>"questionTypeCode": "MultipleChoice",</text:p>
      <text:p text:style-name="P31"><text:s text:c="4"/>"indexReponses": ["1", "2", "3", "4"],</text:p>
      <text:p text:style-name="P31"><text:s text:c="4"/>"indexReponsesCoches": [null, "2", null, "3"],</text:p>
      <text:p text:style-name="P31"><text:s text:c="4"/>"indexReponsesCorrects": ["1", "3"]</text:p>
      <text:p text:style-name="P31">}</text:p>
      <text:p text:style-name="Code"/>
      <text:p text:style-name="Texte_20_Fylab">C'est donc à travers la propriété QuestionType et la propriété « specification » que les caractéristiques détaillées d'un item s'expriment.</text:p>
      <text:p text:style-name="Texte_20_Fylab"/>
      <text:p text:style-name="Texte_20_Fylab"/>
      <text:h text:style-name="Titre_20_F2" text:outline-level="2"><text:bookmark-start text:name="__RefHeading__3425_652393750"/><text:soft-page-break/>QuestionService et QuestionXXXSpecificationService<text:bookmark-end text:name="__RefHeading__3425_652393750"/></text:h>
      <text:p text:style-name="Texte_20_Fylab">Le service QuestionService expose les opérations nécessaires à la gestion des items (création, suppression, recopie, …).</text:p>
      <text:p text:style-name="Texte_20_Fylab">Chacune de ces opérations délègue à un service particulier ce qui est relatif à la gestion de la spécification d'un item.</text:p>
      <text:p text:style-name="Texte_20_Fylab">En effet, pour chaque type d'item XXX, le service QuestionXXXSpecificationService doit fournir ce qui est relatif à la gestion de la spécification de la question.</text:p>
      <text:p text:style-name="Texte_20_Fylab">Par exemple, lorsqu'un nouvel item de type MultipleChoice est créé, l'opération de création délègue ce qui affecte la spécification de l'item au service QuestionMultipleChoiceSpecificationService.</text:p>
      <text:p text:style-name="Texte_20_Fylab">Ci dessous, un extrait de la classe QuestionService. Sont mis en valeur le code permettant de récupérer le SpecificationService correspondant à un type de question et le code illustrant le processus de délégation.</text:p>
      <text:p text:style-name="P26">class QuestionService implements ApplicationContextAware {</text:p>
      <text:p text:style-name="P26"/>
      <text:p text:style-name="P26"><text:s text:c="2"/>static transactional = false</text:p>
      <text:p text:style-name="P26"><text:s text:c="2"/>ApplicationContext applicationContext</text:p>
      <text:p text:style-name="P26"/>
      <text:p text:style-name="P26"><text:s text:c="2"/>...</text:p>
      <text:p text:style-name="P26"/>
      <text:p text:style-name="P26"><text:s text:c="2"/><text:span text:style-name="T11">/**</text:span></text:p>
      <text:p text:style-name="P28"><text:s text:c="3"/>* Récupère le service de gestion de spécification de question correspondant</text:p>
      <text:p text:style-name="P28"><text:s text:c="3"/>* au type de question passé en paramètre</text:p>
      <text:p text:style-name="P28"><text:s text:c="3"/>* @param questionType le type de question</text:p>
      <text:p text:style-name="P28"><text:s text:c="3"/>* @return le service ad-hoc pour le type de question</text:p>
      <text:p text:style-name="P28"><text:s text:c="3"/>*/</text:p>
      <text:p text:style-name="P26"><text:s text:c="2"/><text:span text:style-name="T7">QuestionSpecificationService questionSpecificationServiceForQuestionType(QuestionType questionType) {</text:span></text:p>
      <text:p text:style-name="P34"><text:s text:c="4"/>return applicationContext.getBean("question${questionType.code}SpecificationService")</text:p>
      <text:p text:style-name="P34"><text:s text:c="2"/>}</text:p>
      <text:p text:style-name="P26"/>
      <text:p text:style-name="P26"><text:s text:c="2"/><text:span text:style-name="T11">/**</text:span></text:p>
      <text:p text:style-name="P28"><text:s text:c="3"/>* Créé une question</text:p>
      <text:p text:style-name="P28"><text:s text:c="3"/>* @param proprietes les propriétés hors specification</text:p>
      <text:p text:style-name="P28"><text:s text:c="3"/>* @param specificationObject l'objet specification</text:p>
      <text:p text:style-name="P28"><text:s text:c="3"/>* @param proprietaire le proprietaire</text:p>
      <text:p text:style-name="P28"><text:s text:c="3"/>* @return la question créée</text:p>
      <text:p text:style-name="P28"><text:s text:c="3"/>*/</text:p>
      <text:p text:style-name="P26"><text:s text:c="2"/>@Transactional</text:p>
      <text:p text:style-name="P26"><text:s text:c="2"/>Question createQuestion(Map proprietes, def specificationObject, Personne proprietaire) {</text:p>
      <text:p text:style-name="P26"><text:s text:c="4"/>Question question = new Question(proprietaire: proprietaire,</text:p>
      <text:p text:style-name="P26"><text:s text:c="34"/>titreNormalise: StringUtils.normalise(proprietes.titre),</text:p>
      <text:p text:style-name="P26"><text:s text:c="34"/>publie: false,</text:p>
      <text:p text:style-name="P26"><text:s text:c="34"/>versionQuestion: 1,</text:p>
      <text:p text:style-name="P26"><text:s text:c="34"/>copyrightsType: CopyrightsTypeEnum.TousDroitsReserves.copyrightsType,</text:p>
      <text:p text:style-name="P26"><text:s text:c="34"/>specification: "{}")</text:p>
      <text:p text:style-name="P26"/>
      <text:p text:style-name="P26"><text:s text:c="4"/>question.properties = proprietes</text:p>
      <text:p text:style-name="P26"><text:s text:c="4"/>question.save(flush: true)</text:p>
      <text:p text:style-name="P26"/>
      <text:p text:style-name="P26"><text:s text:c="4"/>// mise à jour attachement</text:p>
      <text:p text:style-name="P26"><text:s text:c="4"/>if (question.principalAttachementId) {</text:p>
      <text:p text:style-name="P26"><text:s text:c="6"/>def attachement = Attachement.get(question.principalAttachementId)</text:p>
      <text:p text:style-name="P26"><text:s text:c="6"/>questionAttachementService.createPrincipalAttachementForQuestion(attachement, question)</text:p>
      <text:p text:style-name="P26"><text:s text:c="4"/>} else if (question.principalAttachementFichier &amp;&amp; !question.principalAttachementFichier.isEmpty()) {</text:p>
      <text:p text:style-name="P26"><text:s text:c="6"/>questionAttachementService.createPrincipalAttachementForQuestionFromMultipartFile(</text:p>
      <text:p text:style-name="P26"><text:tab/><text:tab/><text:tab/><text:tab/><text:tab/><text:tab/><text:tab/><text:tab/>question.principalAttachementFichier, question)</text:p>
      <text:p text:style-name="P26"><text:s text:c="4"/>}</text:p>
      <text:p text:style-name="P26"><text:s text:c="4"/>// mise à jour spécification</text:p>
      <text:p text:style-name="P26"><text:s text:c="4"/><text:span text:style-name="T7">def specService = questionSpecificationServiceForQuestionType(question.type)</text:span></text:p>
      <text:p text:style-name="P34"><text:s text:c="4"/>specService.updateQuestionSpecificationForObject(question, specificationObject)</text:p>
      <text:p text:style-name="P26"><text:s text:c="4"/>question.save(flush: true)</text:p>
      <text:p text:style-name="P26"><text:s text:c="4"/>return question</text:p>
      <text:p text:style-name="P26"><text:s text:c="2"/>}</text:p>
      <text:p text:style-name="P26"/>
      <text:p text:style-name="P26"/>
      <text:p text:style-name="P26"/>
      <text:p text:style-name="P26"/>
      <text:h text:style-name="Titre_20_F2" text:outline-level="2"><text:bookmark-start text:name="__RefHeading__4189_652393750"/><text:soft-page-break/>ReponseService et ReponseXXXSpecificationService<text:bookmark-end text:name="__RefHeading__4189_652393750"/></text:h>
      <text:p text:style-name="Texte_20_Fylab">Le service ReponseService expose les opérations nécessaires à la gestion des items (création, suppression, évaluation, …).</text:p>
      <text:p text:style-name="Texte_20_Fylab">Chacune de ces opérations délègue à un service particulier ce qui est relatif à la gestion de la spécification d'une réponse.</text:p>
      <text:p text:style-name="Texte_20_Fylab">En effet, pour chaque type de réponse XXX, le service ReponseXXXSpecificationService doit fournir ce qui est relatif à la gestion de la spécification de la réponse.</text:p>
      <text:p text:style-name="Texte_20_Fylab">Par exemple, lorsqu'une nouvelle réponse de type MultipleChoice est créée, l'opération de création délègue ce qui affecte la spécification de la réponse au service ReponseMultipleChoiceSpecificationService.</text:p>
      <text:h text:style-name="Titre_20_F2" text:outline-level="2"><text:bookmark-start text:name="__RefHeading__4191_652393750"/>Les vues associées à un type d'item<text:bookmark-end text:name="__RefHeading__4191_652393750"/></text:h>
      <text:p text:style-name="Texte_20_Fylab">Pour la gestion d'un item donné, éliot-tdbase doit fournir 5 vues distinctes dépendant du contexte d'utilisation de l'item :</text:p>
      <text:list xml:id="list8849521739537935325" text:style-name="L17">
        <text:list-item>
          <text:p text:style-name="P59">une vue « édition » utilisée lorsqu'un enseignant modifie un item</text:p>
        </text:list-item>
        <text:list-item>
          <text:p text:style-name="P59">une vue « détail » utilisée lorsqu'un enseignant examine un item partagé qu'il ne peut pas modifié</text:p>
        </text:list-item>
        <text:list-item>
          <text:p text:style-name="P59">une vue « preview » utilisé lorsqu'un enseignant travaille sur un sujet</text:p>
        </text:list-item>
        <text:list-item>
          <text:p text:style-name="P59">une vue « interaction » utilisé lorsqu'un élève interagit avec l'item pour fournir une réponse</text:p>
        </text:list-item>
        <text:list-item>
          <text:p text:style-name="P59">une vue « correction » présentant la correction d'un item à un élève lorsqu'il peut accéder à sa copie corrigée</text:p>
        </text:list-item>
      </text:list>
      <text:p text:style-name="Texte_20_Fylab">Le système de délégation décrit au niveau des services dans les deux précédents paragraphes s'applique aussi au niveau des vues.</text:p>
      <text:p text:style-name="Texte_20_Fylab">Ainsi les pages d'édition, de détail, d'interaction, de « preview » et de correction délèguent la partie de la vue <text:s/>relative à la spécification de l'item à un template GSP répondant à la <text:s/>convention de nommage suivante.</text:p>
      <text:p text:style-name="Texte_20_Fylab">Si XXX est le code du type de l'item les templates à fournir pour le type d'item XXX sont :</text:p>
      <text:p text:style-name="Texte_20_Fylab">_XXXEdition.gsp</text:p>
      <text:p text:style-name="Texte_20_Fylab">_XXXDetail.gsp</text:p>
      <text:p text:style-name="Texte_20_Fylab">_XXXPreview.gsp</text:p>
      <text:p text:style-name="Texte_20_Fylab">_XXXInteraction.gsp</text:p>
      <text:p text:style-name="Texte_20_Fylab">_XXXCorrection.gsp</text:p>
      <text:p text:style-name="Texte_20_Fylab"><text:s/></text:p>
      <text:p text:style-name="Texte_20_Fylab">Ci dessous, en exemple, l'arborescence des templates relatifs au type d'item Decimal.</text:p>
      <text:p text:style-name="Texte_20_Fylab"><draw:frame draw:style-name="fr1" draw:name="graphics7" text:anchor-type="paragraph" svg:x="5.207cm" svg:y="0.335cm" svg:width="5.375cm" svg:height="2.887cm" draw:z-index="7"><draw:image xlink:href="Pictures/10000000000000D70000007BF4061488.png" xlink:type="simple" xlink:show="embed" xlink:actuate="onLoad"/></draw:frame></text:p>
      <text:h text:style-name="Titre_20_F2" text:outline-level="2"><text:bookmark-start text:name="__RefHeading__4193_652393750"/><text:soft-page-break/>Les contrôleurs associés à un type d'item<text:bookmark-end text:name="__RefHeading__4193_652393750"/></text:h>
      <text:p text:style-name="Texte_20_Fylab">Le contrôleur QuestionController délègue l'opération responsable du « data binding » entre les paramètres de la requête et la spécification de l'item à un contrôleur spécifique à chaque type d'item.</text:p>
      <text:p text:style-name="Texte_20_Fylab">A la différence de l'approche utilisée dans les classes de service, la délégation s'effectue par héritage et non par composition. </text:p>
      <text:p text:style-name="Texte_20_Fylab">A titre d'exemple, ci-dessous l'extrait de la classe <text:s/>QuestionDecimalController</text:p>
      <text:p text:style-name="P31">class QuestionDecimalController extends QuestionController {</text:p>
      <text:p text:style-name="P31"/>
      <text:p text:style-name="P31"><text:s text:c="2"/><text:span text:style-name="T11">/**</text:span></text:p>
      <text:p text:style-name="P31"><text:s text:c="3"/>*</text:p>
      <text:p text:style-name="Code"><text:span text:style-name="T10"><text:s text:c="3"/>* @para</text:span>m params les paramètres de la requête</text:p>
      <text:p text:style-name="P29"><text:s text:c="3"/>* @return l'objet représentant la spécification</text:p>
      <text:p text:style-name="P29"><text:s text:c="3"/>*/</text:p>
      <text:p text:style-name="P31"><text:s text:c="2"/>protected def getSpecificationObjectFromParams(Map params) {</text:p>
      <text:p text:style-name="P31"><text:s text:c="4"/>def specifobject = new DecimalSpecification()</text:p>
      <text:p text:style-name="P31"><text:s text:c="4"/>bindData(specifobject, params, "specifobject")</text:p>
      <text:p text:style-name="P31"><text:s text:c="4"/>return specifobject</text:p>
      <text:p text:style-name="P31"><text:s text:c="2"/>}</text:p>
      <text:p text:style-name="P31">}</text:p>
      <text:p text:style-name="P31"/>
      <text:h text:style-name="Titre_20_F2" text:outline-level="2"><text:bookmark-start text:name="__RefHeading__4195_652393750"/>En synthèse, pour supporter une nouveau type d'item<text:bookmark-end text:name="__RefHeading__4195_652393750"/></text:h>
      <text:p text:style-name="Texte_20_Fylab">Pour supporter le nouveau type d'item dont le code est YYY, un développeur doit :</text:p>
      <text:list xml:id="list6604860284338429201" text:style-name="L18">
        <text:list-item>
          <text:p text:style-name="P60">au niveau des services</text:p>
          <text:p text:style-name="P60">fournir les classes QuestionYYYSpecficationService et ReponseYYYSpecificationService</text:p>
        </text:list-item>
        <text:list-item>
          <text:p text:style-name="P60">au niveau contrôleur</text:p>
          <text:p text:style-name="P60">fournir la classe <text:s/>QuestionYYYController</text:p>
        </text:list-item>
        <text:list-item>
          <text:p text:style-name="P60">au niveau des vues </text:p>
          <text:p text:style-name="P60">fournir les vues _YYYEdition.gsp, _YYYDetail.gsp, _YYYPreview.gsp, _YYYInteraction.gsp, _YYYCorrection.gsp</text:p>
        </text:list-item>
      </text:list>
      <text:p text:style-name="Texte_20_Fylab"/>
      <text:h text:style-name="Titre_20_F1" text:outline-level="1"><text:bookmark-start text:name="__RefHeading__3063_442380534"/>Import / Export natif<text:bookmark-end text:name="__RefHeading__3063_442380534"/></text:h>
      <text:p text:style-name="Texte_20_Fylab">La version 2.2 de TDBase introduit une fonctionnalité d'import / export des sujets et des questions <text:s/>dans un format natif.</text:p>
      <text:p text:style-name="Texte_20_Fylab">Le format natif permet d'exporter, puis d'importer, l'intégralité d'un artefact TDBase (sujet ou question), y compris les fichiers joints à l'artefact.</text:p>
      <text:p text:style-name="Texte_20_Fylab"/>
      <text:h text:style-name="Titre_20_F2" text:outline-level="2"><text:bookmark-start text:name="__RefHeading__3065_442380534"/>Description du format<text:bookmark-end text:name="__RefHeading__3065_442380534"/></text:h>
      <text:p text:style-name="Texte_20_Fylab">Le résultat d'un export au format natif TDBase est un unique fichier portant l'extension « .tdbase ».</text:p>
      <text:p text:style-name="Texte_20_Fylab">Le nom du fichier est de la forme «<text:span text:style-name="T15"> sujet-&lt;titre normalisé&gt;.tdbase</text:span> » dans le cas d'un sujet, et de la forme «<text:span text:style-name="T15"> question-&lt;titre normalisé&gt;.tdbase</text:span> » dans le cas d'une question.</text:p>
      <text:p text:style-name="Texte_20_Fylab"/>
      <text:p text:style-name="Texte_20_Fylab">Les fichiers d'export TDBase sont compressés au format GZIP.</text:p>
      <text:p text:style-name="Texte_20_Fylab">Le contenu d'un fichier d'export TDBase est une représentation JSON des données exportées. Il est possible de lire le contenu d'un fichier d'export TDBase une fois que celui-ci a été décompressé.</text:p>
      <text:p text:style-name="Texte_20_Fylab">L'encodage de caractères utilisé est UTF-8.</text:p>
      <text:p text:style-name="Texte_20_Fylab"/>
      <text:p text:style-name="Texte_20_Fylab">Les données contenues dans un fichier d'export TDBase sont :</text:p>
      <text:list xml:id="list2227726463855534670" text:style-name="L19">
        <text:list-item>
          <text:p text:style-name="P61">les méta-données de l'export (date, utilisateur ayant réalisé l'export, version du format) ;</text:p>
        </text:list-item>
        <text:list-item>
          <text:p text:style-name="P61">la description de l'artefact exporté (sujet ou question) ;</text:p>
        </text:list-item>
        <text:list-item>
          <text:p text:style-name="P61">l'ensemble des fichiers joints associés à l'artefact exporté.</text:p>
        </text:list-item>
      </text:list>
      <text:p text:style-name="Texte_20_Fylab"/>
      <text:p text:style-name="Texte_20_Fylab">Représentation des fichiers joints :</text:p>
      <text:list xml:id="list8551858836677865069" text:style-name="L20">
        <text:list-item>
          <text:p text:style-name="P62">le contenu des fichiers joints est encodé au format Base64 ;</text:p>
        </text:list-item>
        <text:list-item>
          <text:p text:style-name="P62">chaque fichier joint est associé à une clé de hashage unique en fonction de son contenu, ce qui permet de n'inclure qu'une seule fois dans le fichier d'export un fichier joint qui est associé plusieurs fois à l'artefact exporté.</text:p>
        </text:list-item>
      </text:list>
      <text:p text:style-name="Texte_20_Fylab"/>
      <text:p text:style-name="Texte_20_Fylab">Représentation des sujets :</text:p>
      <text:list xml:id="list9191943387473113373" text:style-name="L21">
        <text:list-item>
          <text:p text:style-name="P63">type (sujet ou exercice) ;</text:p>
        </text:list-item>
        <text:list-item>
          <text:p text:style-name="P63">titre ;</text:p>
        </text:list-item>
        <text:list-item>
          <text:p text:style-name="P63">méta-donnée (propriétaire, date de création, date de dernière modification, parternité, copyrights, référentiel Eliot qui comprend l'établissement, la matière, et le niveau) ;</text:p>
        </text:list-item>
        <text:list-item>
          <text:p text:style-name="P63">spécification du sujet (présentation, annotation privée, durée, information sur la notation, accès séquentiel, ordre des question, liste des questions du sujet).</text:p>
        </text:list-item>
      </text:list>
      <text:p text:style-name="Texte_20_Fylab"/>
      <text:p text:style-name="Texte_20_Fylab">Représentation d'une question :</text:p>
      <text:list xml:id="list1342664972073508549" text:style-name="L22">
        <text:list-item>
          <text:p text:style-name="P64">type ;</text:p>
        </text:list-item>
        <text:list-item>
          <text:p text:style-name="P64">titre ;</text:p>
        </text:list-item>
        <text:list-item>
          <text:p text:style-name="P64">méta-donnée (identiques à celles du sujet)</text:p>
        </text:list-item>
        <text:list-item>
          <text:p text:style-name="P64">spécification (au format JSON telle quelle est stockée en base de données)</text:p>
        </text:list-item>
        <text:list-item>
          <text:p text:style-name="P64"><text:soft-page-break/>description des attachements (références aux fichiers associés à la question, et propriétés de l'association).</text:p>
        </text:list-item>
      </text:list>
      <text:p text:style-name="Texte_20_Fylab"/>
      <text:h text:style-name="Titre_20_F2" text:outline-level="2"><text:bookmark-start text:name="__RefHeading__3067_442380534"/>Architecture<text:bookmark-end text:name="__RefHeading__3067_442380534"/></text:h>
      <text:h text:style-name="Titre_20_F3" text:outline-level="3">Séquence des traitements d'un export</text:h>
      <text:p text:style-name="Texte_20_Fylab"/>
      <text:p text:style-name="Texte_20_Fylab"><draw:frame draw:style-name="fr4" draw:name="images5" text:anchor-type="paragraph" svg:width="16.999cm" svg:height="5.066cm" draw:z-index="11"><draw:image xlink:href="Pictures/10000201000006C300000204E70F0B62.png" xlink:type="simple" xlink:show="embed" xlink:actuate="onLoad"/></draw:frame></text:p>
      <text:p text:style-name="Texte_20_Fylab">Responsabilités des XXXExporterService :</text:p>
      <text:list xml:id="list8330870091329649912" text:style-name="L23">
        <text:list-item>
          <text:p text:style-name="P65">gestion de la sécurité (est-ce que l'utilisateur est autorisé à exporter l'artefact ?) ;</text:p>
        </text:list-item>
        <text:list-item>
          <text:p text:style-name="P65">opérations préalables à effectuer sur l'artefact (marquer la paternité) ;</text:p>
        </text:list-item>
        <text:list-item>
          <text:p text:style-name="P65">récupérations de l'ensemble des données nécessaires (la suite des traitements ne doit pas nécessiter de nouvelles requêtes en base).</text:p>
        </text:list-item>
      </text:list>
      <text:p text:style-name="Texte_20_Fylab"/>
      <text:p text:style-name="Texte_20_Fylab">Choix techniques concernant les XXXMarshallers :</text:p>
      <text:list xml:id="list1173113297262615735" text:style-name="L24">
        <text:list-item>
          <text:p text:style-name="P66">les Marshallers convertissent les objets du domaine en une représentation intermédiaire à base de Map ; cette représentation est aujourd'hui convertie par la suite en JSON, mais cette même représentation pourrait être convertie dans un autre formalisme (XML par exemple) ;</text:p>
        </text:list-item>
        <text:list-item>
          <text:p text:style-name="P66">les sources des Marshallers sont dans le dossier « controllers » ; ce choix se justifie par le fait que le rôle des marshallers est de fournir une représentation spécifique (une vue) des concepts métiers (les objets du domaine).</text:p>
        </text:list-item>
      </text:list>
      <text:p text:style-name="Texte_20_Fylab"/>
      <text:p text:style-name="P3"/>
      <text:h text:style-name="Titre_20_F3" text:outline-level="3">Séquence des traitements d'un import</text:h>
      <text:p text:style-name="Texte_20_Fylab"/>
      <text:p text:style-name="Texte_20_Fylab"><draw:frame draw:style-name="fr4" draw:name="images6" text:anchor-type="paragraph" svg:width="16.999cm" svg:height="5.066cm" draw:z-index="12"><draw:image xlink:href="Pictures/10000201000006C3000002044F1E82EF.png" xlink:type="simple" xlink:show="embed" xlink:actuate="onLoad"/></draw:frame></text:p>
      <text:p text:style-name="Texte_20_Fylab">Responsabilité des XXXImporterService :</text:p>
      <text:list xml:id="list1592624749336659039" text:style-name="L25">
        <text:list-item>
          <text:p text:style-name="P67">gestion de la sécurité (est-ce que l'utilisateur a l'autorisation d'importer cet artefact ?) ;</text:p>
        </text:list-item>
        <text:list-item>
          <text:p text:style-name="P67">création en base de données des artefacts décrits par la représentation DTO (cette opération est transactionnelle).</text:p>
        </text:list-item>
      </text:list>
      <text:p text:style-name="Texte_20_Fylab"/>
      <text:p text:style-name="Texte_20_Fylab">Responsabilité des XXXMarshallers :</text:p>
      <text:list xml:id="list4227286042765317062" text:style-name="L26">
        <text:list-item>
          <text:p text:style-name="P68">valider le format du fichier à importer (la validation GZIP &amp; JSON est effectué en amont par les briques J2EE / Grails) ;</text:p>
        </text:list-item>
        <text:list-item>
          <text:p text:style-name="P68">transformer la représentation JSON en arbre d'objets POGO (les DTOs) ;</text:p>
        </text:list-item>
        <text:list-item>
          <text:p text:style-name="P68">Remarque : les méthodes statiques <text:span text:style-name="T2">parse</text:span><text:span text:style-name="T16"> des Marshallers qui convertissent la représentation JSON en POGO sont bien évidemment spécifiques au format JSON ; De fait, il pourra être pertinent de déplacer ces méthodes dans des classes spécifiques pour que les XXXMarshallers restent indépendants du formalisme JSON ; il n'a pas été jugé utile de multiplier les classes pour cette seule raison tant que JSON est le seul formalisme utilisé.</text:span></text:p>
        </text:list-item>
      </text:list>
      <text:p text:style-name="Texte_20_Fylab"/>
      <text:p text:style-name="Texte_20_Fylab">Utilisation de DTO (<text:span text:style-name="T2">Data Transfer Object</text:span>) :</text:p>
      <text:list xml:id="list7485960852015675687" text:style-name="L27">
        <text:list-item>
          <text:p text:style-name="P69">il s'agit ici de « véritables DTO » dans le sens où ces classes ne sont composées que d'attributs de types primitifs, d'autres DTO, ou de List / Map de DTO ;</text:p>
        </text:list-item>
        <text:list-item>
          <text:p text:style-name="P69">la mise en œuvre de DTO permet de typer explicitement les représentations manipulées plutôt que de manipuler directement des JSONElement ;</text:p>
        </text:list-item>
        <text:list-item>
          <text:p text:style-name="P69">le code source des DTOs est situé dans le dossier « service » ; ce choix a été motivé par le fait que les DTO sont consommés par les services ; qu'ils représentent les données nécessaires pour effectuer un import, mais qu'ils ne sont pas dépendants du format spécifique du fichier source de l'import (d'autres formats que le format natif TDBase pourront être convertis en DTO).</text:p>
        </text:list-item>
      </text:list>
      <text:p text:style-name="Texte_20_Fylab"/>
      <text:p text:style-name="P3"/>
      <text:h text:style-name="Titre_20_F3" text:outline-level="3"><text:bookmark-start text:name="__RefHeading__3069_442380534"/>Description des packages<text:bookmark-end text:name="__RefHeading__3069_442380534"/></text:h>
      <table:table table:name="Tableau1" table:style-name="Tableau1">
        <table:table-column table:style-name="Tableau1.A"/>
        <table:table-column table:style-name="Tableau1.B"/>
        <table:table-row>
          <table:table-cell table:style-name="Tableau1.A1" office:value-type="string">
            <text:p text:style-name="P39">[...].eliot.tdbase.importexport</text:p>
          </table:table-cell>
          <table:table-cell table:style-name="Tableau1.B1" office:value-type="string">
            <text:p text:style-name="Table_20_Contents">Racine de l'implémentation de l'import / export.</text:p>
            <text:p text:style-name="Table_20_Contents">Comprend les services d'import et les services d'export </text:p>
          </table:table-cell>
        </table:table-row>
        <table:table-row>
          <table:table-cell table:style-name="Tableau1.A2" office:value-type="string">
            <text:p text:style-name="P39">[...].eliot.tdbase.importexport.dto</text:p>
          </table:table-cell>
          <table:table-cell table:style-name="Tableau1.B2" office:value-type="string">
            <text:p text:style-name="Table_20_Contents">Comprend l'ensemble des DTO qui représentent les entités à importer. </text:p>
          </table:table-cell>
        </table:table-row>
        <table:table-row>
          <table:table-cell table:style-name="Tableau1.A2" office:value-type="string">
            <text:p text:style-name="P39">[...].eliot.tdbase.importexport.natif.marshaller</text:p>
          </table:table-cell>
          <table:table-cell table:style-name="Tableau1.B2" office:value-type="string">
            <text:p text:style-name="Table_20_Contents">Comprend l'ensemble des marshallers .</text:p>
          </table:table-cell>
        </table:table-row>
        <table:table-row>
          <table:table-cell table:style-name="Tableau1.A2" office:value-type="string">
            <text:p text:style-name="P39">[...].eliot.tdbase.importexport.natif.marshaller.factory</text:p>
          </table:table-cell>
          <table:table-cell table:style-name="Tableau1.B2" office:value-type="string">
            <text:p text:style-name="Table_20_Contents">Comprend les factories de marshallers qui sont en charge de créer (et assembler) les différents marshallers utilisés lors d'un export ou d'un import.</text:p>
          </table:table-cell>
        </table:table-row>
      </table:table>
      <text:p text:style-name="Texte_20_Fylab"/>
      <text:h text:style-name="Titre_20_F2" text:outline-level="2"><text:bookmark-start text:name="__RefHeading__3071_442380534"/>Limites de l'import<text:bookmark-end text:name="__RefHeading__3071_442380534"/></text:h>
      <text:p text:style-name="Texte_20_Fylab">La plate-forme ENT contraint la taille limite des fichiers que les utilisateurs peuvent uploader. Cette contrainte peut donc empêcher l'import d'un artefact au format natif TDBase dont la taille du fichier dépasserait la taille limite.</text:p>
      <text:p text:style-name="Texte_20_Fylab">Du fait qu'un fichier au format natif TDBase inclus l'ensemble des fichiers joints par l'utilisateur, la taille de celui-ci peut être importante. La compression GZIP a été mise en place pour réduire au maximum la taille des fichiers d'export.</text:p>
      <text:p text:style-name="Texte_20_Fylab">Pour permettre plus de souplesse, un paramètre spécifique a été introduit (<text:span text:style-name="T15">eliot.fichiers.importexport.maxsize.mega</text:span>) qui permet de définir une taille limite spécifique aux fichiers d'imports qui pourra être configurée pour être supérieure à la taille limite habituelle.</text:p>
      <text:p text:style-name="Texte_20_Fylab">Il est toutefois important de noter que lors de l'import d'un fichier, celui-ci est chargé intégralement en mémoire. Le paramètre limitant la taille des fichiers à importer doit donc être configurer de manière à ne pas dépasser la mémoire disponible sur le serveur.</text:p>
      <text:p text:style-name="Texte_20_Fylab"/>
      <text:p text:style-name="Texte_20_Fylab">Le référentiel Eliot (établissement, matière, niveau) associé à un artefact exporté n'est pas associé à l'artefact créé par un import. En effet ce référentiel est contextuel (il dépend de l'établissement et de l'année en cours), celui-ci n'est pas pertinent lorsqu'un utilisateur importe un artefact provenant d'un autre établissement ou d'une année différente de l'année en cours.</text:p>
      <text:h text:style-name="Titre_20_F1" text:outline-level="1"><text:bookmark-start text:name="__RefHeading__2867_1477290316"/>La consommation des Web Services Rest Notes et Textes<text:bookmark-end text:name="__RefHeading__2867_1477290316"/></text:h>
      <text:p text:style-name="Texte_20_Fylab">TDBase s'interface aux modules de Notes et Textes via des WebServices Rest fournis par ces <text:s/>modules.</text:p>
      <text:p text:style-name="Texte_20_Fylab">Les Web Services en question sont spécifiés dans des documents distincts.</text:p>
      <text:p text:style-name="Texte_20_Fylab">Nous présentons dans ce chapitre la mise en place du dispositif de consommation des Web Services dans TDBase.</text:p>
      <text:h text:style-name="Titre_20_F2" text:outline-level="2"><text:bookmark-start text:name="__RefHeading__2869_1477290316"/>Diagramme de classe<text:bookmark-end text:name="__RefHeading__2869_1477290316"/></text:h>
      <text:p text:style-name="Texte_20_Fylab"><draw:frame draw:style-name="fr4" draw:name="images2" text:anchor-type="paragraph" svg:width="16.999cm" svg:height="7.862cm" draw:z-index="8"><draw:image xlink:href="Pictures/100002010000033C0000017F3E0D1DE0.png" xlink:type="simple" xlink:show="embed" xlink:actuate="onLoad"/></draw:frame><text:bookmark-start text:name="__RefHeading__2871_1477290316"/><text:bookmark-end text:name="__RefHeading__2871_1477290316"/></text:p>
      <text:h text:style-name="Titre_20_F2" text:outline-level="2"><text:bookmark-start text:name="__RefHeading__2873_1477290316"/>Configuration des opérations<text:bookmark-end text:name="__RefHeading__2873_1477290316"/></text:h>
      <text:p text:style-name="Texte_20_Fylab">La liste des opérations se configurent dans un fichier de configuration au format ConfigSlurper qui doit être chargé au lancement de l'application. Cette description peut donc s'effectuer par exemple dans le fichier standard de configuration de l'application Grails « Config.groovy ».</text:p>
      <text:p text:style-name="Texte_20_Fylab">Chaque opération est décrit par une Map, la liste des opérations est donc une liste de Map comme l'illustre l'extrait du fichier Config.groovy utilisé par TDBase.</text:p>
      <text:p text:style-name="P26">eliot.webservices.rest.client.operations = [</text:p>
      <text:p text:style-name="P26"><text:tab/>[</text:p>
      <text:p text:style-name="P26"><text:tab/><text:tab/>operationName: "getStructureChapitresForCahierId",</text:p>
      <text:p text:style-name="P26"><text:s text:c="8"/><text:tab/>description: "Retourne la liste arborescente de chapitres d'un cahier",</text:p>
      <text:p text:style-name="P26"><text:s text:c="8"/><text:tab/>contentType: ContentType.JSON,</text:p>
      <text:p text:style-name="P26"><text:s text:c="8"/><text:tab/>method: Method.GET,</text:p>
      <text:p text:style-name="P26"><text:s text:c="8"/><text:tab/>requestBodyTemplate: null,</text:p>
      <text:p text:style-name="P26"><text:s text:c="8"/><text:tab/>responseContentStructure: "eliot-textes#chapitres#structure-chapitres",</text:p>
      <text:p text:style-name="P26"><text:s text:c="8"/><text:tab/>//urlServer: "http://localhost:8090",</text:p>
      <text:p text:style-name="P26"><text:s text:c="8"/><text:tab/>uriTemplate: '/cahiers/$cahierId/chapitres'</text:p>
      <text:p text:style-name="P26"><text:tab/>],</text:p>
      <text:p text:style-name="P26"><text:s text:c="7"/>[</text:p>
      <text:p text:style-name="P26"><text:tab/><text:tab/>operationName: "findCahiersByStructureAndEnseignant",</text:p>
      <text:p text:style-name="P26"><text:s text:c="14"/>description: "Retourne la liste des cahiers pour une structure et un enseignant donné",</text:p>
      <text:p text:style-name="P26"><text:s text:c="14"/>contentType: ContentType.JSON,</text:p>
      <text:p text:style-name="P26"><text:s text:c="14"/>method: Method.GET,</text:p>
      <text:p text:style-name="P26"><text:s text:c="14"/>requestBodyTemplate: null,</text:p>
      <text:p text:style-name="P26"><text:s text:c="14"/>responseContentStructure: "PaginatedList&lt;eliot-textes#cahiers-service#standard&gt;",</text:p>
      <text:p text:style-name="P26"><text:s text:c="14"/>uriTemplate: '/cahiers-service'</text:p>
      <text:p text:style-name="P26"><text:tab/>],</text:p>
      <text:p text:style-name="P26"><text:s text:c="7"/>…]</text:p>
      <text:p text:style-name="Texte_20_Fylab">Les propriétés uriTemplate et requestBodyTemplate d'une opération sont renseignées sous forme de template Groovy résolus à l'exécution lors d'une invocation d'une opération. </text:p>
      <text:p text:style-name="Texte_20_Fylab"><text:soft-page-break/>Au lancement de l'application, le plugin EliotTicePlugin récupère le paramètre de configuration « eliot.webservices.rest.client.operations » et initialise le RestOperationDirectory à partir des informations récupérées.</text:p>
      <text:p text:style-name="P16">La description des opérations ne devraient pas avoir à être modifier d'un environnement à l'autre.</text:p>
      <text:h text:style-name="Titre_20_F2" text:outline-level="2"><text:bookmark-start text:name="__RefHeading__2875_1477290316"/>Configuration des éléments caractérisant un environnement<text:bookmark-end text:name="__RefHeading__2875_1477290316"/></text:h>
      <text:p text:style-name="Texte_20_Fylab">Afin de simplifier le dispositif de configuration de TDBase, les éléments pouvant être modifiés d'un environnement à l'autre font l'objet de paramètres de configuration dédiés.</text:p>
      <text:p text:style-name="Texte_20_Fylab">Voici la configuration de ces éléments utilisés par l'environnement de test d'intégration avec la plateforme de test d'OMT.</text:p>
      <text:p text:style-name="P26"><text:s text:c="4"/><text:span text:style-name="T12">// Spécifie si les objets sensés être créés sont bien créés</text:span></text:p>
      <text:p text:style-name="P35"><text:s text:c="4"/>// à n'activier que si les données tdbase, notes et textes sont stockées dans</text:p>
      <text:p text:style-name="P35"><text:s text:c="4"/>// la même base</text:p>
      <text:p text:style-name="P26"><text:s text:c="4"/>eliot.interfacage.strongCheck = false</text:p>
      <text:p text:style-name="P26"/>
      <text:p text:style-name="P26"><text:s text:c="4"/><text:span text:style-name="T12">// rest client config for textes</text:span></text:p>
      <text:p text:style-name="P35"><text:s text:c="4"/>//</text:p>
      <text:p text:style-name="P26"><text:s text:c="4"/>eliot.webservices.rest.client.textes.user = "api"</text:p>
      <text:p text:style-name="P26"><text:s text:c="4"/>eliot.webservices.rest.client.textes.password = "api"</text:p>
      <text:p text:style-name="P26"><text:s text:c="4"/>eliot.webservices.rest.client.textes.urlServer = "http://fylab02.dns-oid.com:8380"</text:p>
      <text:p text:style-name="P26"><text:s text:c="4"/>eliot.webservices.rest.client.textes.uriPrefix = "/eliot-textes-2.8.0-SNAPSHOT/echanges/v2"</text:p>
      <text:p text:style-name="P26"><text:s text:c="4"/>eliot.webservices.rest.client.textes.connexionTimeout = 10000 // ms</text:p>
      <text:p text:style-name="P26"/>
      <text:p text:style-name="P26"><text:s text:c="4"/><text:span text:style-name="T12">// rest client config for notes</text:span></text:p>
      <text:p text:style-name="P35"><text:s text:c="4"/>//</text:p>
      <text:p text:style-name="P26"><text:s text:c="4"/>eliot.webservices.rest.client.notes.user = "api"</text:p>
      <text:p text:style-name="P26"><text:s text:c="4"/>eliot.webservices.rest.client.notes.password = "api"</text:p>
      <text:p text:style-name="P26"><text:s text:c="4"/>eliot.webservices.rest.client.notes.urlServer = "http://fylab02.dns-oid.com:8380"</text:p>
      <text:p text:style-name="P26"><text:s text:c="4"/>eliot.webservices.rest.client.notes.uriPrefix = "/eliot-notes-2.8.0-SNAPSHOT/echanges/v2"</text:p>
      <text:p text:style-name="P26"><text:s text:c="4"/>eliot.webservices.rest.client.notes.connexionTimeout = 10000 // ms</text:p>
      <text:p text:style-name="Texte_20_Fylab"/>
      <text:h text:style-name="Titre_20_F2" text:outline-level="2"><text:bookmark-start text:name="__RefHeading__2877_1477290316"/>Invocation d'une opération<text:bookmark-end text:name="__RefHeading__2877_1477290316"/></text:h>
      <text:p text:style-name="Texte_20_Fylab">C'est la méthode « invokeOpération » implémentée dans la classe RestClient qui est chargée de déclencher l'opération.</text:p>
      <text:p text:style-name="Texte_20_Fylab">Cette méthode à la signature suivante :</text:p>
      <text:p text:style-name="P31"><text:s/><text:span text:style-name="T12">/**</text:span></text:p>
      <text:p text:style-name="P36"><text:s text:c="3"/>* Invoque une opération identifiée par son nom.</text:p>
      <text:p text:style-name="P36"><text:s text:c="3"/>* L'invocation prend en compte l'authentification basique si elle a été</text:p>
      <text:p text:style-name="P36"><text:s text:c="3"/>* configurée, le timeout de connexion et la gestion d'erreur</text:p>
      <text:p text:style-name="P36"><text:s text:c="3"/>* @param operationName le nom de l'opération à déclencher</text:p>
      <text:p text:style-name="P36"><text:s text:c="3"/>* @param parameters les paramètres encodées dans l'URL</text:p>
      <text:p text:style-name="P36"><text:s text:c="3"/>* @param httpParameters les paramètres http</text:p>
      <text:p text:style-name="P36"><text:s text:c="3"/>* @param requestContentParameters les paramètres encodés dans le corps de la</text:p>
      <text:p text:style-name="P36"><text:s text:c="3"/>* requête</text:p>
      <text:p text:style-name="P36"><text:s text:c="3"/>* @return le résultat de l'opération</text:p>
      <text:p text:style-name="P36"><text:s text:c="3"/>*/</text:p>
      <text:p text:style-name="P31"><text:s text:c="2"/>def invokeOperation(String operationName,</text:p>
      <text:p text:style-name="P31"><text:s text:c="22"/>Map parameters,</text:p>
      <text:p text:style-name="P31"><text:s text:c="22"/>Map httpParameters,</text:p>
      <text:p text:style-name="P31"><text:s text:c="22"/>Map requestContentParameters = null)</text:p>
      <text:p text:style-name="P31"><text:s text:c="2"/>throws RestOperationDoesNotExistsInDirectoryException</text:p>
      <text:p text:style-name="P31"/>
      <text:p text:style-name="Texte_20_Fylab">Les différentes Map passées en paramètres de la méthode permettent de résoudre finement les contraintes imposées par le Web Service (paramètre encodés dans l'URL ; paramètre HTTP , paramètres encodés dans le corps d'une requête utilisant une méthode 'POST' ou 'PUT'.</text:p>
      <text:p text:style-name="Texte_20_Fylab">L'implémentation s'appuie sur le HTTPBuilder fourni nativement par Groovy.</text:p>
      <text:h text:style-name="Titre_20_F1" text:outline-level="1"><text:bookmark-start text:name="__RefHeading__3165_1477290316"/>Les actions de maintenance de TDBase<text:bookmark-end text:name="__RefHeading__3165_1477290316"/></text:h>
      <text:h text:style-name="Titre_20_F2" text:outline-level="2"><text:bookmark-start text:name="__RefHeading__3167_1477290316"/>Périmètre de la maintenance<text:bookmark-end text:name="__RefHeading__3167_1477290316"/></text:h>
      <text:p text:style-name="Texte_20_Fylab">TDBase fournit une page de maintenance permettant d'exécuter deux actions :</text:p>
      <text:list xml:id="list8920707816344171131" text:style-name="L28">
        <text:list-item>
          <text:p text:style-name="P70">la suppression des copies jetables ( les copies qui sont crées lors des tests effectués sur les sujets et qui ne sont que partiellement supprimées en fonctionnement courant de l'application).</text:p>
        </text:list-item>
        <text:list-item>
          <text:p text:style-name="P70">la suppression des fichiers de l'AttachementDataStore qui sont sur le « file system » mais qui ne sont plus référencés par la base de données TDBase.</text:p>
        </text:list-item>
      </text:list>
      <text:p text:style-name="Texte_20_Fylab">Il sera possible à terme de créer des jobs sur ces actions. </text:p>
      <text:h text:style-name="Titre_20_F2" text:outline-level="2"><text:bookmark-start text:name="__RefHeading__3169_1477290316"/>Accès à la page de maintenance<text:bookmark-end text:name="__RefHeading__3169_1477290316"/></text:h>
      <text:p text:style-name="Texte_20_Fylab">La page de maintenance est accessible via l'url « &lt;url accès tdbase&gt;/maintenance ».</text:p>
      <text:p text:style-name="Texte_20_Fylab">La page n'est accessible que pour les utilisateurs identifiés en tant que Correspondant Déploiement (préfixe CD dans le NetId CAS Lilie).</text:p>
      <text:p text:style-name="Texte_20_Fylab">En mode développement, il suffit d'être authentifié pour accéder à cette page.</text:p>
      <text:p text:style-name="Texte_20_Fylab"/>
      <text:p text:style-name="Texte_20_Fylab"><draw:frame draw:style-name="fr2" draw:name="images3" text:anchor-type="paragraph" svg:width="14.526cm" svg:height="3.493cm" draw:z-index="9"><draw:image xlink:href="Pictures/1000000000000306000000B56220A172.png" xlink:type="simple" xlink:show="embed" xlink:actuate="onLoad"/></draw:frame></text:p>
      <text:p text:style-name="Texte_20_Fylab"><draw:frame draw:style-name="fr1" draw:name="images4" text:anchor-type="paragraph" svg:x="1.346cm" svg:y="0.466cm" svg:width="13.928cm" svg:height="3.805cm" draw:z-index="10"><draw:image xlink:href="Pictures/100000000000027D000000AFA8BED672.png" xlink:type="simple" xlink:show="embed" xlink:actuate="onLoad"/></draw:frame></text:p>
      <text:h text:style-name="Titre_20_F1" text:outline-level="1"><text:bookmark-start text:name="__RefHeading__821_2093073488"/>Autres points techniques clés<text:bookmark-end text:name="__RefHeading__821_2093073488"/></text:h>
      <text:h text:style-name="Titre_20_F2" text:outline-level="2"><text:bookmark-start text:name="__RefHeading__1924_1232785049"/>La gestion des pièces jointes<text:bookmark-end text:name="__RefHeading__1924_1232785049"/></text:h>
      <text:h text:style-name="Titre_20_F3" text:outline-level="3"><text:bookmark-start text:name="__RefHeading__2174_652393750"/>Principe général<text:bookmark-end text:name="__RefHeading__2174_652393750"/></text:h>
      <text:p text:style-name="Texte_20_Fylab">En accord avec la direction technique du projet Éliot, la gestion des pièces jointes a été mise en oeuvre en s'appuyant sur la gestion de stockage des fichiers de Jackrabbit. </text:p>
      <text:p text:style-name="Texte_20_Fylab">Chaque fichier correspondant à une pièce jointe d'un objet du domaine (item de éliot-tdbase dans notre cas) est enregistré sur le système de fichier. L'identifiant du fichier est le code SHA1 du fichier. Deux pièces jointes aux contenus identiques ne sont donc stockés <text:s/>qu'en un seul exemplaire sur le système de fichier.</text:p>
      <text:p text:style-name="Texte_20_Fylab">Le dossier contenant les pièces jointes est partitionné en 256x256 compartiments sur deux niveaux d'arborescences.</text:p>
      <text:h text:style-name="Titre_20_F3" text:outline-level="3"><text:bookmark-start text:name="__RefHeading__2176_652393750"/>Détail technique<text:bookmark-end text:name="__RefHeading__2176_652393750"/></text:h>
      <text:p text:style-name="Texte_20_Fylab">La gestion des pièces jointes pouvant intéresser toute application éliot, elle a été implémentée dans le plugin éliot-tice-plugin.</text:p>
      <text:h text:style-name="Titre_20_F4" text:outline-level="4"><text:bookmark-start text:name="__RefHeading__2178_652393750"/>Recyclage des classes de Jackrabbit<text:bookmark-end text:name="__RefHeading__2178_652393750"/></text:h>
      <text:p text:style-name="Texte_20_Fylab">Afin de ne pas déclarer une dépendance sur Jackrabbit (qui est conséquente en terme de volumes de données, de dépendances transitives,...) le parti a été pris de récupérer le code source des quelques classes responsables de la gestion du stockage des fichiers binaires dans Jackrabbit. Ces quelques classes ont été adaptées très légèrement pour fonctionner dans le contexte d'éliot. </text:p>
      <text:p text:style-name="Texte_20_Fylab">Les classes sont dans le package : « org.lilie.services.eliot.tice.jackrabit.core.data.version_2_4_0 ».</text:p>
      <text:p text:style-name="Texte_20_Fylab">Dans le projet eliot-tice-plugin, les classes se trouvent dans le dossier « src/java »</text:p>
      <text:p text:style-name="P38"><draw:frame draw:style-name="fr1" draw:name="graphics4" text:anchor-type="paragraph" svg:x="4.133cm" svg:y="0.536cm" svg:width="8.733cm" svg:height="4.21cm" draw:z-index="3"><draw:image xlink:href="Pictures/10000000000001CE000000E615D64AA0.png" xlink:type="simple" xlink:show="embed" xlink:actuate="onLoad"/></draw:frame> </text:p>
      <text:h text:style-name="Titre_20_F4" text:outline-level="4"><text:bookmark-start text:name="__RefHeading__2180_652393750"/>Attachement, AttachementService et AttachementDataStore<text:bookmark-end text:name="__RefHeading__2180_652393750"/></text:h>
      <text:p text:style-name="Texte_20_Fylab">Une pièce jointe est représentée par la classe du domaine Attachement. Celle ci contient l'identifiant du fichier correspondant stocké sur le système de fichier et un ensemble de méta-données sur la pièce jointe en question (type mime, nom du fichier,...).</text:p>
      <text:p text:style-name="Texte_20_Fylab">Le plugin eliot-tice-plugin fournit le service AttachementService permettant la création et la récupération des pièces jointes.</text:p>
      <text:p text:style-name="Texte_20_Fylab">Ce service s'appuie sur un objet de type DataStore dont l'implémentation est fournie par la classe AttachementDataStore <text:s/>qui étend la classe FileDataStore fournie par Jackrabbit. La classe <text:soft-page-break/>AttachementDataStore fournit la méthode « initFileDataStore » chargée d'initialisée la racine du dataStore sur le système de fichier. Si l'initialisation échoue, la méthode lève une exception.</text:p>
      <text:h text:style-name="Titre_20_F4" text:outline-level="4"><text:bookmark-start text:name="__RefHeading__2182_652393750"/>Configuration Spring<text:bookmark-end text:name="__RefHeading__2182_652393750"/></text:h>
      <text:p text:style-name="Texte_20_Fylab">L'AttachementDataStore est injecté au sein de l'AttachementService par Spring. L'injection Spring est décrite dans la closure « doWithSpring » du fichier de description du plugin « EliotTicePluginGrailsPlugin .groovy». </text:p>
      <text:p text:style-name="P31">def doWithSpring = {</text:p>
      <text:p text:style-name="P31"/>
      <text:p text:style-name="P31"><text:s text:c="4"/>...</text:p>
      <text:p text:style-name="P31"/>
      <text:p text:style-name="P31"><text:s text:c="4"/>// Configure la gestion du datastore</text:p>
      <text:p text:style-name="P31"><text:s text:c="4"/>//</text:p>
      <text:p text:style-name="P31"><text:s text:c="4"/>dataStore(AttachementDataStore) { bean -&gt;</text:p>
      <text:p text:style-name="P31"><text:s text:c="6"/>path = ConfigurationHolder.config.eliot.fichiers.racine ?: null</text:p>
      <text:p text:style-name="P31"><text:s text:c="6"/>bean.initMethod = 'initFileDataStore'</text:p>
      <text:p text:style-name="P31"><text:s text:c="4"/>}</text:p>
      <text:p text:style-name="P31">}</text:p>
      <text:p text:style-name="P31"/>
      <text:p text:style-name="Texte_20_Fylab">Si l'initialisation de l'AttachementDataStore échoue lors de la prise en compte de la configuration Spring au lancement de l'application, une exception est levée et l'application ne peut pas se lancer.</text:p>
      <text:h text:style-name="Titre_20_F2" text:outline-level="2"><text:bookmark-start text:name="__RefHeading__1921_774939918"/>La gestion du fil d'Ariane<text:bookmark-end text:name="__RefHeading__1921_774939918"/></text:h>
      <text:p text:style-name="Texte_20_Fylab">Le fil d'Ariane joue un rôle critique dans les applications éliot. Un dispositif générique a donc été mis en place pour faciliter la mise en oeuvre systématique du fil d'Ariane dans éliot-tdbase.</text:p>
      <text:h text:style-name="Titre_20_F3" text:outline-level="3"><text:bookmark-start text:name="__RefHeading__2325_652393750"/>Principe général<text:bookmark-end text:name="__RefHeading__2325_652393750"/></text:h>
      <text:p text:style-name="Texte_20_Fylab">Le fil d'Ariane est représenté par un objet de type Breadcrump qui n'est rien d'autre que la pile des liens correspondant à la navigation de l'utilisateur sur l'application. En fonction des cliques de l'utilisateur, la pile est maintenue dans un état cohérent :</text:p>
      <text:list xml:id="list5165451631997034978" text:style-name="L29">
        <text:list-item>
          <text:p text:style-name="P71">si l'utilisateur clique sur un lien action, le lien correspondant est ajouté à la pile</text:p>
        </text:list-item>
        <text:list-item>
          <text:p text:style-name="P71">si l'utilisateur clique sur un lien du fil d'Ariane, le pointeur de pile se replace sur le lien en question</text:p>
        </text:list-item>
        <text:list-item>
          <text:p text:style-name="P71">si l'utilisateur clique sur un lien du menu principal, la pile est réinitialisée.</text:p>
        </text:list-item>
      </text:list>
      <text:h text:style-name="Titre_20_F3" text:outline-level="3"><text:bookmark-start text:name="__RefHeading__2327_652393750"/>Détail technique<text:bookmark-end text:name="__RefHeading__2327_652393750"/></text:h>
      <text:p text:style-name="Texte_20_Fylab">La gestion du fil d'Ariane pouvant intéresser toute application éliot, elle a été implémentée dans le plugin éliot-tice-plugin.</text:p>
      <text:h text:style-name="Titre_20_F4" text:outline-level="4"><text:bookmark-start text:name="__RefHeading__2329_652393750"/>BreadcrumpsService et Breadcrumps <text:bookmark-end text:name="__RefHeading__2329_652393750"/></text:h>
      <text:p text:style-name="Texte_20_Fylab">Le service BreadcrumpsService de scope « session » expose 3 opérations permettant toute la gestion du fil d'Ariane :</text:p>
      <text:p text:style-name="P31">def manageBreadcrumps(Map params, String libelle, Map proprietes)</text:p>
      <text:p text:style-name="P31">BreadcrumpsLien lienRetour()</text:p>
      <text:p text:style-name="P31">def getValeurPropriete(StringNom)</text:p>
      <text:p text:style-name="P31"/>
      <text:p text:style-name="Texte_20_Fylab">L'opération principale est « manageBreadcrumps » : elle est chargée de maintenir dans un état cohérent l'état de la pile.</text:p>
      <text:p text:style-name="Texte_20_Fylab"><text:soft-page-break/>Le premier paramètre de la méthode contient les params de la requête permettant de reconstituer l'action correspondant au clique de l'utilisateur. Les params contiennent notamment les identifiants standards action, contrôleur, id caractérisant une action. Deux paramètres spécifique permettent de réinitialiser la pile ou de gérer le clique sur un lien du fil d'Ariane :</text:p>
      <text:list xml:id="list8108946195565998035" text:style-name="L30">
        <text:list-item>
          <text:p text:style-name="P72">le paramètre « bcInit », si il est présent dans params , force la réinitialisation du fil d'Ariane,</text:p>
        </text:list-item>
        <text:list-item>
          <text:p text:style-name="P72">le paramètre « bcIdx », si il est présent dans params, indique l'indice du lien cliqué sur le fil d'Ariane par l'utilisateur et permet de repositionner le pointeur de la pile sur ce lien.</text:p>
        </text:list-item>
      </text:list>
      <text:p text:style-name="Texte_20_Fylab">Le second paramètre de la méthode décrit le libellé devant apparaître dans le fil d'Ariane pour le lien en cours de prise en compte.</text:p>
      <text:p text:style-name="Texte_20_Fylab">Enfin le troisième paramètre permet de gérer des propriétés ayant pour scope le fil d'Ariane. L'approche est directement inspirée du scope « flash ». L'objectif est de pouvoir stocker des propriétés ayant pour durée de vie la présence d'un lien dans le fil d'Ariane. Les valeurs des propriétés sont récupérables via la méthode « getValeurPropriete ».</text:p>
      <text:h text:style-name="Titre_20_F4" text:outline-level="4"><text:bookmark-start text:name="__RefHeading__2571_652393750"/>Le template _breadcrumps.gsp<text:bookmark-end text:name="__RefHeading__2571_652393750"/></text:h>
      <text:p text:style-name="Texte_20_Fylab">Dans chaque page de l'application, le template « _breadcrumps.gsp » est utilisé pour rendre le fil d'Ariane.</text:p>
      <text:h text:style-name="Titre_20_F4" text:outline-level="4"><text:bookmark-start text:name="__RefHeading__2573_652393750"/>Exemples d'utilisation<text:bookmark-end text:name="__RefHeading__2573_652393750"/></text:h>
      <text:p text:style-name="P6">Les liens déclenchant la réinitialisation le fil d'Ariane</text:p>
      <text:p text:style-name="P32">&lt;div class="portal-menu"&gt;</text:p>
      <text:p text:style-name="P32"><text:s text:c="6"/>&lt;ul id="portal-hz-menu"&gt;</text:p>
      <text:p text:style-name="P32"><text:s text:c="8"/>&lt;li id="menu-item-acceuil"&gt;</text:p>
      <text:p text:style-name="P32"><text:s text:c="18"/>&lt;g:link action="index" controller="activite" <text:span text:style-name="T7">params="[bcInit:true]"</text:span></text:p>
      <text:p text:style-name="P32"><text:s text:c="26"/>title="Accueil"&gt;Accueil TDBase&lt;/g:link&gt;</text:p>
      <text:p text:style-name="P32"><text:s text:c="16"/>&lt;/li&gt;</text:p>
      <text:p text:style-name="P32"><text:s text:c="8"/>&lt;li id="menu-item-seances"&gt;</text:p>
      <text:p text:style-name="P32"><text:s text:c="10"/>&lt;g:link action="listeSeances" controller="activite" <text:span text:style-name="T7">params="[bcInit:true]"</text:span></text:p>
      <text:p text:style-name="P32"><text:s text:c="18"/>title="Liste des séances"&gt;Séances&lt;/g:link&gt;</text:p>
      <text:p text:style-name="P32"><text:s text:c="8"/>&lt;/li&gt;</text:p>
      <text:p text:style-name="P32"><text:s text:c="8"/>&lt;li id="menu-item-resultats"&gt;</text:p>
      <text:p text:style-name="P32"><text:s text:c="10"/>&lt;g:link action="listeResultats" controller="activite" <text:span text:style-name="T7">params="[bcInit:true]"</text:span></text:p>
      <text:p text:style-name="P32"><text:s text:c="18"/>title="Liste des résultats"&gt;Résultats&lt;/g:link&gt;</text:p>
      <text:p text:style-name="P32"><text:s text:c="8"/>&lt;/li&gt;</text:p>
      <text:p text:style-name="P32"><text:s text:c="6"/>&lt;/ul&gt;</text:p>
      <text:p text:style-name="P32"><text:s text:c="4"/>&lt;/div&gt;</text:p>
      <text:p text:style-name="P32"/>
      <text:p text:style-name="P6">L'utilisation du BreadcrumpService dans les contrôleurs</text:p>
      <text:p text:style-name="Texte_20_Fylab">Il suffit d'invoquer la méthode « manageBreadcrumps » quand l'action déclenchée entraîne une mise à jour du fil d'Ariane.</text:p>
      <text:p text:style-name="P32">/**</text:p>
      <text:p text:style-name="P32"><text:s text:c="3"/>*</text:p>
      <text:p text:style-name="P32"><text:s text:c="3"/>* Action "liste des séances"</text:p>
      <text:p text:style-name="P32"><text:s text:c="3"/>*/</text:p>
      <text:p text:style-name="P32"><text:s text:c="2"/>def listeSeances() {</text:p>
      <text:p text:style-name="P32"><text:s text:c="4"/>def maxItems = grailsApplication.config.eliot.listes.max</text:p>
      <text:p text:style-name="P32"><text:s text:c="4"/>params.max = Math.min(params.max ? params.int('max') : maxItems, 100)</text:p>
      <text:p text:style-name="P32"><text:s text:c="4"/><text:span text:style-name="T7">breadcrumpsService.manageBreadcrumps(params, message(code: "seance.liste.titre"))</text:span></text:p>
      <text:p text:style-name="P32"><text:s text:c="4"/>Personne personne = authenticatedPersonne</text:p>
      <text:p text:style-name="P32"><text:s text:c="4"/>def modalitesActivites = modaliteActiviteService.findModalitesActivitesForApprenant(</text:p>
      <text:p text:style-name="P32"><text:tab/><text:tab/><text:tab/><text:tab/><text:tab/><text:tab/>personne, <text:s text:c="85"/><text:tab/><text:tab/><text:tab/><text:tab/><text:tab/><text:tab/>params)</text:p>
      <text:p text:style-name="P32"><text:s text:c="4"/>boolean affichePager = false</text:p>
      <text:p text:style-name="P32"><text:s text:c="4"/>if (modalitesActivites.totalCount &gt; maxItems) {</text:p>
      <text:p text:style-name="P32"><text:s text:c="6"/>affichePager = true</text:p>
      <text:p text:style-name="P32"><text:s text:c="4"/>}</text:p>
      <text:p text:style-name="P32"><text:s text:c="4"/>render(view: '/activite/seance/liste', model: [liens: breadcrumpsService.liens,</text:p>
      <text:p text:style-name="P32"><text:s text:c="12"/>seances: modalitesActivites,</text:p>
      <text:p text:style-name="P32"><text:s text:c="12"/>affichePager: affichePager])</text:p>
      <text:p text:style-name="P32"><text:s text:c="2"/>}</text:p>
      <text:p text:style-name="P32"><text:soft-page-break/></text:p>
      <text:p text:style-name="Texte_20_Fylab"/>
      <text:p text:style-name="Texte_20_Fylab"/>
      <text:p text:style-name="Texte_20_Fylab">L'exemple ci-dessous illustre l'utilisation du paramètre « proprietes » pour stocker le rang d'insertion d'un nouvel item. </text:p>
      <text:p text:style-name="P32">/**</text:p>
      <text:p text:style-name="P32"><text:s text:c="3"/>*</text:p>
      <text:p text:style-name="P32"><text:s text:c="3"/>* Action ajoute element</text:p>
      <text:p text:style-name="P32"><text:s text:c="3"/>*/</text:p>
      <text:p text:style-name="P32"><text:s text:c="2"/>def ajouteElement() {</text:p>
      <text:p text:style-name="P32"><text:s text:c="4"/>def props = null</text:p>
      <text:p text:style-name="P32"><text:s text:c="4"/>if (params.rang) {</text:p>
      <text:p text:style-name="P32"><text:s text:c="6"/>def rang = params.rang as Integer</text:p>
      <text:p text:style-name="P32"><text:s text:c="6"/>props = [:]</text:p>
      <text:p text:style-name="P32"><text:s text:c="6"/>if (PARAM_DIRECTION_AVANT == params.direction) {</text:p>
      <text:p text:style-name="P32"><text:s text:c="8"/>props."${PROP_RANG_INSERTION}" = rang</text:p>
      <text:p text:style-name="P32"><text:s text:c="6"/>} else {</text:p>
      <text:p text:style-name="P32"><text:s text:c="8"/>props."${PROP_RANG_INSERTION}" = rang + 1</text:p>
      <text:p text:style-name="P32"><text:s text:c="6"/>}</text:p>
      <text:p text:style-name="P32"><text:s text:c="4"/>}</text:p>
      <text:p text:style-name="P32"><text:s text:c="4"/><text:span text:style-name="T7">breadcrumpsService.manageBreadcrumps(params, </text:span></text:p>
      <text:p text:style-name="P33"><text:tab/><text:tab/><text:tab/><text:tab/><text:tab/><text:tab/><text:tab/>message(code: "sujet.ajouteelement.titre"), </text:p>
      <text:p text:style-name="P33"><text:tab/><text:tab/><text:tab/><text:tab/><text:tab/><text:tab/><text:tab/>props)</text:p>
      <text:p text:style-name="P32"><text:s text:c="4"/>Sujet sujet = Sujet.get(params.id)</text:p>
      <text:p text:style-name="P32"/>
      <text:p text:style-name="P32"><text:s text:c="4"/>[sujet: sujet,</text:p>
      <text:p text:style-name="P32"><text:s text:c="12"/>liens: breadcrumpsService.liens,</text:p>
      <text:p text:style-name="P32"><text:s text:c="12"/>typesQuestionSupportes: questionService.typesQuestionsInteractionSupportes,</text:p>
      <text:p text:style-name="P32"><text:s text:c="12"/>typesQuestionSupportesPourCreation: questionService.typesQuestionsInteractionSupportesPourCreation]</text:p>
      <text:p text:style-name="P32"><text:s text:c="2"/>}</text:p>
      <text:h text:style-name="Titre_20_F2" text:outline-level="2"><text:bookmark-start text:name="__RefHeading__2755_652393750"/>L'intégration du resources plugin<text:bookmark-end text:name="__RefHeading__2755_652393750"/></text:h>
      <text:p text:style-name="Texte_20_Fylab">Le projet éliot-tdbase intègre la gestion des ressources proposée par le plugin Grails « Resources ».</text:p>
      <text:p text:style-name="Texte_20_Fylab">La lecture de la documentation du plugin est un pré-requis à la compréhension de la gestion des ressources dans éliot-tdbase.</text:p>
      <text:p text:style-name="Texte_20_Fylab"><text:a xlink:type="simple" xlink:href="http://grails-plugins.github.com/grails-resources/">http://grails-plugins.github.com/grails-resources/</text:a></text:p>
      <text:p text:style-name="Texte_20_Fylab">Les CSS, les fichiers JS et les images sont gérés via le plugin « Resources ». </text:p>
      <text:h text:style-name="Titre_20_F2" text:outline-level="2"><text:bookmark-start text:name="__RefHeading__3079_1477290316"/>La gestion du code porteur<text:bookmark-end text:name="__RefHeading__3079_1477290316"/></text:h>
      <text:p text:style-name="Texte_20_Fylab">Le plugin « EliotTicePlugin » se charge d'ajouter à tous les contrôleurs de l'application la méthode « String getCodePorteur() » permettant de récupérer le code porteur encodé dans l'entête de la requête en cours de traitement.</text:p>
      <text:p text:style-name="Texte_20_Fylab">Il est possible de configurer le nom de l'entête utilisé pour stocker le code porteur ainsi qu'un code porteur par défaut (renvoyer dans le cas ou le code porteur n'est pas dans la requête).</text:p>
      <text:h text:style-name="Titre_20_F3" text:outline-level="3"><text:bookmark-start text:name="__RefHeading__3081_1477290316"/>Exemple de configuration<text:bookmark-end text:name="__RefHeading__3081_1477290316"/></text:h>
      <text:p text:style-name="Texte_20_Fylab">Extrait du fichier Config.groovy</text:p>
      <text:p text:style-name="Code">eliot.requestHeaderPorteur = "ENT_PORTEUR"</text:p>
      <text:p text:style-name="Code">eliot.defaultCodePorteur = "CRIF"</text:p>
      <text:p text:style-name="Code"/>
      <text:h text:style-name="Titre_20_F3" text:outline-level="3"><text:bookmark-start text:name="__RefHeading__3083_1477290316"/><text:soft-page-break/>Exemple d'utilisation<text:bookmark-end text:name="__RefHeading__3083_1477290316"/></text:h>
      <text:p text:style-name="Texte_20_Fylab">Exemple issu de la classe « SeanceController »</text:p>
      <text:p text:style-name="P31"><text:s text:c="2"/><text:span text:style-name="T12">/**</text:span></text:p>
      <text:p text:style-name="P36"><text:s text:c="3"/>* Action updateChapitres</text:p>
      <text:p text:style-name="P36"><text:s text:c="3"/>*/</text:p>
      <text:p text:style-name="P31"><text:s text:c="2"/>def updateChapitres() {</text:p>
      <text:p text:style-name="P31"><text:s text:c="4"/>Personne personne = authenticatedPersonne</text:p>
      <text:p text:style-name="P31"><text:s text:c="4"/>List&lt;ChapitreInfo&gt; chapitres = []</text:p>
      <text:p text:style-name="P31"><text:s text:c="4"/>if (params.cahierId != 'null') {</text:p>
      <text:p text:style-name="P31"><text:s text:c="6"/>def cahierId = params.cahierId as Long</text:p>
      <text:p text:style-name="P31"><text:s text:c="6"/>chapitres = cahierTextesService.getChapitreInfosForCahierId(cahierId,</text:p>
      <text:p text:style-name="P31"><text:s text:c="66"/>personne,</text:p>
      <text:p text:style-name="P31"><text:s text:c="66"/><text:span text:style-name="T4">codePorteur</text:span>)</text:p>
      <text:p text:style-name="P31"><text:s text:c="4"/>}</text:p>
      <text:p text:style-name="P31"><text:s text:c="4"/>render(view: "/seance/_selectChapitres", model: [chapitres: chapitres])</text:p>
      <text:p text:style-name="P31"><text:s text:c="2"/>}</text:p>
      <text:p text:style-name="Texte_20_Fylab"><text:s/></text:p>
      <text:h text:style-name="Titre_20_F1" text:outline-level="1"><text:bookmark-start text:name="__RefHeading__1617_1145334869"/>Configurer eliot-tdbase<text:bookmark-end text:name="__RefHeading__1617_1145334869"/></text:h>
      <text:h text:style-name="Titre_20_F2" text:outline-level="2"><text:bookmark-start text:name="__RefHeading__1619_1145334869"/>Les fichiers <text:a xlink:type="simple" xlink:href="https://github.com/ticetime/eliot-tdbase/blob/master/eliot-tdbase/grails-app/conf/Config.groovy">Config.groovy</text:a> et <text:a xlink:type="simple" xlink:href="https://github.com/ticetime/eliot-tdbase/blob/master/eliot-tdbase/grails-app/conf/DataSource.groovy">DataSource.groovy</text:a><text:bookmark-end text:name="__RefHeading__1619_1145334869"/></text:h>
      <text:p text:style-name="Texte_20_Fylab">Ces deux fichiers, comme dans toute application Grails, permettent de configurer les propriétés communes à tous les environnements d'exécution de l'application eliot-tdbase ( sécurisation des URLs, propriétés technique Grails,...) et des propriétés propres à chaque environnement déclaré (affichage des news, activation de CAS,...)</text:p>
      <text:p text:style-name="Texte_20_Fylab">Comme l'ensemble des applications eliot, il est possible d'externaliser la configuration de eliot-tdbase <text:s/>dans un fichier externe dont la localisation est fournie par la propriété système « eliot-tdbase.config.location ».</text:p>
      <text:p text:style-name="Texte_20_Fylab">Seule différence avec l'approche des autres applications eliot, le fichier <text:a xlink:type="simple" xlink:href="https://github.com/ticetime/eliot-tdbase/blob/master/eliot-tdbase/src/templates/eliot-tdbase-config.groovy">eliot-tdbase-config.groovy</text:a> contenu dans le dossier « src/templates » du projet eliot-tdbase est déployé dans le dossier « classes » du WEB-INF de eliot-tdbase à la construction du war. Ce fichier contient une configuration pour le lancement de l'application après son téléchargement depuis le repository Maven. L'objectif est de simplifier au maximum la possibilité de tester localement eliot-tdbase une fois le war téléchargé. </text:p>
      <text:p text:style-name="Texte_20_Fylab">En effet, pour lancer et tester eliot-tdbase après avoir récupérer le war sur le repository Maven, il suffit de créer une base de données PostgresSql vierge « eliot-tdbase » propriété de l'utilisateur PostgresSQL ayant pour login et mot de passe « eliot ».</text:p>
      <text:h text:style-name="P75" text:outline-level="2"/>
      <text:h text:style-name="P76" text:outline-level="2"><text:bookmark-start text:name="__RefHeading__1621_1145334869"/>Modèle type de fichier de configuration<text:bookmark-end text:name="__RefHeading__1621_1145334869"/></text:h>
      <text:p text:style-name="Texte_20_Fylab">Le fichier eliot-tdbase-config.groovy fournit le modèle type de fichier de configuration de l'environnement d'exécution de eliot-tdbase. Tout fichier de configuration se conformant au format présenté ci-dessous et rendu accessible via la propriété <text:s/>« <text:a xlink:type="simple" xlink:href="https://github.com/ticetime/eliot-tdbase/blob/master/eliot-tdbase/src/templates/eliot-tdbase-config.groovy">eliot-tdbase.config.location</text:a> » écrasera la configuration fournie par eliot-tdbase-config.groovy.</text:p>
      <text:p text:style-name="P30">import org.lilie.services.eliot.tice.scolarite.FonctionEnum</text:p>
      <text:p text:style-name="P30">import org.lilie.services.eliot.tice.utils.UrlServeurResolutionEnum</text:p>
      <text:p text:style-name="P28"/>
      <text:p text:style-name="P28">// L'URL d'accès à l'application</text:p>
      <text:p text:style-name="P28">//</text:p>
      <text:p text:style-name="P26">grails.serverURL = "http://localhost:8080/eliot-tdbase"</text:p>
      <text:p text:style-name="P28"/>
      <text:p text:style-name="P28">// Le nom de l'application</text:p>
      <text:p text:style-name="P28">//</text:p>
      <text:p text:style-name="P26">eliot.tdbase.nomApplication = "eliot-tdbase"</text:p>
      <text:p text:style-name="P28"/>
      <text:p text:style-name="P28">// Le mode de configuration de l'url du serveur pour résoudre les urls dépendantes du porteur ENT</text:p>
      <text:p text:style-name="P28">// valeur : « CONFIGURATION » ou « ANNUAIRE_PORTEUR »</text:p>
      <text:p text:style-name="P26">eliot.urlResolution.mode = UrlServeurResolutionEnum.CONFIGURATION.name()</text:p>
      <text:p text:style-name="P26"/>
      <text:p text:style-name="P28">// <text:s/>L'url du serveur pour résoudre les urls dépendantes du porteur ENT en mode CONFIGURATION</text:p>
      <text:p text:style-name="P28">//</text:p>
      <text:p text:style-name="P26">eliot.tdbase.urlServeur = "http//localhost:8080"</text:p>
      <text:p text:style-name="P26"/>
      <text:p text:style-name="P28">// cas is not activated by default</text:p>
      <text:p text:style-name="P28">//</text:p>
      <text:p text:style-name="P26">grails.plugins.springsecurity.cas.active = false</text:p>
      <text:p text:style-name="P26">grails.plugins.springsecurity.cas.loginUri = '/login'</text:p>
      <text:p text:style-name="P26">grails.plugins.springsecurity.cas.serviceUrl = <text:span text:style-name="T9">"http://localhost:8080/eliot-tdbase/j_spring_cas_security_check"</text:span></text:p>
      <text:p text:style-name="P26">grails.plugins.springsecurity.cas.serverUrlPrefix = 'http://localhost:8181/cas-server-webapp-3.4.11'</text:p>
      <text:p text:style-name="P26">grails.plugins.springsecurity.cas.proxyCallbackUrl = "http://localhost:8080/eliot-tdbase/secure/receptor"</text:p>
      <text:p text:style-name="P26">grails.plugins.springsecurity.cas.proxyReceptorUrl = '/secure/receptor'</text:p>
      <text:p text:style-name="P26"/>
      <text:p text:style-name="P28">// determine si eliot-tdbase doit s'executer en mode intégration Lilie</text:p>
      <text:p text:style-name="P28">//</text:p>
      <text:p text:style-name="P26">eliot.portail.lilie = false</text:p>
      <text:p text:style-name="P26"/>
      <text:p text:style-name="P28">// application de la migration définie dans eliot-tice-dbmigration)</text:p>
      <text:p text:style-name="P28">//</text:p>
      <text:p text:style-name="P26">eliot.bootstrap.migration = true</text:p>
      <text:p text:style-name="P26"/>
      <text:p text:style-name="P28">// creation d'un jeu de test</text:p>
      <text:p text:style-name="P28">//</text:p>
      <text:p text:style-name="P26">eliot.bootstrap.jeudetest = true</text:p>
      <text:p text:style-name="P26"/>
      <text:p text:style-name="P28">// configuration de la racine de l'espace de fichier</text:p>
      <text:p text:style-name="P28">//</text:p>
      <text:p text:style-name="P26">eliot.fichiers.racine = '/tmp/eliot-root'</text:p>
      <text:p text:style-name="P26">eliot.fichiers.maxsize.mega = 10</text:p>
      <text:p text:style-name="P26"/>
      <text:p text:style-name="P28">// l'url des manuels utilisateurs par profil (fonction utilisateur)</text:p>
      <text:p text:style-name="P28">//</text:p>
      <text:p text:style-name="P26">eliot.manuels.documents.urlMap = [</text:p>
      <text:p text:style-name="P26">"${FonctionEnum.ENS.name()}": "/aide/webhelp/Manuel_Utilisateur_TDBase_Enseignant.pdf",</text:p>
      <text:p text:style-name="P26">"${FonctionEnum.DOC.name()}": "/aide/webhelp/Manuel_Utilisateur_TDBase_Enseignant.pdf",</text:p>
      <text:p text:style-name="P26">"${FonctionEnum.CTR.name()}": "/aide/webhelp/Manuel_Utilisateur_TDBase_Enseignant.pdf",</text:p>
      <text:p text:style-name="P26">"${FonctionEnum.DIR.name()}": "/aide/webhelp/Manuel_Utilisateur_TDBase_Enseignant.pdf",</text:p>
      <text:p text:style-name="P26">"${FonctionEnum.ELEVE.name()}": "/aide/webhelp/Manuel_Utilisateur_TDBase_Eleve.pdf",</text:p>
      <text:p text:style-name="P26">"${FonctionEnum.PERS_REL_ELEVE.name()}": "/aide/webhelp/Manuel_Utilisateur_TDBase_Parent.pdf"</text:p>
      <text:p text:style-name="P26">]</text:p>
      <text:p text:style-name="P26"/>
      <text:p text:style-name="P28">// l'url des fichiers d'aide en ligne par identifiant (item de question,...)</text:p>
      <text:p text:style-name="P28">//</text:p>
      <text:p text:style-name="P26">eliot.help.documents.urlMap = [</text:p>
      <text:p text:style-name="P26"><text:s text:c="8"/>"eliot.tdbase.item.${QuestionTypeEnum.Associate.name()}": "http://ticetime.github.com/eliot-tdbase/aide/webhelp/Manuel_Utilisateur_TDBase_Enseignant/content/index.html",</text:p>
      <text:p text:style-name="P26"><text:s text:c="8"/>"eliot.tdbase.item.${QuestionTypeEnum.BooleanMatch.name()}": "http://ticetime.github.com/eliot-tdbase/aide/webhelp/Manuel_Utilisateur_TDBase_Enseignant/content/index.html",</text:p>
      <text:p text:style-name="P26"><text:s text:c="8"/>"eliot.tdbase.item.${QuestionTypeEnum.Composite.name()}": "http://ticetime.github.com/eliot-tdbase/aide/webhelp/Manuel_Utilisateur_TDBase_Enseignant/content/index.html",</text:p>
      <text:p text:style-name="P26"><text:s text:c="8"/>"eliot.tdbase.item.${QuestionTypeEnum.Decimal.name()}": "http://ticetime.github.com/eliot-tdbase/aide/webhelp/Manuel_Utilisateur_TDBase_Enseignant/content/index.html",</text:p>
      <text:p text:style-name="P26"><text:s text:c="8"/>"eliot.tdbase.item.${QuestionTypeEnum.Document.name()}": "http://ticetime.github.com/eliot-tdbase/aide/webhelp/Manuel_Utilisateur_TDBase_Enseignant/content/index.html",</text:p>
      <text:p text:style-name="P26"><text:s text:c="8"/>"eliot.tdbase.item.${QuestionTypeEnum.ExclusiveChoice.name()}": "http://ticetime.github.com/eliot-tdbase/aide/webhelp/Manuel_Utilisateur_TDBase_Enseignant/content/index.html",</text:p>
      <text:p text:style-name="P26"><text:s text:c="8"/>"eliot.tdbase.item.${QuestionTypeEnum.FileUpload.name()}": "http://ticetime.github.com/eliot-tdbase/aide/webhelp/Manuel_Utilisateur_TDBase_Enseignant/content/index.html",</text:p>
      <text:p text:style-name="P26"><text:soft-page-break/><text:s text:c="8"/>"eliot.tdbase.item.${QuestionTypeEnum.FillGap.name()}": "http://ticetime.github.com/eliot-tdbase/aide/webhelp/Manuel_Utilisateur_TDBase_Enseignant/content/index.html",</text:p>
      <text:p text:style-name="P26"><text:s text:c="8"/>"eliot.tdbase.item.${QuestionTypeEnum.FillGraphics.name()}": "http://ticetime.github.com/eliot-tdbase/aide/webhelp/Manuel_Utilisateur_TDBase_Enseignant/content/index.html",</text:p>
      <text:p text:style-name="P26"><text:s text:c="8"/>"eliot.tdbase.item.${QuestionTypeEnum.GraphicMatch.name()}": "http://ticetime.github.com/eliot-tdbase/aide/webhelp/Manuel_Utilisateur_TDBase_Enseignant/content/index.html",</text:p>
      <text:p text:style-name="P26"><text:s text:c="8"/>"eliot.tdbase.item.${QuestionTypeEnum.Integer.name()}": "http://ticetime.github.com/eliot-tdbase/aide/webhelp/Manuel_Utilisateur_TDBase_Enseignant/content/index.html",</text:p>
      <text:p text:style-name="P26"><text:s text:c="8"/>"eliot.tdbase.item.${QuestionTypeEnum.MultipleChoice.name()}": "http://ticetime.github.com/eliot-tdbase/aide/webhelp/Manuel_Utilisateur_TDBase_Enseignant/content/index.html",</text:p>
      <text:p text:style-name="P26"><text:s text:c="8"/>"eliot.tdbase.item.${QuestionTypeEnum.Open.name()}": "http://ticetime.github.com/eliot-tdbase/aide/webhelp/Manuel_Utilisateur_TDBase_Enseignant/content/index.html",</text:p>
      <text:p text:style-name="P26"><text:s text:c="8"/>"eliot.tdbase.item.${QuestionTypeEnum.Order.name()}": "http://ticetime.github.com/eliot-tdbase/aide/webhelp/Manuel_Utilisateur_TDBase_Enseignant/content/index.html",</text:p>
      <text:p text:style-name="P26"><text:s text:c="8"/>"eliot.tdbase.item.${QuestionTypeEnum.Slider.name()}": "http://ticetime.github.com/eliot-tdbase/aide/webhelp/Manuel_Utilisateur_TDBase_Enseignant/content/index.html",</text:p>
      <text:p text:style-name="P26"><text:s text:c="8"/>"eliot.tdbase.item.${QuestionTypeEnum.Statement.name()}": "http://ticetime.github.com/eliot-tdbase/aide/webhelp/Manuel_Utilisateur_TDBase_Enseignant/content/index.html",</text:p>
      <text:p text:style-name="P26"><text:s text:c="8"/>"eliot.tdbase.introduction": "http://ticetime.github.com/eliot-tdbase/aide/webhelp/Manuel_Utilisateur_TDBase_Enseignant/content/index.html"]</text:p>
      <text:p text:style-name="P26"/>
      <text:p text:style-name="P28">// les dimensions du div « container » de l'application à prendre en compte si nécessaire</text:p>
      <text:p text:style-name="P26">eliot.pages.container.forceDimensions = true</text:p>
      <text:p text:style-name="P28">// hauteur en pixel : ne s'applique que si forceDimensions est à true</text:p>
      <text:p text:style-name="P26">eliot.pages.container.height = 600</text:p>
      <text:p text:style-name="P28">// largeur en pixel : ne s'applique que si forceDimensions est à true</text:p>
      <text:p text:style-name="P26">eliot.pages.container.width = 931</text:p>
      <text:p text:style-name="P26"/>
      <text:p text:style-name="P28">// configuration des liens du menu portail et des annonces portail</text:p>
      <text:p text:style-name="P28">//</text:p>
      <text:p text:style-name="P26">eliot.portail.menu.affichage = true</text:p>
      <text:p text:style-name="P26">eliot.portail.menu.liens = [</text:p>
      <text:p text:style-name="P26"><text:s text:c="8"/>[</text:p>
      <text:p text:style-name="P26"><text:s text:c="16"/>url: "http://wwww.ticetime.com",</text:p>
      <text:p text:style-name="P26"><text:s text:c="16"/>libelle: "ticetime"</text:p>
      <text:p text:style-name="P26"><text:s text:c="8"/>],</text:p>
      <text:p text:style-name="P26"><text:s text:c="8"/>[</text:p>
      <text:p text:style-name="P26"><text:s text:c="16"/>url: "https://github.com/ticetime/eliot-tdbase/wiki",</text:p>
      <text:p text:style-name="P26"><text:s text:c="16"/>libelle: "eliot-tdbase sur Github"</text:p>
      <text:p text:style-name="P26"><text:s text:c="8"/>]</text:p>
      <text:p text:style-name="P26">]</text:p>
      <text:p text:style-name="P26">eliot.portail.news = [</text:p>
      <text:p text:style-name="P26"><text:s text:c="12"/>"Environnement DEMO",</text:p>
      <text:p text:style-name="P26"><text:s text:c="12"/>"Le projet est disponible sur &lt;a href=\"https://github.com/ticetime/eliot-tdbase/wiki\" target=\"_blank\"&gt;Github&lt;/a&gt; !",</text:p>
      <text:p text:style-name="P26"><text:s text:c="12"/>"Login / mot de passe enseignant : ens1 / ens1",</text:p>
      <text:p text:style-name="P26"><text:s text:c="12"/>"Login / mot de passe eleve 1 : elv1 / elv1",</text:p>
      <text:p text:style-name="P26"><text:s text:c="12"/>"Login / mot de passe eleve 2 : elv2 / elv2",</text:p>
      <text:p text:style-name="P26"><text:s text:c="12"/>"Login / mot de passe parent 1 : resp1 / resp1"</text:p>
      <text:p text:style-name="P26">]</text:p>
      <text:p text:style-name="P26"/>
      <text:p text:style-name="P28">// data source</text:p>
      <text:p text:style-name="P26">dataSource {</text:p>
      <text:p text:style-name="P26"><text:s text:c="2"/>pooled = false</text:p>
      <text:p text:style-name="P26"><text:s text:c="2"/>driverClassName = "org.postgresql.Driver"</text:p>
      <text:p text:style-name="P26"><text:s text:c="2"/>url = "jdbc:postgresql://localhost:5432/eliot-tdbase"</text:p>
      <text:p text:style-name="P26"><text:s text:c="2"/>username = "eliot"</text:p>
      <text:p text:style-name="P26"><text:s text:c="2"/>password = "eliot"</text:p>
      <text:p text:style-name="P26"><text:s text:c="2"/>logSql = false</text:p>
      <text:p text:style-name="P26">}</text:p>
      <text:p text:style-name="Texte_20_Fyla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Arial" fo:font-size="12pt" fo:language="fr" fo:country="FR" style:font-name-asian="Bitstream Vera Sans"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Lucida Sans"/>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text-properties fo:color="#000080"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paragraph-properties style:page-number="auto" fo:break-before="page"/>
      <style:text-properties fo:color="#000080" style:font-name="Lucid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000080" style:font-name="Lucida Sans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color="#000080" style:font-name="Lucid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100%" fo:margin-left="1.499cm" fo:margin-right="0cm" fo:margin-top="0cm" fo:margin-bottom="0cm" fo:text-indent="0cm" style:auto-text-indent="false"/>
      <style:text-properties fo:color="#000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0000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6.999cm" style:type="right" style:leader-style="dotted" style:leader-text="."/>
        </style:tab-stops>
        <style:background-image/>
      </style:paragraph-properties>
      <style:text-properties fo:color="#00000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fo:background-color="transparent">
        <style:tab-stops>
          <style:tab-stop style:position="16.499cm" style:type="right" style:leader-style="dotted" style:leader-text="."/>
        </style:tab-stops>
        <style:background-image/>
      </style:paragraph-properties>
      <style:text-properties fo:color="#000000"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fo:background-color="transparent">
        <style:tab-stops>
          <style:tab-stop style:position="16cm" style:type="right" style:leader-style="dotted" style:leader-text="."/>
        </style:tab-stops>
        <style:background-image/>
      </style:paragraph-properties>
      <style:text-properties fo:color="#000000"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text-properties fo:color="#000000" fo:font-size="10pt"/>
    </style:style>
    <style:style style:name="Texte_20_Fylab" style:display-name="Texte Fylab" style:family="paragraph" style:master-page-name="">
      <style:paragraph-properties fo:margin-top="0cm" fo:margin-bottom="0.199cm" fo:text-align="justify" style:justify-single-word="false" fo:orphans="2" fo:widows="2" style:page-number="auto"/>
      <style:text-properties fo:color="#000000" style:font-name="Lucida Sans" fo:font-size="10.5pt"/>
    </style:style>
    <style:style style:name="Garde_20_Fylab" style:display-name="Garde Fylab" style:family="paragraph" style:parent-style-name="Texte_20_Fylab">
      <style:paragraph-properties fo:margin-top="0cm" fo:margin-bottom="0cm"/>
      <style:text-properties fo:color="#000000" style:font-name="Arial1" fo:font-size="10pt"/>
    </style:style>
    <style:style style:name="Garde_20_Sous-Titre" style:display-name="Garde Sous-Titre" style:family="paragraph" style:parent-style-name="Garde_20_Fylab" style:next-style-name="Garde_20_Fylab" style:auto-update="true" style:master-page-name="">
      <style:paragraph-properties fo:margin-top="0cm" fo:margin-bottom="3cm" fo:text-align="start" style:justify-single-word="false" fo:orphans="0" fo:widows="0" style:page-number="auto"/>
      <style:text-properties fo:font-size="11pt" fo:font-style="italic"/>
    </style:style>
    <style:style style:name="Garde_20_Titre" style:display-name="Garde Titre" style:family="paragraph" style:parent-style-name="Garde_20_Fylab" style:next-style-name="Garde_20_Sous-Titre" style:master-page-name="">
      <style:paragraph-properties fo:margin-top="7.999cm" fo:margin-bottom="0.4cm" fo:text-align="start" style:justify-single-word="false" fo:orphans="0" fo:widows="0" style:page-number="auto" fo:padding="0cm" fo:border-left="none" fo:border-right="none" fo:border-top="none" fo:border-bottom="0.002cm solid #000000" style:shadow="none"/>
      <style:text-properties fo:font-size="18pt"/>
    </style:style>
    <style:style style:name="Puce" style:family="paragraph" style:parent-style-name="Texte_20_Fylab" style:list-style-name="Puces_20_Doc" style:master-page-name="">
      <style:paragraph-properties fo:margin="100%" fo:margin-left="0cm" fo:margin-right="0cm" fo:margin-top="0cm" fo:margin-bottom="0cm" fo:text-indent="0cm" style:auto-text-indent="false" style:page-number="auto">
        <style:tab-stops>
          <style:tab-stop style:position="0cm"/>
        </style:tab-stops>
      </style:paragraph-properties>
    </style:style>
    <style:style style:name="Titre_20_F1" style:display-name="Titre F1" style:family="paragraph" style:parent-style-name="Titre_20_F" style:next-style-name="Texte_20_Fylab" style:default-outline-level="1" style:master-page-name="">
      <style:paragraph-properties fo:margin-top="0.4cm" fo:margin-bottom="0.199cm" style:page-number="auto" fo:break-before="page"/>
      <style:text-properties fo:color="#000000" style:font-name="Lucida Sans3" fo:font-size="16pt" fo:font-weight="bold" style:font-weight-asian="bold" style:font-weight-complex="bold"/>
    </style:style>
    <style:style style:name="Titre_20_F" style:display-name="Titre F" style:family="paragraph" style:next-style-name="Texte_20_Fylab" style:master-page-name="">
      <style:paragraph-properties fo:margin-top="0.6cm" fo:margin-bottom="0.4cm" style:page-number="auto" fo:keep-with-next="always"/>
      <style:text-properties fo:color="#000000" style:font-name="Lucida Sans" fo:font-size="14pt" fo:font-weight="normal" style:font-weight-asian="bold" style:font-weight-complex="bold"/>
    </style:style>
    <style:style style:name="Titre_20_F2" style:display-name="Titre F2" style:family="paragraph" style:parent-style-name="Titre_20_F" style:next-style-name="Texte_20_Fylab" style:default-outline-level="2" style:master-page-name="">
      <style:paragraph-properties style:page-number="auto"/>
      <style:text-properties fo:font-weight="bold" style:font-weight-asian="bold" style:font-weight-complex="bold"/>
    </style:style>
    <style:style style:name="Titre_20_F3" style:display-name="Titre F3" style:family="paragraph" style:parent-style-name="Titre_20_F" style:next-style-name="Texte_20_Fylab" style:default-outline-level="3" style:master-page-name="">
      <style:paragraph-properties style:page-number="auto"/>
      <style:text-properties fo:font-size="12pt" fo:font-weight="bold" style:font-weight-asian="bold" style:font-weight-complex="bold"/>
    </style:style>
    <style:style style:name="Titre_20_F4" style:display-name="Titre F4" style:family="paragraph" style:parent-style-name="Titre_20_F" style:next-style-name="Texte_20_Fylab" style:default-outline-level="4">
      <style:text-properties fo:font-size="10.5pt" fo:font-style="italic" fo:font-weight="bold" style:font-weight-asian="bold" style:font-weight-complex="bold"/>
    </style:style>
    <style:style style:name="Warning" style:family="paragraph" style:parent-style-name="Texte_20_Fylab" style:next-style-name="Texte_20_Fylab" style:list-style-name="Warn" style:master-page-name="">
      <style:paragraph-properties fo:margin-top="0.4cm" fo:margin-bottom="0.4cm" style:page-number="auto"/>
      <style:text-properties fo:font-size="10.5pt"/>
    </style:style>
    <style:style style:name="Code" style:family="paragraph" style:parent-style-name="Standard">
      <style:paragraph-properties fo:margin="100%" fo:margin-left="1.3cm" fo:margin-right="0cm" fo:margin-top="0cm" fo:margin-bottom="0cm" fo:text-indent="0cm" style:auto-text-indent="false" style:text-autospace="none"/>
      <style:text-properties style:use-window-font-color="true" style:font-name="Courier New" fo:font-size="11pt" style:font-size-asian="10pt" style:font-size-complex="10pt"/>
    </style:style>
    <style:style style:name="Cite" style:family="paragraph" style:parent-style-name="Texte_20_Fylab">
      <style:paragraph-properties fo:margin="100%" fo:margin-left="1cm" fo:margin-right="0cm" fo:margin-top="0cm" fo:margin-bottom="0cm" fo:text-indent="0cm" style:auto-text-indent="false"/>
      <style:text-properties fo:font-size="10.5pt" fo:font-style="italic"/>
    </style:style>
    <style:style style:name="Paragraphe" style:family="paragraph" style:parent-style-name="Standard" style:master-page-name="">
      <style:paragraph-properties fo:margin-top="0cm" fo:margin-bottom="0.199cm" fo:text-align="justify" style:justify-single-word="false" fo:orphans="2" fo:widows="2" style:page-number="auto"/>
      <style:text-properties fo:font-size="10pt"/>
    </style:style>
    <style:style style:name="Cellule" style:family="paragraph" style:parent-style-name="Paragraphe" style:class="extra">
      <style:paragraph-properties fo:margin-top="0.101cm" fo:margin-bottom="0.101cm"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des" style:family="text">
      <style:text-properties fo:color="#000080" style:font-name="Courier New1" fo:font-size="11pt"/>
    </style:style>
    <style:style style:name="Lien_20_Fylab" style:display-name="Lien Fylab" style:family="text" style:parent-style-name="Base_20_Fylab">
      <style:text-properties fo:color="#000000" style:font-name="Lucida Sans" fo:font-size="10.5pt" style:text-underline-style="solid" style:text-underline-width="auto" style:text-underline-color="font-color"/>
    </style:style>
    <style:style style:name="Base_20_Fylab" style:display-name="Base Fylab" style:family="text">
      <style:text-properties fo:color="#000080" style:font-name="Lucida Sans" fo:font-size="10.5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style:num-format="1" text:display-levels="2">
        <style:list-level-properties text:space-before="0.499cm" text:min-label-distance="0.101cm"/>
      </text:outline-level-style>
      <text:outline-level-style text:level="3" style:num-suffix="-" style:num-format="1" text:display-levels="3">
        <style:list-level-properties text:space-before="1cm" text:min-label-distance="0.101cm"/>
      </text:outline-level-style>
      <text:outline-level-style text:level="4" style:num-suffix="-" style:num-format="1" text:display-levels="4">
        <style:list-level-properties text:space-before="1.499cm" text:min-label-distance="0.101cm"/>
      </text:outline-level-style>
      <text:outline-level-style text:level="5" style:num-format="i">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Puces_20_Doc" style:display-name="Puces Doc" text:consecutive-numbering="true">
      <text:list-level-style-bullet text:level="1" text:bullet-char="">
        <style:list-level-properties text:min-label-width="0.6cm"/>
        <style:text-properties style:font-name="Wingdings"/>
      </text:list-level-style-bullet>
      <text:list-level-style-bullet text:level="2" text:bullet-char="">
        <style:list-level-properties text:space-before="0.6cm" text:min-label-width="0.499cm"/>
        <style:text-properties style:font-name="Wingdings1"/>
      </text:list-level-style-bullet>
      <text:list-level-style-bullet text:level="3" text:bullet-char="">
        <style:list-level-properties text:space-before="1.101cm" text:min-label-width="0.499cm"/>
        <style:text-properties style:font-name="Wingdings1"/>
      </text:list-level-style-bullet>
      <text:list-level-style-bullet text:level="4" text:bullet-char="">
        <style:list-level-properties text:space-before="1.6cm" text:min-label-width="0.499cm"/>
        <style:text-properties style:font-name="Symbol"/>
      </text:list-level-style-bullet>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arn">
      <text:list-level-style-bullet text:level="1" text:bullet-char="⇨">
        <style:list-level-properties text:space-before="0.635cm" text:min-label-width="0.635cm"/>
        <style:text-properties style:font-name="OpenSymbol1"/>
      </text:list-level-style-bullet>
      <text:list-level-style-bullet text:level="2" text:bullet-char="❢">
        <style:list-level-properties text:space-before="0.641cm" text:min-label-width="0.64cm"/>
        <style:text-properties style:font-name="OpenSymbol1"/>
      </text:list-level-style-bullet>
      <text:list-level-style-bullet text:level="3" text:bullet-char="➲">
        <style:list-level-properties text:space-before="0.64cm" text:min-label-width="0.635cm"/>
        <style:text-properties style:font-name="OpenSymbol1"/>
      </text:list-level-style-bullet>
      <text:list-level-style-bullet text:level="4" text:bullet-char="☑">
        <style:list-level-properties text:space-before="0.64cm" text:min-label-width="0.635cm"/>
        <style:text-properties style:font-name="OpenSymbol1"/>
      </text:list-level-style-bullet>
      <text:list-level-style-bullet text:level="5" text:bullet-char="☒">
        <style:list-level-properties text:space-before="0.64cm" text:min-label-width="0.635cm"/>
        <style:text-properties style:font-name="OpenSymbol1"/>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color="#000000" fo:font-size="8pt" style:font-size-asian="8pt" style:font-size-complex="8pt"/>
    </style:style>
    <style:style style:name="MP2" style:family="paragraph" style:parent-style-name="Footer">
      <style:paragraph-properties fo:text-align="center" style:justify-single-word="false"/>
      <style:text-properties fo:color="#000000" fo:font-size="8pt" style:font-size-asian="8pt" style:font-size-complex="8pt"/>
    </style:style>
    <style:style style:name="MT1" style:family="text">
      <style:text-properties style:font-name="Bitstream Vera San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number:date-style style:name="N106">
      <number:year number:style="long"/>
    </number:date-style>
  </office:automatic-styles>
  <office:master-styles>
    <style:master-page style:name="Standard" style:page-layout-name="Mpm1">
      <style:header>
        <text:p text:style-name="MP1"><text:subject>Éliot-tdbase</text:subject> - <text:title>Dossier Architecture Technique</text:title></text:p>
      </style:header>
      <style:footer>
        <text:p text:style-name="MP2"><text:span text:style-name="MT1">© Ticetime </text:span><text:span text:style-name="MT1"><text:date style:data-style-name="N106" text:date-value="2013-09-06T15:51:09.99">2013</text:date></text:span><text:span text:style-name="MT1"> – Toute reproduction, même partielle, est interdite<text:tab/></text:span><text:span text:style-name="MT1"><text:page-number text:select-page="current">39</text:page-number></text:span></text:p>
      </style:footer>
    </style:master-page>
    <style:master-page style:name="First_20_Page" style:display-name="First Page" style:page-layout-name="Mpm2" style:next-style-name="Standard">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1-11-02T13:19:54</meta:creation-date>
    <dc:language>fr-FR</dc:language>
    <meta:editing-cycles>441</meta:editing-cycles>
    <meta:editing-duration>P4DT15H21M30S</meta:editing-duration>
    <dc:subject>Éliot-tdbase</dc:subject>
    <dc:title>Dossier Architecture Technique</dc:title>
    <meta:initial-creator>Franck Silvestre</meta:initial-creator>
    <dc:date>2013-09-06T15:51:10</dc:date>
    <meta:document-statistic meta:table-count="5" meta:image-count="13" meta:object-count="0" meta:page-count="39" meta:paragraph-count="1072" meta:word-count="8936" meta:character-count="71553"/>
    <meta:user-defined meta:name="Info 1"/>
    <meta:user-defined meta:name="Info 2"/>
    <meta:user-defined meta:name="Info 3"/>
    <meta:user-defined meta:name="Info 4"/>
  </office:meta>
</office:document-meta>
</file>